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9e" officeooo:paragraph-rsid="0014239e"/>
    </style:style>
    <style:style style:name="P2" style:family="paragraph" style:parent-style-name="Standard">
      <style:text-properties officeooo:rsid="001474b4" officeooo:paragraph-rsid="001474b4"/>
    </style:style>
    <style:style style:name="P3" style:family="paragraph" style:parent-style-name="Standard">
      <style:text-properties officeooo:rsid="00166f5e" officeooo:paragraph-rsid="00166f5e"/>
    </style:style>
    <style:style style:name="P4" style:family="paragraph" style:parent-style-name="Standard">
      <style:text-properties officeooo:rsid="0016fbb8" officeooo:paragraph-rsid="0016fbb8"/>
    </style:style>
    <style:style style:name="P5" style:family="paragraph" style:parent-style-name="Standard">
      <style:text-properties officeooo:rsid="0016fbb8" officeooo:paragraph-rsid="0017030c"/>
    </style:style>
    <style:style style:name="P6" style:family="paragraph" style:parent-style-name="Standard">
      <style:text-properties officeooo:rsid="0016fbb8" officeooo:paragraph-rsid="0017a76c"/>
    </style:style>
    <style:style style:name="P7" style:family="paragraph" style:parent-style-name="Standard">
      <style:text-properties officeooo:rsid="0017a76c" officeooo:paragraph-rsid="0017a76c"/>
    </style:style>
    <style:style style:name="P8" style:family="paragraph" style:parent-style-name="Standard">
      <style:text-properties officeooo:rsid="001d4029" officeooo:paragraph-rsid="001d4029"/>
    </style:style>
    <style:style style:name="P9" style:family="paragraph" style:parent-style-name="Standard">
      <style:text-properties officeooo:rsid="001d46c6" officeooo:paragraph-rsid="001d46c6"/>
    </style:style>
    <style:style style:name="P10" style:family="paragraph" style:parent-style-name="Standard">
      <style:text-properties officeooo:rsid="001f2d3f" officeooo:paragraph-rsid="001f2d3f"/>
    </style:style>
    <style:style style:name="P11" style:family="paragraph" style:parent-style-name="Standard">
      <style:text-properties officeooo:rsid="001fa24c" officeooo:paragraph-rsid="001fa24c"/>
    </style:style>
    <style:style style:name="P12" style:family="paragraph" style:parent-style-name="Standard">
      <style:text-properties officeooo:rsid="00204884" officeooo:paragraph-rsid="00204884"/>
    </style:style>
    <style:style style:name="P13" style:family="paragraph" style:parent-style-name="Standard">
      <style:text-properties officeooo:rsid="002095a3" officeooo:paragraph-rsid="002095a3"/>
    </style:style>
    <style:style style:name="P14" style:family="paragraph" style:parent-style-name="Standard">
      <style:text-properties officeooo:rsid="00213b01" officeooo:paragraph-rsid="00213b01"/>
    </style:style>
    <style:style style:name="P15" style:family="paragraph" style:parent-style-name="Standard">
      <style:text-properties fo:font-weight="bold" officeooo:rsid="00213b01" officeooo:paragraph-rsid="00213b01" style:font-weight-asian="bold" style:font-weight-complex="bold"/>
    </style:style>
    <style:style style:name="P16" style:family="paragraph" style:parent-style-name="Standard">
      <style:text-properties fo:font-weight="bold" officeooo:rsid="001d46c6" officeooo:paragraph-rsid="001d46c6" style:font-weight-asian="bold" style:font-weight-complex="bold"/>
    </style:style>
    <style:style style:name="P17" style:family="paragraph" style:parent-style-name="Standard">
      <style:text-properties fo:font-weight="bold" officeooo:rsid="0017a76c" officeooo:paragraph-rsid="0017a76c" style:font-weight-asian="bold" style:font-weight-complex="bold"/>
    </style:style>
    <style:style style:name="P18" style:family="paragraph" style:parent-style-name="Standard">
      <style:text-properties fo:font-weight="bold" officeooo:rsid="0022392e" officeooo:paragraph-rsid="0022392e" style:font-weight-asian="bold" style:font-weight-complex="bold"/>
    </style:style>
    <style:style style:name="P19" style:family="paragraph" style:parent-style-name="Standard">
      <style:text-properties officeooo:rsid="0022392e" officeooo:paragraph-rsid="0022392e"/>
    </style:style>
    <style:style style:name="P20" style:family="paragraph" style:parent-style-name="Standard">
      <style:text-properties officeooo:rsid="00239429" officeooo:paragraph-rsid="00239429"/>
    </style:style>
    <style:style style:name="P21" style:family="paragraph" style:parent-style-name="Standard">
      <style:text-properties officeooo:paragraph-rsid="00239429"/>
    </style:style>
    <style:style style:name="P22" style:family="paragraph" style:parent-style-name="Standard">
      <style:text-properties officeooo:rsid="0024b088" officeooo:paragraph-rsid="0024b088"/>
    </style:style>
    <style:style style:name="P23" style:family="paragraph" style:parent-style-name="Standard">
      <style:text-properties officeooo:rsid="00256c1a" officeooo:paragraph-rsid="00256c1a"/>
    </style:style>
    <style:style style:name="P24" style:family="paragraph" style:parent-style-name="Standard">
      <style:text-properties officeooo:paragraph-rsid="00256c1a"/>
    </style:style>
    <style:style style:name="P25" style:family="paragraph" style:parent-style-name="Standard">
      <style:text-properties officeooo:rsid="00276d62" officeooo:paragraph-rsid="00276d62"/>
    </style:style>
    <style:style style:name="P26" style:family="paragraph" style:parent-style-name="Standard">
      <style:text-properties fo:font-size="12pt" officeooo:rsid="00276d62" officeooo:paragraph-rsid="0027aee5" style:font-size-asian="12pt" style:font-size-complex="12pt"/>
    </style:style>
    <style:style style:name="P27" style:family="paragraph" style:parent-style-name="Standard">
      <style:text-properties officeooo:rsid="002e5eb7" officeooo:paragraph-rsid="002e5eb7"/>
    </style:style>
    <style:style style:name="P28" style:family="paragraph" style:parent-style-name="Standard">
      <style:text-properties officeooo:rsid="002ff14a" officeooo:paragraph-rsid="002ff14a"/>
    </style:style>
    <style:style style:name="P29" style:family="paragraph" style:parent-style-name="Standard">
      <style:text-properties fo:language="pl" fo:country="PL" officeooo:rsid="00309a08" officeooo:paragraph-rsid="00309a08"/>
    </style:style>
    <style:style style:name="P30" style:family="paragraph" style:parent-style-name="Standard">
      <style:text-properties fo:language="pl" fo:country="PL" officeooo:rsid="00316a89" officeooo:paragraph-rsid="00316a89"/>
    </style:style>
    <style:style style:name="P31" style:family="paragraph" style:parent-style-name="Standard">
      <style:text-properties fo:language="pl" fo:country="PL" officeooo:rsid="00320b61" officeooo:paragraph-rsid="00320b61"/>
    </style:style>
    <style:style style:name="P32" style:family="paragraph" style:parent-style-name="Standard">
      <style:text-properties fo:language="pl" fo:country="PL" officeooo:rsid="00320b61" officeooo:paragraph-rsid="0033f21a"/>
    </style:style>
    <style:style style:name="P33" style:family="paragraph" style:parent-style-name="Standard">
      <style:text-properties fo:language="pl" fo:country="PL" officeooo:rsid="00320b61" officeooo:paragraph-rsid="00368cb7"/>
    </style:style>
    <style:style style:name="P34" style:family="paragraph" style:parent-style-name="Standard">
      <style:text-properties fo:language="pl" fo:country="PL" officeooo:rsid="0033f21a" officeooo:paragraph-rsid="00320b61"/>
    </style:style>
    <style:style style:name="P35" style:family="paragraph" style:parent-style-name="Standard">
      <style:text-properties fo:language="pl" fo:country="PL" officeooo:rsid="0033f21a" officeooo:paragraph-rsid="0033f21a"/>
    </style:style>
    <style:style style:name="P36" style:family="paragraph" style:parent-style-name="Standard">
      <style:text-properties fo:language="pl" fo:country="PL" officeooo:rsid="0033f21a" officeooo:paragraph-rsid="00368cb7"/>
    </style:style>
    <style:style style:name="P37" style:family="paragraph" style:parent-style-name="Standard">
      <style:text-properties fo:language="pl" fo:country="PL" officeooo:rsid="0034ac97" officeooo:paragraph-rsid="0034ac97"/>
    </style:style>
    <style:style style:name="P38" style:family="paragraph" style:parent-style-name="Standard">
      <style:text-properties fo:language="pl" fo:country="PL" officeooo:rsid="0036ab21" officeooo:paragraph-rsid="0036ab21"/>
    </style:style>
    <style:style style:name="P39" style:family="paragraph" style:parent-style-name="Standard">
      <style:text-properties fo:language="pl" fo:country="PL" officeooo:rsid="0036ab21" officeooo:paragraph-rsid="0038120d"/>
    </style:style>
    <style:style style:name="P40" style:family="paragraph" style:parent-style-name="Standard">
      <style:text-properties fo:language="pl" fo:country="PL" officeooo:rsid="0038120d" officeooo:paragraph-rsid="0038120d"/>
    </style:style>
    <style:style style:name="P41" style:family="paragraph" style:parent-style-name="Standard">
      <style:text-properties fo:language="pl" fo:country="PL" officeooo:rsid="00382916" officeooo:paragraph-rsid="00382916"/>
    </style:style>
    <style:style style:name="P42" style:family="paragraph" style:parent-style-name="Standard">
      <style:text-properties fo:language="pl" fo:country="PL" officeooo:rsid="0039abb3" officeooo:paragraph-rsid="0039abb3"/>
    </style:style>
    <style:style style:name="P43" style:family="paragraph" style:parent-style-name="Standard">
      <style:text-properties fo:language="pl" fo:country="PL" officeooo:rsid="003b891f" officeooo:paragraph-rsid="003b891f"/>
    </style:style>
    <style:style style:name="P44" style:family="paragraph" style:parent-style-name="Standard">
      <style:text-properties fo:language="pl" fo:country="PL" officeooo:rsid="003d268a" officeooo:paragraph-rsid="003d268a"/>
    </style:style>
    <style:style style:name="P45" style:family="paragraph" style:parent-style-name="Standard">
      <style:text-properties fo:language="pl" fo:country="PL" officeooo:rsid="003e4576" officeooo:paragraph-rsid="003e4576"/>
    </style:style>
    <style:style style:name="P46" style:family="paragraph" style:parent-style-name="Standard">
      <style:text-properties fo:language="pl" fo:country="PL" fo:font-weight="bold" officeooo:rsid="003e4576" officeooo:paragraph-rsid="003e4576" style:font-weight-asian="bold" style:font-weight-complex="bold"/>
    </style:style>
    <style:style style:name="P47" style:family="paragraph" style:parent-style-name="Standard">
      <style:text-properties fo:language="pl" fo:country="PL" fo:font-weight="bold" officeooo:rsid="004d23ad" officeooo:paragraph-rsid="004d23ad" style:font-weight-asian="bold" style:font-weight-complex="bold"/>
    </style:style>
    <style:style style:name="P48" style:family="paragraph" style:parent-style-name="Standard">
      <style:text-properties fo:language="pl" fo:country="PL" fo:font-weight="bold" officeooo:rsid="004fc652" officeooo:paragraph-rsid="004fc652" style:font-weight-asian="bold" style:font-weight-complex="bold"/>
    </style:style>
    <style:style style:name="P49" style:family="paragraph" style:parent-style-name="Standard">
      <style:text-properties fo:language="pl" fo:country="PL" fo:font-weight="bold" officeooo:rsid="0050ed09" officeooo:paragraph-rsid="0050ed09" style:font-weight-asian="bold" style:font-weight-complex="bold"/>
    </style:style>
    <style:style style:name="P50" style:family="paragraph" style:parent-style-name="Standard">
      <style:text-properties fo:language="pl" fo:country="PL" officeooo:rsid="003f4c82" officeooo:paragraph-rsid="003f4c82"/>
    </style:style>
    <style:style style:name="P51" style:family="paragraph" style:parent-style-name="Standard">
      <style:text-properties fo:language="pl" fo:country="PL" officeooo:rsid="0040cf8e" officeooo:paragraph-rsid="0040cf8e"/>
    </style:style>
    <style:style style:name="P52" style:family="paragraph" style:parent-style-name="Standard">
      <style:text-properties fo:language="pl" fo:country="PL" officeooo:rsid="00415cf3" officeooo:paragraph-rsid="00415cf3"/>
    </style:style>
    <style:style style:name="P53" style:family="paragraph" style:parent-style-name="Standard">
      <style:text-properties fo:language="pl" fo:country="PL" officeooo:rsid="004295f5" officeooo:paragraph-rsid="004295f5"/>
    </style:style>
    <style:style style:name="P54" style:family="paragraph" style:parent-style-name="Standard">
      <style:text-properties fo:language="pl" fo:country="PL" officeooo:rsid="0042fa92" officeooo:paragraph-rsid="0042fa92"/>
    </style:style>
    <style:style style:name="P55" style:family="paragraph" style:parent-style-name="Standard">
      <style:text-properties fo:language="pl" fo:country="PL" officeooo:rsid="0043ab56" officeooo:paragraph-rsid="0043ab56"/>
    </style:style>
    <style:style style:name="P56" style:family="paragraph" style:parent-style-name="Standard">
      <style:text-properties fo:language="pl" fo:country="PL" officeooo:rsid="00455d2b" officeooo:paragraph-rsid="00455d2b"/>
    </style:style>
    <style:style style:name="P57" style:family="paragraph" style:parent-style-name="Standard">
      <style:text-properties fo:language="pl" fo:country="PL" officeooo:rsid="00474aef" officeooo:paragraph-rsid="00474aef"/>
    </style:style>
    <style:style style:name="P58" style:family="paragraph" style:parent-style-name="Standard">
      <style:text-properties fo:language="pl" fo:country="PL" officeooo:rsid="004752ff" officeooo:paragraph-rsid="004752ff"/>
    </style:style>
    <style:style style:name="P59" style:family="paragraph" style:parent-style-name="Standard">
      <style:text-properties fo:language="pl" fo:country="PL" officeooo:rsid="004870e5" officeooo:paragraph-rsid="004870e5"/>
    </style:style>
    <style:style style:name="P60" style:family="paragraph" style:parent-style-name="Standard">
      <style:text-properties fo:language="pl" fo:country="PL" officeooo:rsid="004a22c1" officeooo:paragraph-rsid="004a22c1"/>
    </style:style>
    <style:style style:name="P61" style:family="paragraph" style:parent-style-name="Standard">
      <style:text-properties fo:language="pl" fo:country="PL" officeooo:rsid="004bf43a" officeooo:paragraph-rsid="004bf43a"/>
    </style:style>
    <style:style style:name="P62" style:family="paragraph" style:parent-style-name="Standard">
      <style:text-properties fo:language="pl" fo:country="PL" officeooo:rsid="004d23ad" officeooo:paragraph-rsid="004d23ad"/>
    </style:style>
    <style:style style:name="P63" style:family="paragraph" style:parent-style-name="Standard">
      <style:text-properties fo:language="pl" fo:country="PL" officeooo:rsid="004ecf7d" officeooo:paragraph-rsid="004ecf7d"/>
    </style:style>
    <style:style style:name="P64" style:family="paragraph" style:parent-style-name="Standard">
      <style:text-properties fo:language="pl" fo:country="PL" officeooo:rsid="004fc652" officeooo:paragraph-rsid="004fc652"/>
    </style:style>
    <style:style style:name="P65" style:family="paragraph" style:parent-style-name="Standard">
      <style:text-properties fo:language="pl" fo:country="PL" fo:font-weight="normal" officeooo:rsid="004fc652" officeooo:paragraph-rsid="004fc652" style:font-weight-asian="normal" style:font-weight-complex="normal"/>
    </style:style>
    <style:style style:name="P66" style:family="paragraph" style:parent-style-name="Standard">
      <style:text-properties fo:language="pl" fo:country="PL" fo:font-weight="normal" officeooo:rsid="0050a041" officeooo:paragraph-rsid="0050a041" style:font-weight-asian="normal" style:font-weight-complex="normal"/>
    </style:style>
    <style:style style:name="P67" style:family="paragraph" style:parent-style-name="Standard">
      <style:text-properties fo:language="pl" fo:country="PL" fo:font-weight="normal" officeooo:rsid="0050ed09" officeooo:paragraph-rsid="0050ed09" style:font-weight-asian="normal" style:font-weight-complex="normal"/>
    </style:style>
    <style:style style:name="P68" style:family="paragraph" style:parent-style-name="Standard">
      <style:text-properties fo:language="pl" fo:country="PL" fo:font-weight="normal" officeooo:rsid="0052d27e" officeooo:paragraph-rsid="0052d27e" style:font-weight-asian="normal" style:font-weight-complex="normal"/>
    </style:style>
    <style:style style:name="P69" style:family="paragraph" style:parent-style-name="Standard">
      <style:text-properties fo:language="pl" fo:country="PL" fo:font-weight="normal" officeooo:rsid="00543587" officeooo:paragraph-rsid="00543587" style:font-weight-asian="normal" style:font-weight-complex="normal"/>
    </style:style>
    <style:style style:name="P70" style:family="paragraph" style:parent-style-name="Standard">
      <style:text-properties fo:language="pl" fo:country="PL" fo:font-weight="normal" officeooo:rsid="005572ad" officeooo:paragraph-rsid="005572ad" style:font-weight-asian="normal" style:font-weight-complex="normal"/>
    </style:style>
    <style:style style:name="P71" style:family="paragraph" style:parent-style-name="Standard">
      <style:text-properties fo:language="pl" fo:country="PL" fo:font-weight="normal" officeooo:rsid="00568619" officeooo:paragraph-rsid="00568619" style:font-weight-asian="normal" style:font-weight-complex="normal"/>
    </style:style>
    <style:style style:name="P72" style:family="paragraph" style:parent-style-name="Standard">
      <style:text-properties fo:language="pl" fo:country="PL" fo:font-weight="normal" officeooo:rsid="005720b6" officeooo:paragraph-rsid="005720b6" style:font-weight-asian="normal" style:font-weight-complex="normal"/>
    </style:style>
    <style:style style:name="P73" style:family="paragraph" style:parent-style-name="Standard">
      <style:text-properties fo:language="pl" fo:country="PL" fo:font-weight="normal" officeooo:rsid="005960d9" officeooo:paragraph-rsid="005960d9" style:font-weight-asian="normal" style:font-weight-complex="normal"/>
    </style:style>
    <style:style style:name="P74" style:family="paragraph" style:parent-style-name="Standard">
      <style:text-properties fo:language="pl" fo:country="PL" fo:font-weight="normal" officeooo:rsid="00599b6d" officeooo:paragraph-rsid="00599b6d" style:font-weight-asian="normal" style:font-weight-complex="normal"/>
    </style:style>
    <style:style style:name="P75" style:family="paragraph" style:parent-style-name="Standard">
      <style:text-properties fo:language="pl" fo:country="PL" fo:font-weight="normal" officeooo:rsid="005adb80" officeooo:paragraph-rsid="005adb80" style:font-weight-asian="normal" style:font-weight-complex="normal"/>
    </style:style>
    <style:style style:name="P76" style:family="paragraph" style:parent-style-name="Standard">
      <style:text-properties fo:language="pl" fo:country="PL" fo:font-weight="normal" officeooo:rsid="005c43a8" officeooo:paragraph-rsid="005c43a8" style:font-weight-asian="normal" style:font-weight-complex="normal"/>
    </style:style>
    <style:style style:name="P77" style:family="paragraph" style:parent-style-name="Standard">
      <style:text-properties fo:language="pl" fo:country="PL" fo:font-weight="normal" officeooo:rsid="005f41bf" officeooo:paragraph-rsid="005f41bf" style:font-weight-asian="normal" style:font-weight-complex="normal"/>
    </style:style>
    <style:style style:name="P78" style:family="paragraph" style:parent-style-name="Standard">
      <style:text-properties fo:language="pl" fo:country="PL" fo:font-weight="normal" officeooo:rsid="0060f044" officeooo:paragraph-rsid="0060f044" style:font-weight-asian="normal" style:font-weight-complex="normal"/>
    </style:style>
    <style:style style:name="P79" style:family="paragraph" style:parent-style-name="Standard">
      <style:text-properties fo:language="pl" fo:country="PL" fo:font-weight="normal" officeooo:rsid="00626962" officeooo:paragraph-rsid="00626962" style:font-weight-asian="normal" style:font-weight-complex="normal"/>
    </style:style>
    <style:style style:name="P80" style:family="paragraph" style:parent-style-name="Standard">
      <style:text-properties fo:language="pl" fo:country="PL" fo:font-weight="normal" officeooo:rsid="0063bcfe" officeooo:paragraph-rsid="0063bcfe" style:font-weight-asian="normal" style:font-weight-complex="normal"/>
    </style:style>
    <style:style style:name="P81" style:family="paragraph" style:parent-style-name="Standard">
      <style:text-properties officeooo:paragraph-rsid="0038120d"/>
    </style:style>
    <style:style style:name="P82" style:family="paragraph" style:parent-style-name="Standard">
      <style:text-properties officeooo:rsid="003e4576" officeooo:paragraph-rsid="003e4576"/>
    </style:style>
    <style:style style:name="P83" style:family="paragraph" style:parent-style-name="Standard">
      <style:text-properties fo:language="cs" fo:country="CZ" fo:font-weight="normal" officeooo:rsid="00626962" officeooo:paragraph-rsid="0060f044" style:font-weight-asian="normal" style:font-weight-complex="normal"/>
    </style:style>
    <style:style style:name="P84" style:family="paragraph" style:parent-style-name="Standard">
      <style:text-properties fo:language="cs" fo:country="CZ" fo:font-weight="normal" officeooo:rsid="0063bcfe" officeooo:paragraph-rsid="0063bcfe" style:font-weight-asian="normal" style:font-weight-complex="normal"/>
    </style:style>
    <style:style style:name="P85" style:family="paragraph" style:parent-style-name="Standard">
      <style:text-properties fo:language="en" fo:country="GB" fo:font-weight="normal" officeooo:rsid="006581cb" officeooo:paragraph-rsid="006581cb" style:font-weight-asian="normal" style:font-weight-complex="normal"/>
    </style:style>
    <style:style style:name="P86" style:family="paragraph" style:parent-style-name="Standard">
      <style:text-properties fo:language="en" fo:country="GB" fo:font-weight="normal" officeooo:rsid="00658991" officeooo:paragraph-rsid="00658991" style:font-weight-asian="normal" style:font-weight-complex="normal"/>
    </style:style>
    <style:style style:name="P87" style:family="paragraph" style:parent-style-name="Standard">
      <style:text-properties fo:language="en" fo:country="GB" fo:font-weight="normal" officeooo:rsid="00658991" officeooo:paragraph-rsid="00669889" style:font-weight-asian="normal" style:font-weight-complex="normal"/>
    </style:style>
    <style:style style:name="P88" style:family="paragraph" style:parent-style-name="Standard">
      <style:text-properties fo:language="en" fo:country="GB" fo:font-weight="normal" officeooo:rsid="00669889" officeooo:paragraph-rsid="00669889" style:font-weight-asian="normal" style:font-weight-complex="normal"/>
    </style:style>
    <style:style style:name="P89" style:family="paragraph" style:parent-style-name="Standard">
      <style:text-properties fo:language="en" fo:country="GB" fo:font-weight="normal" officeooo:rsid="0067dc0e" officeooo:paragraph-rsid="0067dc0e" style:font-weight-asian="normal" style:font-weight-complex="normal"/>
    </style:style>
    <style:style style:name="P90" style:family="paragraph" style:parent-style-name="Standard">
      <style:text-properties fo:language="en" fo:country="GB" fo:font-weight="normal" officeooo:rsid="0068e66f" officeooo:paragraph-rsid="0068e66f" style:font-weight-asian="normal" style:font-weight-complex="normal"/>
    </style:style>
    <style:style style:name="P91" style:family="paragraph" style:parent-style-name="Standard">
      <style:text-properties fo:language="en" fo:country="GB" fo:font-weight="normal" officeooo:rsid="00694d4a" officeooo:paragraph-rsid="00694d4a" style:font-weight-asian="normal" style:font-weight-complex="normal"/>
    </style:style>
    <style:style style:name="P92" style:family="paragraph" style:parent-style-name="Standard">
      <style:text-properties fo:language="en" fo:country="GB" fo:font-weight="normal" officeooo:rsid="006bff86" officeooo:paragraph-rsid="006bff86" style:font-weight-asian="normal" style:font-weight-complex="normal"/>
    </style:style>
    <style:style style:name="P93" style:family="paragraph" style:parent-style-name="Standard">
      <style:text-properties fo:language="en" fo:country="GB" fo:font-weight="normal" officeooo:rsid="006d3e02" officeooo:paragraph-rsid="006d3e02" style:font-weight-asian="normal" style:font-weight-complex="normal"/>
    </style:style>
    <style:style style:name="P94" style:family="paragraph" style:parent-style-name="Standard">
      <style:text-properties fo:language="en" fo:country="GB" fo:font-weight="normal" officeooo:rsid="006e279d" officeooo:paragraph-rsid="006e279d" style:font-weight-asian="normal" style:font-weight-complex="normal"/>
    </style:style>
    <style:style style:name="P95" style:family="paragraph" style:parent-style-name="Standard">
      <style:text-properties fo:language="en" fo:country="GB" fo:font-weight="normal" officeooo:rsid="006fc080" officeooo:paragraph-rsid="006fc080" style:font-weight-asian="normal" style:font-weight-complex="normal"/>
    </style:style>
    <style:style style:name="P96" style:family="paragraph" style:parent-style-name="Standard">
      <style:text-properties fo:language="en" fo:country="GB" fo:font-weight="normal" officeooo:rsid="0071980f" officeooo:paragraph-rsid="0071980f" style:font-weight-asian="normal" style:font-weight-complex="normal"/>
    </style:style>
    <style:style style:name="P97" style:family="paragraph" style:parent-style-name="Standard">
      <style:text-properties fo:language="en" fo:country="GB" fo:font-weight="normal" officeooo:rsid="007246e3" officeooo:paragraph-rsid="007246e3" style:font-weight-asian="normal" style:font-weight-complex="normal"/>
    </style:style>
    <style:style style:name="P98" style:family="paragraph" style:parent-style-name="Standard">
      <style:text-properties fo:language="en" fo:country="GB" fo:font-weight="normal" officeooo:rsid="0074443b" officeooo:paragraph-rsid="0074443b" style:font-weight-asian="normal" style:font-weight-complex="normal"/>
    </style:style>
    <style:style style:name="P99" style:family="paragraph" style:parent-style-name="Standard">
      <style:text-properties fo:language="en" fo:country="GB" fo:font-weight="normal" officeooo:rsid="00745438" officeooo:paragraph-rsid="00745438" style:font-weight-asian="normal" style:font-weight-complex="normal"/>
    </style:style>
    <style:style style:name="P100" style:family="paragraph" style:parent-style-name="Standard">
      <style:text-properties fo:language="en" fo:country="GB" fo:font-weight="normal" officeooo:rsid="007555b0" officeooo:paragraph-rsid="007555b0" style:font-weight-asian="normal" style:font-weight-complex="normal"/>
    </style:style>
    <style:style style:name="P101" style:family="paragraph" style:parent-style-name="Standard">
      <style:text-properties fo:language="en" fo:country="GB" fo:font-weight="normal" officeooo:rsid="00763786" officeooo:paragraph-rsid="00763786" style:font-weight-asian="normal" style:font-weight-complex="normal"/>
    </style:style>
    <style:style style:name="P102" style:family="paragraph" style:parent-style-name="Standard">
      <style:text-properties fo:language="en" fo:country="GB" fo:font-weight="normal" officeooo:rsid="0077e623" officeooo:paragraph-rsid="0077e623" style:font-weight-asian="normal" style:font-weight-complex="normal"/>
    </style:style>
    <style:style style:name="P103" style:family="paragraph" style:parent-style-name="Standard">
      <style:text-properties fo:language="en" fo:country="GB" fo:font-weight="normal" officeooo:rsid="007b4c5e" officeooo:paragraph-rsid="007b4c5e" style:font-weight-asian="normal" style:font-weight-complex="normal"/>
    </style:style>
    <style:style style:name="P104" style:family="paragraph" style:parent-style-name="Standard">
      <style:text-properties fo:language="en" fo:country="GB" fo:font-weight="normal" officeooo:rsid="007ca888" officeooo:paragraph-rsid="007ca888" style:font-weight-asian="normal" style:font-weight-complex="normal"/>
    </style:style>
    <style:style style:name="P105" style:family="paragraph" style:parent-style-name="Standard">
      <style:text-properties fo:language="en" fo:country="GB" fo:font-weight="normal" officeooo:rsid="007d3dd7" officeooo:paragraph-rsid="007d3dd7" style:font-weight-asian="normal" style:font-weight-complex="normal"/>
    </style:style>
    <style:style style:name="P106" style:family="paragraph" style:parent-style-name="Standard">
      <style:text-properties fo:language="en" fo:country="GB" fo:font-weight="normal" officeooo:rsid="00844f01" officeooo:paragraph-rsid="00844f01" style:font-weight-asian="normal" style:font-weight-complex="normal"/>
    </style:style>
    <style:style style:name="P107" style:family="paragraph" style:parent-style-name="Standard">
      <style:text-properties fo:language="en" fo:country="GB" fo:font-weight="bold" officeooo:rsid="00669889" officeooo:paragraph-rsid="00669889" style:font-weight-asian="bold" style:font-weight-complex="bold"/>
    </style:style>
    <style:style style:name="P108" style:family="paragraph" style:parent-style-name="Standard">
      <style:text-properties fo:color="#800000" fo:language="en" fo:country="GB" fo:font-weight="normal" officeooo:rsid="0067dc0e" officeooo:paragraph-rsid="0067dc0e" style:font-weight-asian="normal" style:font-weight-complex="normal"/>
    </style:style>
    <style:style style:name="P109" style:family="paragraph" style:parent-style-name="Standard">
      <style:text-properties officeooo:paragraph-rsid="007d9af8"/>
    </style:style>
    <style:style style:name="P110" style:family="paragraph" style:parent-style-name="Standard">
      <style:text-properties officeooo:rsid="007d9af8" officeooo:paragraph-rsid="007d9af8"/>
    </style:style>
    <style:style style:name="P111" style:family="paragraph" style:parent-style-name="Standard">
      <style:text-properties officeooo:rsid="007f4d0b" officeooo:paragraph-rsid="007f4d0b"/>
    </style:style>
    <style:style style:name="P112" style:family="paragraph" style:parent-style-name="Standard">
      <style:text-properties officeooo:rsid="008089ec" officeooo:paragraph-rsid="008089ec"/>
    </style:style>
    <style:style style:name="P113" style:family="paragraph" style:parent-style-name="Standard">
      <style:text-properties officeooo:rsid="00827c4d" officeooo:paragraph-rsid="00827c4d"/>
    </style:style>
    <style:style style:name="P114" style:family="paragraph" style:parent-style-name="Standard">
      <style:text-properties officeooo:rsid="0082bce0" officeooo:paragraph-rsid="0082bce0"/>
    </style:style>
    <style:style style:name="P115" style:family="paragraph" style:parent-style-name="Standard">
      <style:text-properties officeooo:rsid="00844f01" officeooo:paragraph-rsid="00844f01"/>
    </style:style>
    <style:style style:name="P116" style:family="paragraph" style:parent-style-name="Standard">
      <style:text-properties officeooo:rsid="00889022" officeooo:paragraph-rsid="00889022"/>
    </style:style>
    <style:style style:name="P117" style:family="paragraph" style:parent-style-name="Standard">
      <style:text-properties officeooo:paragraph-rsid="00889022"/>
    </style:style>
    <style:style style:name="P118" style:family="paragraph" style:parent-style-name="Standard">
      <style:text-properties officeooo:rsid="008b6ded" officeooo:paragraph-rsid="008b6ded"/>
    </style:style>
    <style:style style:name="P119" style:family="paragraph" style:parent-style-name="Standard">
      <style:text-properties officeooo:rsid="008da61e" officeooo:paragraph-rsid="008da61e"/>
    </style:style>
    <style:style style:name="P120" style:family="paragraph" style:parent-style-name="Standard">
      <style:text-properties fo:color="#000000" officeooo:rsid="008a92c8" officeooo:paragraph-rsid="00889022"/>
    </style:style>
    <style:style style:name="P121" style:family="paragraph" style:parent-style-name="Standard">
      <style:text-properties fo:color="#000000" officeooo:rsid="008d4620" officeooo:paragraph-rsid="00889022"/>
    </style:style>
    <style:style style:name="P122" style:family="paragraph" style:parent-style-name="Standard">
      <style:text-properties fo:color="#000000" officeooo:rsid="008da61e" officeooo:paragraph-rsid="008da61e"/>
    </style:style>
    <style:style style:name="P123" style:family="paragraph" style:parent-style-name="Standard">
      <style:text-properties fo:color="#000000" officeooo:rsid="008dfbf0" officeooo:paragraph-rsid="008da61e"/>
    </style:style>
    <style:style style:name="P124" style:family="paragraph" style:parent-style-name="Standard">
      <style:text-properties fo:color="#000000" officeooo:rsid="008fd1df" officeooo:paragraph-rsid="008da61e"/>
    </style:style>
    <style:style style:name="P125" style:family="paragraph" style:parent-style-name="Standard">
      <style:text-properties fo:color="#000000" fo:font-weight="bold" officeooo:rsid="00a4d47c" officeooo:paragraph-rsid="00a654bb" style:font-weight-asian="bold" style:font-weight-complex="bold"/>
    </style:style>
    <style:style style:name="P126" style:family="paragraph" style:parent-style-name="Standard">
      <style:text-properties fo:color="#000000" fo:font-weight="bold" officeooo:rsid="00a4d47c" officeooo:paragraph-rsid="00a4d47c" style:font-weight-asian="bold" style:font-weight-complex="bold"/>
    </style:style>
    <style:style style:name="P127" style:family="paragraph" style:parent-style-name="Standard">
      <style:text-properties fo:color="#000000" fo:font-weight="bold" officeooo:rsid="00b4bffd" officeooo:paragraph-rsid="00b4bffd" style:font-weight-asian="bold" style:font-weight-complex="bold"/>
    </style:style>
    <style:style style:name="P128" style:family="paragraph" style:parent-style-name="Standard">
      <style:text-properties fo:color="#000000" fo:font-weight="normal" officeooo:rsid="008dfbf0" officeooo:paragraph-rsid="008dfbf0" style:font-weight-asian="normal" style:font-weight-complex="normal"/>
    </style:style>
    <style:style style:name="P129" style:family="paragraph" style:parent-style-name="Standard">
      <style:text-properties fo:color="#000000" fo:font-weight="normal" officeooo:rsid="008e8bed" officeooo:paragraph-rsid="008e8bed" style:font-weight-asian="normal" style:font-weight-complex="normal"/>
    </style:style>
    <style:style style:name="P130" style:family="paragraph" style:parent-style-name="Standard">
      <style:text-properties fo:color="#000000" fo:font-weight="normal" officeooo:rsid="00942155" officeooo:paragraph-rsid="00942155" style:font-weight-asian="normal" style:font-weight-complex="normal"/>
    </style:style>
    <style:style style:name="P131" style:family="paragraph" style:parent-style-name="Standard">
      <style:text-properties fo:color="#000000" fo:font-weight="normal" officeooo:rsid="0095ff6e" officeooo:paragraph-rsid="0095ff6e" style:font-weight-asian="normal" style:font-weight-complex="normal"/>
    </style:style>
    <style:style style:name="P132" style:family="paragraph" style:parent-style-name="Standard">
      <style:text-properties fo:color="#000000" fo:font-weight="normal" officeooo:rsid="00962804" officeooo:paragraph-rsid="00962804" style:font-weight-asian="normal" style:font-weight-complex="normal"/>
    </style:style>
    <style:style style:name="P133" style:family="paragraph" style:parent-style-name="Standard">
      <style:text-properties fo:color="#000000" fo:font-weight="normal" officeooo:rsid="0097ffcc" officeooo:paragraph-rsid="0097ffcc" style:font-weight-asian="normal" style:font-weight-complex="normal"/>
    </style:style>
    <style:style style:name="P134" style:family="paragraph" style:parent-style-name="Standard">
      <style:text-properties fo:color="#000000" fo:font-weight="normal" officeooo:rsid="00992dde" officeooo:paragraph-rsid="00992dde" style:font-weight-asian="normal" style:font-weight-complex="normal"/>
    </style:style>
    <style:style style:name="P135" style:family="paragraph" style:parent-style-name="Standard">
      <style:text-properties fo:color="#000000" fo:font-weight="normal" officeooo:rsid="009b1f36" officeooo:paragraph-rsid="009b1f36" style:font-weight-asian="normal" style:font-weight-complex="normal"/>
    </style:style>
    <style:style style:name="P136" style:family="paragraph" style:parent-style-name="Standard">
      <style:text-properties fo:color="#000000" fo:font-weight="normal" officeooo:rsid="009e1d67" officeooo:paragraph-rsid="009e1d67" style:font-weight-asian="normal" style:font-weight-complex="normal"/>
    </style:style>
    <style:style style:name="P137" style:family="paragraph" style:parent-style-name="Standard">
      <style:text-properties fo:color="#000000" fo:font-weight="normal" officeooo:rsid="00a300c3" officeooo:paragraph-rsid="00a300c3" style:font-weight-asian="normal" style:font-weight-complex="normal"/>
    </style:style>
    <style:style style:name="P138" style:family="paragraph" style:parent-style-name="Standard">
      <style:text-properties fo:color="#000000" fo:font-weight="normal" officeooo:rsid="00a36abe" officeooo:paragraph-rsid="00a36abe" style:font-weight-asian="normal" style:font-weight-complex="normal"/>
    </style:style>
    <style:style style:name="P139" style:family="paragraph" style:parent-style-name="Standard">
      <style:text-properties fo:color="#000000" fo:font-weight="normal" officeooo:rsid="00a4d47c" officeooo:paragraph-rsid="00a4d47c" style:font-weight-asian="normal" style:font-weight-complex="normal"/>
    </style:style>
    <style:style style:name="P140" style:family="paragraph" style:parent-style-name="Standard">
      <style:text-properties fo:color="#000000" fo:font-weight="normal" officeooo:rsid="00a654bb" officeooo:paragraph-rsid="00a654bb" style:font-weight-asian="normal" style:font-weight-complex="normal"/>
    </style:style>
    <style:style style:name="P141" style:family="paragraph" style:parent-style-name="Standard">
      <style:text-properties fo:color="#000000" fo:font-weight="normal" officeooo:rsid="00a654bb" officeooo:paragraph-rsid="00bd424d" style:font-weight-asian="normal" style:font-weight-complex="normal"/>
    </style:style>
    <style:style style:name="P142" style:family="paragraph" style:parent-style-name="Standard">
      <style:text-properties fo:color="#000000" fo:font-weight="normal" officeooo:rsid="00a968f5" officeooo:paragraph-rsid="00a968f5" style:font-weight-asian="normal" style:font-weight-complex="normal"/>
    </style:style>
    <style:style style:name="P143" style:family="paragraph" style:parent-style-name="Standard">
      <style:text-properties fo:color="#000000" fo:font-weight="normal" officeooo:rsid="00a9e314" officeooo:paragraph-rsid="00a9e314" style:font-weight-asian="normal" style:font-weight-complex="normal"/>
    </style:style>
    <style:style style:name="P144" style:family="paragraph" style:parent-style-name="Standard">
      <style:text-properties fo:color="#000000" fo:font-weight="normal" officeooo:rsid="00ab1197" officeooo:paragraph-rsid="00ab1197" style:font-weight-asian="normal" style:font-weight-complex="normal"/>
    </style:style>
    <style:style style:name="P145" style:family="paragraph" style:parent-style-name="Standard">
      <style:text-properties fo:color="#000000" fo:font-weight="normal" officeooo:rsid="00acac5b" officeooo:paragraph-rsid="00acac5b" style:font-weight-asian="normal" style:font-weight-complex="normal"/>
    </style:style>
    <style:style style:name="P146" style:family="paragraph" style:parent-style-name="Standard">
      <style:text-properties fo:color="#000000" fo:font-weight="normal" officeooo:rsid="00ae7f59" officeooo:paragraph-rsid="00ae7f59" style:font-weight-asian="normal" style:font-weight-complex="normal"/>
    </style:style>
    <style:style style:name="P147" style:family="paragraph" style:parent-style-name="Standard">
      <style:text-properties fo:color="#000000" fo:font-weight="normal" officeooo:rsid="00ae979f" officeooo:paragraph-rsid="00ae979f" style:font-weight-asian="normal" style:font-weight-complex="normal"/>
    </style:style>
    <style:style style:name="P148" style:family="paragraph" style:parent-style-name="Standard">
      <style:text-properties fo:color="#000000" fo:font-weight="normal" officeooo:rsid="00b01aa9" officeooo:paragraph-rsid="00b01aa9" style:font-weight-asian="normal" style:font-weight-complex="normal"/>
    </style:style>
    <style:style style:name="P149" style:family="paragraph" style:parent-style-name="Standard">
      <style:text-properties fo:color="#000000" fo:font-weight="normal" officeooo:rsid="00b01aa9" officeooo:paragraph-rsid="00b18398" style:font-weight-asian="normal" style:font-weight-complex="normal"/>
    </style:style>
    <style:style style:name="P150" style:family="paragraph" style:parent-style-name="Standard">
      <style:text-properties fo:color="#000000" fo:font-weight="normal" officeooo:rsid="00b04310" officeooo:paragraph-rsid="00b04310" style:font-weight-asian="normal" style:font-weight-complex="normal"/>
    </style:style>
    <style:style style:name="P151" style:family="paragraph" style:parent-style-name="Standard">
      <style:text-properties fo:color="#000000" fo:font-weight="normal" officeooo:rsid="00b4bffd" officeooo:paragraph-rsid="00b4bffd" style:font-weight-asian="normal" style:font-weight-complex="normal"/>
    </style:style>
    <style:style style:name="P152" style:family="paragraph" style:parent-style-name="Standard">
      <style:text-properties fo:color="#000000" fo:font-weight="normal" officeooo:rsid="00bd424d" officeooo:paragraph-rsid="00bd424d" style:font-weight-asian="normal" style:font-weight-complex="normal"/>
    </style:style>
    <style:style style:name="P153" style:family="paragraph" style:parent-style-name="Standard">
      <style:text-properties fo:color="#000000" fo:font-weight="normal" officeooo:rsid="00bde75e" officeooo:paragraph-rsid="00bde75e" style:font-weight-asian="normal" style:font-weight-complex="normal"/>
    </style:style>
    <style:style style:name="P154" style:family="paragraph" style:parent-style-name="Standard">
      <style:text-properties fo:color="#000000" fo:font-weight="normal" officeooo:rsid="00be8cfe" officeooo:paragraph-rsid="00be8cfe" style:font-weight-asian="normal" style:font-weight-complex="normal"/>
    </style:style>
    <style:style style:name="P155" style:family="paragraph" style:parent-style-name="Standard">
      <style:text-properties fo:color="#000000" officeooo:paragraph-rsid="00b7327e"/>
    </style:style>
    <style:style style:name="P156" style:family="paragraph" style:parent-style-name="Standard">
      <style:text-properties fo:color="#000000" officeooo:rsid="00b8724d" officeooo:paragraph-rsid="00b8724d"/>
    </style:style>
    <style:style style:name="P157" style:family="paragraph" style:parent-style-name="Standard">
      <style:text-properties fo:color="#000000" fo:language="cs" fo:country="CZ" fo:font-weight="normal" officeooo:rsid="00bf9729" officeooo:paragraph-rsid="00bf9729" style:font-weight-asian="normal" style:font-weight-complex="normal"/>
    </style:style>
    <style:style style:name="P158" style:family="paragraph" style:parent-style-name="Standard">
      <style:text-properties fo:color="#000000" fo:language="cs" fo:country="CZ" fo:font-weight="normal" officeooo:rsid="00c2435a" officeooo:paragraph-rsid="00c2435a" style:font-weight-asian="normal" style:font-weight-complex="normal"/>
    </style:style>
    <style:style style:name="P159" style:family="paragraph" style:parent-style-name="Standard">
      <style:text-properties fo:color="#000000" fo:language="pl" fo:country="PL" fo:font-weight="normal" officeooo:rsid="00c4a70c" officeooo:paragraph-rsid="00c4a70c" style:font-weight-asian="normal" style:font-weight-complex="normal"/>
    </style:style>
    <style:style style:name="P160" style:family="paragraph" style:parent-style-name="Standard">
      <style:text-properties fo:color="#000000" fo:language="pl" fo:country="PL" fo:font-weight="normal" officeooo:rsid="00c82288" officeooo:paragraph-rsid="00c82288" style:font-weight-asian="normal" style:font-weight-complex="normal"/>
    </style:style>
    <style:style style:name="P161" style:family="paragraph" style:parent-style-name="Standard">
      <style:text-properties fo:color="#000000" fo:language="pl" fo:country="PL" fo:font-weight="normal" officeooo:rsid="00c83b3a" officeooo:paragraph-rsid="00c83b3a" style:font-weight-asian="normal" style:font-weight-complex="normal"/>
    </style:style>
    <style:style style:name="P162" style:family="paragraph" style:parent-style-name="Standard">
      <style:text-properties fo:color="#000000" fo:language="pl" fo:country="PL" fo:font-weight="normal" officeooo:rsid="00c910d4" officeooo:paragraph-rsid="00c910d4" style:font-weight-asian="normal" style:font-weight-complex="normal"/>
    </style:style>
    <style:style style:name="P163" style:family="paragraph" style:parent-style-name="Standard">
      <style:text-properties fo:color="#000000" fo:language="pl" fo:country="PL" fo:font-weight="normal" officeooo:rsid="00cb84c5" officeooo:paragraph-rsid="00cb84c5" style:font-weight-asian="normal" style:font-weight-complex="normal"/>
    </style:style>
    <style:style style:name="P164" style:family="paragraph" style:parent-style-name="Standard">
      <style:text-properties fo:color="#000000" fo:language="en" fo:country="GB" fo:font-weight="normal" officeooo:rsid="00bf9729" officeooo:paragraph-rsid="00bf9729" style:font-weight-asian="normal" style:font-weight-complex="normal"/>
    </style:style>
    <style:style style:name="P165" style:family="paragraph" style:parent-style-name="Standard">
      <style:text-properties fo:color="#000000" fo:language="en" fo:country="GB" fo:font-weight="normal" officeooo:rsid="00c16819" officeooo:paragraph-rsid="00c16819" style:font-weight-asian="normal" style:font-weight-complex="normal"/>
    </style:style>
    <style:style style:name="P166" style:family="paragraph" style:parent-style-name="Standard">
      <style:text-properties fo:color="#000000" fo:language="en" fo:country="GB" fo:font-weight="normal" officeooo:rsid="00c2435a" officeooo:paragraph-rsid="00c2435a" style:font-weight-asian="normal" style:font-weight-complex="normal"/>
    </style:style>
    <style:style style:name="P167" style:family="paragraph" style:parent-style-name="Standard">
      <style:text-properties fo:color="#000000" fo:language="en" fo:country="GB" fo:font-weight="normal" officeooo:rsid="00c2753a" officeooo:paragraph-rsid="00c2753a" style:font-weight-asian="normal" style:font-weight-complex="normal"/>
    </style:style>
    <style:style style:name="P168" style:family="paragraph" style:parent-style-name="Standard">
      <style:text-properties fo:color="#000000" fo:language="en" fo:country="GB" fo:font-weight="normal" officeooo:rsid="00c3263d" officeooo:paragraph-rsid="00c3263d" style:font-weight-asian="normal" style:font-weight-complex="normal"/>
    </style:style>
    <style:style style:name="P169" style:family="paragraph" style:parent-style-name="Standard">
      <style:text-properties fo:color="#000000" fo:language="en" fo:country="GB" fo:font-weight="normal" officeooo:rsid="00cb84c5" officeooo:paragraph-rsid="00cb84c5" style:font-weight-asian="normal" style:font-weight-complex="normal"/>
    </style:style>
    <style:style style:name="P170" style:family="paragraph" style:parent-style-name="Standard">
      <style:text-properties officeooo:paragraph-rsid="00b18398"/>
    </style:style>
    <style:style style:name="P171" style:family="paragraph" style:parent-style-name="Standard">
      <style:text-properties officeooo:paragraph-rsid="00b21b22"/>
    </style:style>
    <style:style style:name="P172" style:family="paragraph" style:parent-style-name="Standard">
      <style:text-properties officeooo:paragraph-rsid="00b3e8a4"/>
    </style:style>
    <style:style style:name="P173" style:family="paragraph" style:parent-style-name="Standard">
      <style:text-properties officeooo:paragraph-rsid="00b4bffd"/>
    </style:style>
    <style:style style:name="P174" style:family="paragraph" style:parent-style-name="Standard">
      <style:text-properties officeooo:rsid="00b4bffd" officeooo:paragraph-rsid="00b4bffd"/>
    </style:style>
    <style:style style:name="P175" style:family="paragraph" style:parent-style-name="Standard">
      <style:text-properties officeooo:paragraph-rsid="00b6781a"/>
    </style:style>
    <style:style style:name="P176" style:family="paragraph" style:parent-style-name="Standard">
      <style:text-properties officeooo:paragraph-rsid="00b7327e"/>
    </style:style>
    <style:style style:name="P177" style:family="paragraph" style:parent-style-name="Standard">
      <style:text-properties fo:font-variant="normal" fo:text-transform="none" fo:color="#000000" fo:letter-spacing="normal" fo:language="pl" fo:country="PL" officeooo:rsid="00b7327e" officeooo:paragraph-rsid="00b7327e"/>
    </style:style>
    <style:style style:name="P178" style:family="paragraph" style:parent-style-name="Standard">
      <style:text-properties fo:font-variant="normal" fo:text-transform="none" fo:color="#000000" fo:letter-spacing="normal" fo:language="pl" fo:country="PL" officeooo:rsid="00b8724d" officeooo:paragraph-rsid="00b8724d"/>
    </style:style>
    <style:style style:name="P179" style:family="paragraph" style:parent-style-name="Standard">
      <style:text-properties fo:font-variant="normal" fo:text-transform="none" fo:color="#000000" fo:letter-spacing="normal" fo:language="pl" fo:country="PL" officeooo:rsid="00bc5292" officeooo:paragraph-rsid="00bc5292"/>
    </style:style>
    <style:style style:name="P180" style:family="paragraph" style:parent-style-name="Standard">
      <style:text-properties fo:font-variant="normal" fo:text-transform="none" fo:color="#000000" style:font-name="Open Sans" fo:font-size="11.25pt" fo:letter-spacing="normal" fo:language="pl" fo:country="PL" fo:font-style="normal" fo:font-weight="normal" officeooo:rsid="00d3767e" officeooo:paragraph-rsid="00d3767e"/>
    </style:style>
    <style:style style:name="P181" style:family="paragraph" style:parent-style-name="Standard">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182"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ccd421"/>
    </style:style>
    <style:style style:name="P183"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d18476"/>
    </style:style>
    <style:style style:name="P184" style:family="paragraph" style:parent-style-name="Standard">
      <style:text-properties fo:font-variant="normal" fo:text-transform="none" fo:color="#333333" style:font-name="Open Sans" fo:font-size="11.25pt" fo:letter-spacing="normal" fo:language="pl" fo:country="PL" fo:font-style="normal" fo:font-weight="normal" officeooo:rsid="00d298b5" officeooo:paragraph-rsid="00d298b5"/>
    </style:style>
    <style:style style:name="P185" style:family="paragraph" style:parent-style-name="Standard">
      <style:text-properties fo:font-variant="normal" fo:text-transform="none" fo:color="#333333" style:font-name="Open Sans" fo:font-size="11.25pt" fo:letter-spacing="normal" fo:language="pl" fo:country="PL" fo:font-style="normal" fo:font-weight="normal" officeooo:rsid="00d29c55" officeooo:paragraph-rsid="00d29c55"/>
    </style:style>
    <style:style style:name="P186" style:family="paragraph" style:parent-style-name="Standard">
      <style:text-properties fo:font-variant="normal" fo:text-transform="none" fo:color="#333333" style:font-name="Open Sans" fo:font-size="11.25pt" fo:letter-spacing="normal" fo:language="pl" fo:country="PL" fo:font-style="normal" fo:font-weight="normal" officeooo:rsid="00d3767e" officeooo:paragraph-rsid="00d3767e"/>
    </style:style>
    <style:style style:name="P187" style:family="paragraph" style:parent-style-name="Standard">
      <style:text-properties fo:font-variant="normal" fo:text-transform="none" fo:color="#333333" style:font-name="Open Sans" fo:font-size="11.25pt" fo:letter-spacing="normal" fo:language="pl" fo:country="PL" fo:font-style="normal" fo:font-weight="normal" officeooo:rsid="00f58ca9" officeooo:paragraph-rsid="00f58ca9"/>
    </style:style>
    <style:style style:name="P188"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12cbf"/>
    </style:style>
    <style:style style:name="P189"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190"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4b884a"/>
    </style:style>
    <style:style style:name="P191" style:family="paragraph" style:parent-style-name="Standard">
      <style:text-properties fo:font-variant="normal" fo:text-transform="none" fo:color="#333333" style:font-name="Open Sans" fo:font-size="11.25pt" fo:letter-spacing="normal" fo:language="pl" fo:country="PL" fo:font-style="normal" fo:font-weight="normal" officeooo:rsid="010c6f52" officeooo:paragraph-rsid="010c6f52"/>
    </style:style>
    <style:style style:name="P192"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310de"/>
    </style:style>
    <style:style style:name="P193"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4da26"/>
    </style:style>
    <style:style style:name="P194" style:family="paragraph" style:parent-style-name="Standard">
      <style:text-properties fo:font-variant="normal" fo:text-transform="none" fo:color="#333333" style:font-name="Open Sans" fo:font-size="11.25pt" fo:letter-spacing="normal" fo:language="pl" fo:country="PL" fo:font-style="normal" fo:font-weight="normal" officeooo:rsid="01140abb" officeooo:paragraph-rsid="0114da26"/>
    </style:style>
    <style:style style:name="P195" style:family="paragraph" style:parent-style-name="Standard">
      <style:text-properties fo:font-variant="normal" fo:text-transform="none" fo:color="#333333" style:font-name="Open Sans" fo:font-size="11.25pt" fo:letter-spacing="normal" fo:language="pl" fo:country="PL" fo:font-style="normal" fo:font-weight="normal" officeooo:rsid="01168db3" officeooo:paragraph-rsid="01168db3"/>
    </style:style>
    <style:style style:name="P196" style:family="paragraph" style:parent-style-name="Standard">
      <style:text-properties fo:font-variant="normal" fo:text-transform="none" fo:color="#333333" style:font-name="Open Sans" fo:font-size="11.25pt" fo:letter-spacing="normal" fo:language="pl" fo:country="PL" fo:font-style="normal" fo:font-weight="normal" officeooo:rsid="0119a726" officeooo:paragraph-rsid="0119a726"/>
    </style:style>
    <style:style style:name="P197"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198" style:family="paragraph" style:parent-style-name="Standard">
      <style:text-properties fo:font-variant="normal" fo:text-transform="none" fo:color="#333333" style:font-name="Open Sans" fo:font-size="11.25pt" fo:letter-spacing="normal" fo:language="pl" fo:country="PL" fo:font-style="normal" fo:font-weight="normal" officeooo:rsid="011d4744" officeooo:paragraph-rsid="011d4744"/>
    </style:style>
    <style:style style:name="P199" style:family="paragraph" style:parent-style-name="Standard">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200" style:family="paragraph" style:parent-style-name="Standard">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201" style:family="paragraph" style:parent-style-name="Standard">
      <style:text-properties fo:font-variant="normal" fo:text-transform="none" fo:color="#333333" style:font-name="Open Sans" fo:font-size="11.25pt" fo:letter-spacing="normal" fo:language="pl" fo:country="PL" fo:font-style="normal" fo:font-weight="normal" officeooo:rsid="012276f6" officeooo:paragraph-rsid="012276f6"/>
    </style:style>
    <style:style style:name="P202" style:family="paragraph" style:parent-style-name="Standard">
      <style:text-properties fo:font-variant="normal" fo:text-transform="none" fo:color="#333333" style:font-name="Open Sans" fo:font-size="11.25pt" fo:letter-spacing="normal" fo:language="pl" fo:country="PL" fo:font-style="normal" fo:font-weight="normal" officeooo:rsid="013bca0c" officeooo:paragraph-rsid="013bca0c"/>
    </style:style>
    <style:style style:name="P203" style:family="paragraph" style:parent-style-name="Standard">
      <style:text-properties fo:font-variant="normal" fo:text-transform="none" fo:color="#333333" style:font-name="Open Sans" fo:font-size="11.25pt" fo:letter-spacing="normal" fo:language="pl" fo:country="PL" fo:font-style="normal" fo:font-weight="normal" officeooo:rsid="013ce63a" officeooo:paragraph-rsid="013ce63a"/>
    </style:style>
    <style:style style:name="P204" style:family="paragraph" style:parent-style-name="Standard">
      <style:text-properties fo:font-variant="normal" fo:text-transform="none" fo:color="#333333" style:font-name="Open Sans" fo:font-size="11.25pt" fo:letter-spacing="normal" fo:language="pl" fo:country="PL" fo:font-style="normal" fo:font-weight="normal" officeooo:rsid="00ff61f4" officeooo:paragraph-rsid="014805bd"/>
    </style:style>
    <style:style style:name="P205" style:family="paragraph" style:parent-style-name="Standard">
      <style:text-properties fo:font-variant="normal" fo:text-transform="none" fo:color="#333333" style:font-name="Open Sans" fo:font-size="11.25pt" fo:letter-spacing="normal" fo:language="pl" fo:country="PL" fo:font-style="normal" fo:font-weight="normal" officeooo:rsid="01032041" officeooo:paragraph-rsid="01012cbf"/>
    </style:style>
    <style:style style:name="P206" style:family="paragraph" style:parent-style-name="Standard">
      <style:text-properties fo:font-variant="normal" fo:text-transform="none" fo:color="#333333" style:font-name="Open Sans" fo:font-size="11.25pt" fo:letter-spacing="normal" fo:language="pl" fo:country="PL" fo:font-style="normal" fo:font-weight="bold" officeooo:rsid="014b884a" officeooo:paragraph-rsid="014b884a" style:font-weight-asian="bold" style:font-weight-complex="bold"/>
    </style:style>
    <style:style style:name="P207" style:family="paragraph" style:parent-style-name="Standard">
      <style:text-properties fo:font-variant="normal" fo:text-transform="none" fo:color="#333333" style:font-name="Open Sans" fo:font-size="11.25pt" fo:letter-spacing="normal" fo:language="cs" fo:country="CZ" fo:font-style="normal" fo:font-weight="normal" officeooo:rsid="00d4579f" officeooo:paragraph-rsid="00d4579f"/>
    </style:style>
    <style:style style:name="P208" style:family="paragraph" style:parent-style-name="Standard">
      <style:text-properties fo:font-variant="normal" fo:text-transform="none" fo:color="#333333" style:font-name="Open Sans" fo:font-size="11.25pt" fo:letter-spacing="normal" fo:language="en" fo:country="GB" fo:font-style="normal" fo:font-weight="normal" officeooo:rsid="00d4579f" officeooo:paragraph-rsid="00d4579f"/>
    </style:style>
    <style:style style:name="P209" style:family="paragraph" style:parent-style-name="Standard">
      <style:text-properties fo:font-variant="normal" fo:text-transform="none" fo:color="#333333" style:font-name="Open Sans" fo:font-size="11.25pt" fo:letter-spacing="normal" fo:language="en" fo:country="GB" fo:font-style="normal" fo:font-weight="normal" officeooo:rsid="00da5cf5" officeooo:paragraph-rsid="00da5cf5"/>
    </style:style>
    <style:style style:name="P210" style:family="paragraph" style:parent-style-name="Standard">
      <style:text-properties fo:font-variant="normal" fo:text-transform="none" fo:color="#333333" style:font-name="Open Sans" fo:font-size="11.25pt" fo:letter-spacing="normal" fo:language="en" fo:country="GB" fo:font-style="normal" fo:font-weight="normal" officeooo:rsid="00db44d7" officeooo:paragraph-rsid="00db44d7"/>
    </style:style>
    <style:style style:name="P211" style:family="paragraph" style:parent-style-name="Standard">
      <style:text-properties fo:font-variant="normal" fo:text-transform="none" fo:color="#333333" style:font-name="Open Sans" fo:font-size="11.25pt" fo:letter-spacing="normal" fo:language="en" fo:country="GB" fo:font-style="normal" fo:font-weight="normal" officeooo:rsid="00dc5565" officeooo:paragraph-rsid="00dc5565"/>
    </style:style>
    <style:style style:name="P212" style:family="paragraph" style:parent-style-name="Standard">
      <style:text-properties fo:font-variant="normal" fo:text-transform="none" fo:color="#333333" style:font-name="Open Sans" fo:font-size="11.25pt" fo:letter-spacing="normal" fo:language="en" fo:country="GB" fo:font-style="normal" fo:font-weight="normal" officeooo:rsid="00ddc313" officeooo:paragraph-rsid="00ddc313"/>
    </style:style>
    <style:style style:name="P213" style:family="paragraph" style:parent-style-name="Standard">
      <style:text-properties fo:font-variant="normal" fo:text-transform="none" fo:color="#333333" style:font-name="Open Sans" fo:font-size="11.25pt" fo:letter-spacing="normal" fo:language="en" fo:country="GB" fo:font-style="normal" fo:font-weight="normal" officeooo:rsid="00e00b00" officeooo:paragraph-rsid="00e00b00"/>
    </style:style>
    <style:style style:name="P214" style:family="paragraph" style:parent-style-name="Standard">
      <style:text-properties fo:font-variant="normal" fo:text-transform="none" fo:color="#333333" style:font-name="Open Sans" fo:font-size="11.25pt" fo:letter-spacing="normal" fo:language="en" fo:country="GB" fo:font-style="normal" fo:font-weight="normal" officeooo:rsid="00e0b854" officeooo:paragraph-rsid="00e0b854"/>
    </style:style>
    <style:style style:name="P215" style:family="paragraph" style:parent-style-name="Standard">
      <style:text-properties fo:font-variant="normal" fo:text-transform="none" fo:color="#333333" style:font-name="Open Sans" fo:font-size="11.25pt" fo:letter-spacing="normal" fo:language="en" fo:country="GB" fo:font-style="normal" fo:font-weight="normal" officeooo:rsid="00e50370" officeooo:paragraph-rsid="00e50370"/>
    </style:style>
    <style:style style:name="P216" style:family="paragraph" style:parent-style-name="Standard">
      <style:text-properties fo:font-variant="normal" fo:text-transform="none" fo:color="#333333" style:font-name="Open Sans" fo:font-size="11.25pt" fo:letter-spacing="normal" fo:language="en" fo:country="GB" fo:font-style="normal" fo:font-weight="normal" officeooo:rsid="00e6958e" officeooo:paragraph-rsid="00e6958e"/>
    </style:style>
    <style:style style:name="P217" style:family="paragraph" style:parent-style-name="Standard">
      <style:text-properties fo:font-variant="normal" fo:text-transform="none" fo:color="#333333" style:font-name="Open Sans" fo:font-size="11.25pt" fo:letter-spacing="normal" fo:language="en" fo:country="GB" fo:font-style="normal" fo:font-weight="normal" officeooo:rsid="00e7db01" officeooo:paragraph-rsid="00e7db01"/>
    </style:style>
    <style:style style:name="P218" style:family="paragraph" style:parent-style-name="Standard">
      <style:text-properties fo:font-variant="normal" fo:text-transform="none" fo:color="#333333" style:font-name="Open Sans" fo:font-size="11.25pt" fo:letter-spacing="normal" fo:language="en" fo:country="GB" fo:font-style="normal" fo:font-weight="normal" officeooo:rsid="00ee0c79" officeooo:paragraph-rsid="00ee0c79"/>
    </style:style>
    <style:style style:name="P219" style:family="paragraph" style:parent-style-name="Standard">
      <style:text-properties fo:font-variant="normal" fo:text-transform="none" fo:color="#333333" style:font-name="Open Sans" fo:font-size="11.25pt" fo:letter-spacing="normal" fo:language="en" fo:country="GB" fo:font-style="normal" fo:font-weight="normal" officeooo:rsid="00ef85b8" officeooo:paragraph-rsid="00ef85b8"/>
    </style:style>
    <style:style style:name="P220" style:family="paragraph" style:parent-style-name="Standard">
      <style:text-properties fo:font-variant="normal" fo:text-transform="none" fo:color="#333333" style:font-name="Open Sans" fo:font-size="11.25pt" fo:letter-spacing="normal" fo:language="en" fo:country="GB" fo:font-style="normal" fo:font-weight="normal" officeooo:rsid="00f0caca" officeooo:paragraph-rsid="00f0caca"/>
    </style:style>
    <style:style style:name="P221" style:family="paragraph" style:parent-style-name="Standard">
      <style:text-properties fo:font-variant="normal" fo:text-transform="none" fo:color="#333333" style:font-name="Open Sans" fo:font-size="11.25pt" fo:letter-spacing="normal" fo:language="en" fo:country="GB" fo:font-style="normal" fo:font-weight="normal" officeooo:rsid="00f42b94" officeooo:paragraph-rsid="00f42b94"/>
    </style:style>
    <style:style style:name="P222"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463a0"/>
    </style:style>
    <style:style style:name="P223"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58ca9"/>
    </style:style>
    <style:style style:name="P224" style:family="paragraph" style:parent-style-name="Standard">
      <style:text-properties fo:font-variant="normal" fo:text-transform="none" fo:color="#333333" style:font-name="Open Sans" fo:font-size="11.25pt" fo:letter-spacing="normal" fo:language="en" fo:country="GB" fo:font-style="normal" fo:font-weight="normal" officeooo:rsid="00f5bd34" officeooo:paragraph-rsid="00f5bd34"/>
    </style:style>
    <style:style style:name="P225" style:family="paragraph" style:parent-style-name="Standard">
      <style:text-properties fo:font-variant="normal" fo:text-transform="none" fo:color="#333333" style:font-name="Open Sans" fo:font-size="11.25pt" fo:letter-spacing="normal" fo:language="en" fo:country="GB" fo:font-style="normal" fo:font-weight="normal" officeooo:rsid="00f6dd7b" officeooo:paragraph-rsid="00f6dd7b"/>
    </style:style>
    <style:style style:name="P226" style:family="paragraph" style:parent-style-name="Standard">
      <style:text-properties fo:font-variant="normal" fo:text-transform="none" fo:color="#333333" style:font-name="Open Sans" fo:font-size="11.25pt" fo:letter-spacing="normal" fo:language="en" fo:country="GB" fo:font-style="normal" fo:font-weight="normal" officeooo:rsid="00f866e2" officeooo:paragraph-rsid="00f866e2"/>
    </style:style>
    <style:style style:name="P227" style:family="paragraph" style:parent-style-name="Standard">
      <style:text-properties fo:font-variant="normal" fo:text-transform="none" fo:color="#333333" style:font-name="Open Sans" fo:font-size="11.25pt" fo:letter-spacing="normal" fo:language="en" fo:country="GB" fo:font-style="normal" fo:font-weight="normal" officeooo:rsid="00f9837b" officeooo:paragraph-rsid="00f9837b"/>
    </style:style>
    <style:style style:name="P228" style:family="paragraph" style:parent-style-name="Standard">
      <style:text-properties fo:font-variant="normal" fo:text-transform="none" fo:color="#333333" style:font-name="Open Sans" fo:font-size="11.25pt" fo:letter-spacing="normal" fo:language="en" fo:country="GB" fo:font-style="normal" fo:font-weight="normal" officeooo:rsid="00fc5c9c" officeooo:paragraph-rsid="00fc5c9c"/>
    </style:style>
    <style:style style:name="P229" style:family="paragraph" style:parent-style-name="Standard">
      <style:text-properties fo:font-variant="normal" fo:text-transform="none" fo:color="#333333" style:font-name="Open Sans" fo:font-size="11.25pt" fo:letter-spacing="normal" fo:language="en" fo:country="GB" fo:font-style="normal" fo:font-weight="normal" officeooo:rsid="00fe0c89" officeooo:paragraph-rsid="00fe0c89"/>
    </style:style>
    <style:style style:name="P230" style:family="paragraph" style:parent-style-name="Standard">
      <style:text-properties fo:font-variant="normal" fo:text-transform="none" fo:color="#333333" style:font-name="Open Sans" fo:font-size="11.25pt" fo:letter-spacing="normal" fo:language="en" fo:country="GB" fo:font-style="normal" fo:font-weight="normal" officeooo:rsid="01168db3" officeooo:paragraph-rsid="01168db3"/>
    </style:style>
    <style:style style:name="P231" style:family="paragraph" style:parent-style-name="Standard">
      <style:text-properties fo:font-variant="normal" fo:text-transform="none" fo:color="#333333" style:font-name="Open Sans" fo:font-size="11.25pt" fo:letter-spacing="normal" fo:language="en" fo:country="GB" fo:font-style="normal" fo:font-weight="normal" officeooo:rsid="01185d1a" officeooo:paragraph-rsid="01185d1a"/>
    </style:style>
    <style:style style:name="P232" style:family="paragraph" style:parent-style-name="Standard">
      <style:text-properties fo:font-variant="normal" fo:text-transform="none" fo:color="#333333" style:font-name="Open Sans" fo:font-size="11.25pt" fo:letter-spacing="normal" fo:language="en" fo:country="GB" fo:font-style="normal" fo:font-weight="normal" officeooo:rsid="0119a726" officeooo:paragraph-rsid="0119a726"/>
    </style:style>
    <style:style style:name="P233" style:family="paragraph" style:parent-style-name="Standard">
      <style:text-properties fo:font-variant="normal" fo:text-transform="none" fo:color="#333333" style:font-name="Open Sans" fo:font-size="11.25pt" fo:letter-spacing="normal" fo:language="en" fo:country="GB" fo:font-style="normal" fo:font-weight="normal" officeooo:rsid="011a0b99" officeooo:paragraph-rsid="0119a726"/>
    </style:style>
    <style:style style:name="P234"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9a726"/>
    </style:style>
    <style:style style:name="P235"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a6482"/>
    </style:style>
    <style:style style:name="P236" style:family="paragraph" style:parent-style-name="Standard">
      <style:text-properties fo:font-variant="normal" fo:text-transform="none" fo:color="#333333" style:font-name="Open Sans" fo:font-size="11.25pt" fo:letter-spacing="normal" fo:language="en" fo:country="GB" fo:font-style="normal" fo:font-weight="normal" officeooo:rsid="011b1663" officeooo:paragraph-rsid="011a6482"/>
    </style:style>
    <style:style style:name="P237"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4744"/>
    </style:style>
    <style:style style:name="P238"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d443"/>
    </style:style>
    <style:style style:name="P239" style:family="paragraph" style:parent-style-name="Standard">
      <style:text-properties fo:font-variant="normal" fo:text-transform="none" fo:color="#333333" style:font-name="Open Sans" fo:font-size="11.25pt" fo:letter-spacing="normal" fo:language="en" fo:country="GB" fo:font-style="normal" fo:font-weight="normal" officeooo:rsid="011fb5df" officeooo:paragraph-rsid="011dd443"/>
    </style:style>
    <style:style style:name="P240" style:family="paragraph" style:parent-style-name="Standard">
      <style:text-properties fo:font-variant="normal" fo:text-transform="none" fo:color="#333333" style:font-name="Open Sans" fo:font-size="11.25pt" fo:letter-spacing="normal" fo:language="en" fo:country="GB" fo:font-style="normal" fo:font-weight="normal" officeooo:rsid="0121171e" officeooo:paragraph-rsid="0121171e"/>
    </style:style>
    <style:style style:name="P241" style:family="paragraph" style:parent-style-name="Standard">
      <style:text-properties fo:font-variant="normal" fo:text-transform="none" fo:color="#333333" style:font-name="Open Sans" fo:font-size="11.25pt" fo:letter-spacing="normal" fo:language="en" fo:country="GB" fo:font-style="normal" fo:font-weight="normal" officeooo:rsid="012276f6" officeooo:paragraph-rsid="012276f6"/>
    </style:style>
    <style:style style:name="P242"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6ec30"/>
    </style:style>
    <style:style style:name="P243"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b85c1"/>
    </style:style>
    <style:style style:name="P244" style:family="paragraph" style:parent-style-name="Standard">
      <style:text-properties fo:font-variant="normal" fo:text-transform="none" fo:color="#333333" style:font-name="Open Sans" fo:font-size="11.25pt" fo:letter-spacing="normal" fo:language="en" fo:country="GB" fo:font-style="normal" fo:font-weight="normal" officeooo:rsid="012bd912" officeooo:paragraph-rsid="012bd912"/>
    </style:style>
    <style:style style:name="P245" style:family="paragraph" style:parent-style-name="Standard">
      <style:text-properties fo:font-variant="normal" fo:text-transform="none" fo:color="#333333" style:font-name="Open Sans" fo:font-size="11.25pt" fo:letter-spacing="normal" fo:language="en" fo:country="GB" fo:font-style="normal" fo:font-weight="normal" officeooo:rsid="012d874f" officeooo:paragraph-rsid="012d874f"/>
    </style:style>
    <style:style style:name="P246" style:family="paragraph" style:parent-style-name="Standard">
      <style:text-properties fo:font-variant="normal" fo:text-transform="none" fo:color="#333333" style:font-name="Open Sans" fo:font-size="11.25pt" fo:letter-spacing="normal" fo:language="en" fo:country="GB" fo:font-style="normal" fo:font-weight="normal" officeooo:rsid="012eb3bc" officeooo:paragraph-rsid="012eb3bc"/>
    </style:style>
    <style:style style:name="P247" style:family="paragraph" style:parent-style-name="Standard">
      <style:text-properties fo:font-variant="normal" fo:text-transform="none" fo:color="#333333" style:font-name="Open Sans" fo:font-size="11.25pt" fo:letter-spacing="normal" fo:language="en" fo:country="GB" fo:font-style="normal" fo:font-weight="normal" officeooo:rsid="012fb4fb" officeooo:paragraph-rsid="012fb4fb"/>
    </style:style>
    <style:style style:name="P248" style:family="paragraph" style:parent-style-name="Standard">
      <style:text-properties fo:font-variant="normal" fo:text-transform="none" fo:color="#333333" style:font-name="Open Sans" fo:font-size="11.25pt" fo:letter-spacing="normal" fo:language="en" fo:country="GB" fo:font-style="normal" fo:font-weight="normal" officeooo:rsid="01302f88" officeooo:paragraph-rsid="01302f88"/>
    </style:style>
    <style:style style:name="P249" style:family="paragraph" style:parent-style-name="Standard">
      <style:text-properties fo:font-variant="normal" fo:text-transform="none" fo:color="#333333" style:font-name="Open Sans" fo:font-size="11.25pt" fo:letter-spacing="normal" fo:language="en" fo:country="GB" fo:font-style="normal" fo:font-weight="normal" officeooo:rsid="01328003" officeooo:paragraph-rsid="01328003"/>
    </style:style>
    <style:style style:name="P250" style:family="paragraph" style:parent-style-name="Standard">
      <style:text-properties fo:font-variant="normal" fo:text-transform="none" fo:color="#333333" style:font-name="Open Sans" fo:font-size="11.25pt" fo:letter-spacing="normal" fo:language="en" fo:country="GB" fo:font-style="normal" fo:font-weight="normal" officeooo:rsid="013501d6" officeooo:paragraph-rsid="013501d6"/>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1372a76" officeooo:paragraph-rsid="01372a76"/>
    </style:style>
    <style:style style:name="P252" style:family="paragraph" style:parent-style-name="Standard">
      <style:text-properties fo:font-variant="normal" fo:text-transform="none" fo:color="#333333" style:font-name="Open Sans" fo:font-size="11.25pt" fo:letter-spacing="normal" fo:language="en" fo:country="GB" fo:font-style="normal" fo:font-weight="normal" officeooo:rsid="013a2b8c" officeooo:paragraph-rsid="013a2b8c"/>
    </style:style>
    <style:style style:name="P253" style:family="paragraph" style:parent-style-name="Standard">
      <style:text-properties fo:font-variant="normal" fo:text-transform="none" fo:color="#333333" style:font-name="Open Sans" fo:font-size="11.25pt" fo:letter-spacing="normal" fo:language="en" fo:country="GB" fo:font-style="normal" fo:font-weight="normal" officeooo:rsid="013b596b" officeooo:paragraph-rsid="013b596b"/>
    </style:style>
    <style:style style:name="P254" style:family="paragraph" style:parent-style-name="Standard">
      <style:text-properties fo:font-variant="normal" fo:text-transform="none" fo:color="#333333" style:font-name="Open Sans" fo:font-size="11.25pt" fo:letter-spacing="normal" fo:language="en" fo:country="GB" fo:font-style="normal" fo:font-weight="normal" officeooo:rsid="013e03f6" officeooo:paragraph-rsid="013e03f6"/>
    </style:style>
    <style:style style:name="P255" style:family="paragraph" style:parent-style-name="Standard">
      <style:text-properties fo:font-variant="normal" fo:text-transform="none" fo:color="#333333" style:font-name="Open Sans" fo:font-size="11.25pt" fo:letter-spacing="normal" fo:language="en" fo:country="GB" fo:font-style="normal" fo:font-weight="normal" officeooo:rsid="013ff2b5" officeooo:paragraph-rsid="013ff2b5"/>
    </style:style>
    <style:style style:name="P256"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style>
    <style:style style:name="P257"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70097"/>
    </style:style>
    <style:style style:name="P258"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font-weight-asian="normal" style:font-weight-complex="normal"/>
    </style:style>
    <style:style style:name="P259"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font-weight-asian="normal" style:font-weight-complex="normal"/>
    </style:style>
    <style:style style:name="P260" style:family="paragraph" style:parent-style-name="Standard">
      <style:text-properties fo:font-variant="normal" fo:text-transform="none" fo:color="#333333" style:font-name="Open Sans" fo:font-size="11.25pt" fo:letter-spacing="normal" fo:language="en" fo:country="GB" fo:font-style="normal" fo:font-weight="bold" officeooo:rsid="0121171e" officeooo:paragraph-rsid="0121171e" style:font-weight-asian="bold" style:font-weight-complex="bold"/>
    </style:style>
    <style:style style:name="P261" style:family="paragraph" style:parent-style-name="Standard">
      <style:text-properties fo:font-variant="normal" fo:text-transform="none" fo:color="#333333" style:font-name="Open Sans" fo:font-size="11.25pt" fo:letter-spacing="normal" fo:language="en" fo:country="GB" fo:font-style="normal" fo:font-weight="bold" officeooo:rsid="013a2b8c" officeooo:paragraph-rsid="013a2b8c" style:font-weight-asian="bold" style:font-weight-complex="bold"/>
    </style:style>
    <style:style style:name="P262" style:family="paragraph" style:parent-style-name="Standard">
      <style:text-properties fo:font-variant="normal" fo:text-transform="none" fo:color="#333333" style:font-name="Open Sans" fo:font-size="11.25pt" fo:letter-spacing="normal" fo:language="en" fo:country="GB" fo:font-style="normal" fo:font-weight="bold" officeooo:rsid="014a9678" officeooo:paragraph-rsid="014978e7" style:font-weight-asian="bold" style:font-weight-complex="bold"/>
    </style:style>
    <style:style style:name="P263" style:family="paragraph" style:parent-style-name="Standard">
      <style:text-properties fo:font-variant="normal" fo:text-transform="none" fo:color="#333333" style:font-name="Open Sans" fo:font-size="11.25pt" fo:letter-spacing="normal" fo:language="en" fo:country="GB" fo:font-style="normal" fo:font-weight="bold" officeooo:rsid="014978e7" officeooo:paragraph-rsid="014978e7" style:font-weight-asian="bold" style:font-weight-complex="bold"/>
    </style:style>
    <style:style style:name="P264" style:family="paragraph" style:parent-style-name="Standard">
      <style:text-properties fo:font-variant="normal" fo:text-transform="none" fo:color="#333333" style:font-name="Open Sans" fo:font-size="11.25pt" fo:letter-spacing="normal" fo:font-style="normal" fo:font-weight="normal" officeooo:paragraph-rsid="00e50370"/>
    </style:style>
    <style:style style:name="P265" style:family="paragraph" style:parent-style-name="Standard">
      <style:text-properties fo:font-variant="normal" fo:text-transform="none" fo:color="#333333" style:font-name="Open Sans" fo:font-size="11.25pt" fo:letter-spacing="normal" fo:font-style="normal" fo:font-weight="normal" officeooo:rsid="01097986" officeooo:paragraph-rsid="01097986"/>
    </style:style>
    <style:style style:name="P266" style:family="paragraph" style:parent-style-name="Standard">
      <style:text-properties fo:font-variant="normal" fo:text-transform="none" fo:color="#333333" style:font-name="Open Sans" fo:font-size="11.25pt" fo:letter-spacing="normal" fo:font-style="normal" fo:font-weight="normal" officeooo:rsid="010acf29" officeooo:paragraph-rsid="00e6958e"/>
    </style:style>
    <style:style style:name="P267" style:family="paragraph" style:parent-style-name="Standard">
      <style:text-properties fo:font-variant="normal" fo:text-transform="none" fo:color="#333333" style:font-name="Open Sans" fo:font-size="11.25pt" fo:letter-spacing="normal" fo:font-style="normal" fo:font-weight="normal" officeooo:paragraph-rsid="014805bd"/>
    </style:style>
    <style:style style:name="P268"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0ff61f4"/>
    </style:style>
    <style:style style:name="P269"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14805bd"/>
    </style:style>
    <style:style style:name="P270" style:family="paragraph" style:parent-style-name="Standard">
      <style:text-properties fo:font-variant="normal" fo:text-transform="none" fo:color="#333333" style:font-name="Helvetica Neue" fo:font-size="12.75pt" fo:letter-spacing="normal" fo:language="pl" fo:country="PL" fo:font-style="normal" fo:font-weight="normal" officeooo:rsid="01032041" officeooo:paragraph-rsid="014b884a"/>
    </style:style>
    <style:style style:name="P271" style:family="paragraph" style:parent-style-name="Standard">
      <style:text-properties officeooo:paragraph-rsid="00cb84c5"/>
    </style:style>
    <style:style style:name="P272" style:family="paragraph" style:parent-style-name="Standard">
      <style:text-properties officeooo:paragraph-rsid="00ccd421"/>
    </style:style>
    <style:style style:name="P273" style:family="paragraph" style:parent-style-name="Standard">
      <style:text-properties officeooo:rsid="00d298b5" officeooo:paragraph-rsid="00d298b5"/>
    </style:style>
    <style:style style:name="P274" style:family="paragraph" style:parent-style-name="Standard">
      <style:text-properties officeooo:paragraph-rsid="00e50370"/>
    </style:style>
    <style:style style:name="P275" style:family="paragraph" style:parent-style-name="Standard">
      <style:text-properties officeooo:paragraph-rsid="01097986"/>
    </style:style>
    <style:style style:name="P276" style:family="paragraph" style:parent-style-name="Standard">
      <style:text-properties officeooo:paragraph-rsid="00e6958e"/>
    </style:style>
    <style:style style:name="P277" style:family="paragraph" style:parent-style-name="Standard">
      <style:text-properties officeooo:paragraph-rsid="01342456"/>
    </style:style>
    <style:style style:name="P278" style:family="paragraph" style:parent-style-name="Standard">
      <style:text-properties officeooo:paragraph-rsid="014805bd"/>
    </style:style>
    <style:style style:name="P279" style:family="paragraph" style:parent-style-name="Standard">
      <style:text-properties officeooo:paragraph-rsid="014b884a"/>
    </style:style>
    <style:style style:name="P280" style:family="paragraph" style:parent-style-name="Heading_20_2">
      <style:text-properties fo:font-variant="normal" fo:text-transform="none" style:font-name="Open Sans1" fo:letter-spacing="normal" fo:font-style="normal" officeooo:rsid="00239429" officeooo:paragraph-rsid="00239429"/>
    </style:style>
    <style:style style:name="P281" style:family="paragraph" style:parent-style-name="Heading_20_2">
      <style:text-properties fo:font-variant="normal" fo:text-transform="none" style:font-name="Open Sans1" fo:letter-spacing="normal" fo:language="pl" fo:country="PL" fo:font-style="normal" officeooo:rsid="0038120d" officeooo:paragraph-rsid="0038120d"/>
    </style:style>
    <style:style style:name="P282" style:family="paragraph" style:parent-style-name="Heading_20_2">
      <style:text-properties fo:font-variant="normal" fo:text-transform="none" style:font-name="Open Sans1" fo:font-size="14pt" fo:letter-spacing="normal" fo:font-style="normal" fo:font-weight="normal" officeooo:rsid="0027aee5" officeooo:paragraph-rsid="0027aee5"/>
    </style:style>
    <style:style style:name="P283" style:family="paragraph" style:parent-style-name="Text_20_body">
      <style:text-properties fo:color="#000000" officeooo:rsid="0027aee5" officeooo:paragraph-rsid="0027aee5"/>
    </style:style>
    <style:style style:name="P284" style:family="paragraph" style:parent-style-name="Text_20_body">
      <style:text-properties fo:color="#000000" officeooo:rsid="002a2712" officeooo:paragraph-rsid="002a2712"/>
    </style:style>
    <style:style style:name="P285" style:family="paragraph" style:parent-style-name="Text_20_body">
      <style:text-properties fo:color="#000000" officeooo:rsid="002b36c4" officeooo:paragraph-rsid="002b36c4"/>
    </style:style>
    <style:style style:name="P286" style:family="paragraph" style:parent-style-name="Text_20_body">
      <style:text-properties fo:color="#000000" officeooo:rsid="002e5eb7" officeooo:paragraph-rsid="002e5eb7"/>
    </style:style>
    <style:style style:name="P287" style:family="paragraph" style:parent-style-name="Text_20_body">
      <style:text-properties fo:color="#000000" fo:font-weight="bold" officeooo:rsid="002e5eb7" officeooo:paragraph-rsid="002e5eb7" style:font-weight-asian="bold" style:font-weight-complex="bold"/>
    </style:style>
    <style:style style:name="P288" style:family="paragraph" style:parent-style-name="Text_20_body">
      <style:text-properties fo:color="#000000" officeooo:rsid="00b8724d" officeooo:paragraph-rsid="00b8724d"/>
    </style:style>
    <style:style style:name="P289" style:family="paragraph" style:parent-style-name="Text_20_body">
      <style:text-properties fo:color="#000000" officeooo:paragraph-rsid="01522fc1"/>
    </style:style>
    <style:style style:name="P290" style:family="paragraph" style:parent-style-name="Text_20_body">
      <style:text-properties fo:color="#000000" officeooo:paragraph-rsid="01542152"/>
    </style:style>
    <style:style style:name="P291" style:family="paragraph" style:parent-style-name="Text_20_body">
      <style:text-properties fo:font-variant="normal" fo:text-transform="none" style:font-name="Open Sans1" fo:font-size="12pt" fo:letter-spacing="normal" fo:font-style="normal" fo:font-weight="normal" officeooo:rsid="0027aee5" officeooo:paragraph-rsid="002a2712" style:font-size-asian="12pt" style:font-size-complex="12pt"/>
    </style:style>
    <style:style style:name="P292" style:family="paragraph" style:parent-style-name="Text_20_body">
      <style:text-properties fo:font-variant="normal" fo:text-transform="none" style:font-name="Open Sans1" fo:font-size="14pt" fo:letter-spacing="normal" fo:font-style="normal" fo:font-weight="normal" officeooo:rsid="0027aee5" officeooo:paragraph-rsid="0027aee5"/>
    </style:style>
    <style:style style:name="P293" style:family="paragraph" style:parent-style-name="Text_20_body">
      <style:text-properties fo:font-variant="normal" fo:text-transform="none" fo:color="#000000" style:font-name="Open Sans1" fo:font-size="14pt" fo:letter-spacing="normal" fo:font-style="normal" fo:font-weight="normal" officeooo:rsid="002b36c4" officeooo:paragraph-rsid="002b36c4"/>
    </style:style>
    <style:style style:name="P294" style:family="paragraph" style:parent-style-name="Text_20_body">
      <style:text-properties fo:font-variant="normal" fo:text-transform="none" fo:color="#000000" style:font-name="Open Sans1" fo:font-size="14pt" fo:letter-spacing="normal" fo:font-style="normal" fo:font-weight="normal" officeooo:rsid="002b36c4" officeooo:paragraph-rsid="002cf650"/>
    </style:style>
    <style:style style:name="P295" style:family="paragraph" style:parent-style-name="Text_20_body">
      <style:text-properties fo:font-variant="normal" fo:text-transform="none" fo:color="#000000" style:font-name="Open Sans1" fo:font-size="14pt" fo:letter-spacing="normal" fo:font-style="normal" fo:font-weight="normal" officeooo:rsid="002a2712" officeooo:paragraph-rsid="002a2712"/>
    </style:style>
    <style:style style:name="P296" style:family="paragraph" style:parent-style-name="Text_20_body">
      <style:text-properties fo:font-variant="normal" fo:text-transform="none" fo:color="#000000" style:font-name="Consolas" fo:font-size="10.5pt" fo:letter-spacing="normal" fo:font-style="normal" fo:font-weight="normal" officeooo:paragraph-rsid="014ea746" loext:padding="0cm" loext:border="none"/>
    </style:style>
    <style:style style:name="P297" style:family="paragraph" style:parent-style-name="Text_20_body">
      <style:text-properties fo:font-variant="normal" fo:text-transform="none" fo:color="#000000" style:font-name="Consolas" fo:font-size="10.5pt" fo:letter-spacing="normal" fo:language="pl" fo:country="PL" fo:font-style="normal" fo:font-weight="normal" officeooo:rsid="014ea746" officeooo:paragraph-rsid="014ea746" loext:padding="0cm" loext:border="none"/>
    </style:style>
    <style:style style:name="P298" style:family="paragraph" style:parent-style-name="Text_20_body">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299" style:family="paragraph" style:parent-style-name="Text_20_body">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00" style:family="paragraph" style:parent-style-name="Text_20_body">
      <style:text-properties officeooo:paragraph-rsid="014ea746"/>
    </style:style>
    <style:style style:name="P301" style:family="paragraph" style:parent-style-name="Text_20_body">
      <style:text-properties officeooo:paragraph-rsid="01522fc1"/>
    </style:style>
    <style:style style:name="P302" style:family="paragraph" style:parent-style-name="List_20_Contents">
      <style:paragraph-properties fo:margin-left="0cm" fo:margin-right="0cm" fo:text-align="start" style:justify-single-word="false" fo:orphans="2" fo:widows="2" fo:text-indent="0cm" style:auto-text-indent="false"/>
    </style:style>
    <style:style style:name="P303"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inherit" fo:font-size="12pt" fo:letter-spacing="normal" fo:font-style="normal" fo:font-weight="normal" officeooo:rsid="00badae6" officeooo:paragraph-rsid="00badae6"/>
    </style:style>
    <style:style style:name="P30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05"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30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P30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1" fo:font-size="14pt" fo:letter-spacing="normal" fo:font-style="normal" fo:font-weight="normal"/>
    </style:style>
    <style:style style:name="P30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Consolas" fo:font-size="10.5pt" fo:letter-spacing="normal" fo:font-style="normal" fo:font-weight="normal" loext:padding="0cm" loext:border="none"/>
    </style:style>
    <style:style style:name="P30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Open Sans1" fo:font-size="14pt" fo:letter-spacing="normal" fo:font-style="normal" fo:font-weight="normal"/>
    </style:style>
    <style:style style:name="P31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11" style:family="paragraph" style:parent-style-name="Heading_20_5">
      <style:text-properties fo:text-transform="uppercase" style:font-name="montserrat" fo:letter-spacing="0.079cm" fo:language="pl" fo:country="PL" fo:font-weight="normal" officeooo:rsid="0043ab56" officeooo:paragraph-rsid="0043ab56"/>
    </style:style>
    <style:style style:name="P312" style:family="paragraph" style:parent-style-name="Preformatted_20_Text">
      <style:text-properties officeooo:paragraph-rsid="00ccd421"/>
    </style:style>
    <style:style style:name="P313" style:family="paragraph" style:parent-style-name="Preformatted_20_Text">
      <style:text-properties officeooo:paragraph-rsid="00d18476"/>
    </style:style>
    <style:style style:name="P314" style:family="paragraph" style:parent-style-name="Preformatted_20_Text">
      <style:text-properties officeooo:rsid="00d298b5" officeooo:paragraph-rsid="00d298b5"/>
    </style:style>
    <style:style style:name="P315" style:family="paragraph" style:parent-style-name="Preformatted_20_Text">
      <style:text-properties officeooo:paragraph-rsid="00e6958e"/>
    </style:style>
    <style:style style:name="P316"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317"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18"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19"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20" style:family="paragraph" style:parent-style-name="Preformatted_20_Text">
      <style:text-properties fo:font-variant="normal" fo:text-transform="none" fo:color="#007f7f" style:font-name="monospace" fo:font-size="8.25pt" fo:letter-spacing="normal" fo:language="en" fo:country="GB" fo:font-style="normal" fo:font-weight="bold" officeooo:rsid="0121171e" officeooo:paragraph-rsid="0121171e" style:font-weight-asian="bold" style:font-weight-complex="bold"/>
    </style:style>
    <style:style style:name="P321" style:family="paragraph" style:parent-style-name="Preformatted_20_Text">
      <style:text-properties officeooo:paragraph-rsid="014ea746"/>
    </style:style>
    <style:style style:name="P322" style:family="paragraph" style:parent-style-name="Preformatted_20_Text">
      <style:paragraph-properties fo:margin-top="0cm" fo:margin-bottom="0.499cm" loext:contextual-spacing="false"/>
    </style:style>
    <style:style style:name="P323"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324" style:family="paragraph" style:parent-style-name="Preformatted_20_Text">
      <style:paragraph-properties fo:margin-top="0cm" fo:margin-bottom="0cm" loext:contextual-spacing="false" fo:text-align="start" style:justify-single-word="false" fo:orphans="2" fo:widows="2" fo:padding="0cm" fo:border="none"/>
    </style:style>
    <style:style style:name="P325" style:family="paragraph" style:parent-style-name="Text_20_body">
      <style:paragraph-properties fo:margin-top="0cm" fo:margin-bottom="0cm" loext:contextual-spacing="false" style:line-height-at-least="0.529cm" fo:padding="0cm" fo:border="none"/>
    </style:style>
    <style:style style:name="P326" style:family="paragraph" style:parent-style-name="Text_20_body">
      <style:paragraph-properties fo:margin-top="0cm" fo:margin-bottom="0cm" loext:contextual-spacing="false" style:line-height-at-least="0.529cm" fo:padding="0cm" fo:border="none"/>
      <style:text-properties fo:language="pl" fo:country="PL" officeooo:rsid="00cd51fd" officeooo:paragraph-rsid="00cd51fd"/>
    </style:style>
    <style:style style:name="P327"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328" style:family="paragraph" style:parent-style-name="Heading_20_5" style:list-style-name="L5">
      <style:paragraph-properties fo:margin-left="0cm" fo:margin-right="0cm" fo:text-indent="0cm" style:auto-text-indent="false"/>
      <style:text-properties fo:text-transform="uppercase" style:font-name="montserrat" fo:letter-spacing="0.079cm" fo:font-weight="normal"/>
    </style:style>
    <style:style style:name="P329" style:family="paragraph" style:parent-style-name="Heading_20_5" style:list-style-name="L6">
      <style:paragraph-properties fo:margin-left="0cm" fo:margin-right="0cm" fo:text-indent="0cm" style:auto-text-indent="false"/>
      <style:text-properties fo:text-transform="uppercase" style:font-name="montserrat" fo:letter-spacing="0.079cm" fo:font-weight="normal"/>
    </style:style>
    <style:style style:name="P330" style:family="paragraph" style:parent-style-name="Heading_20_5" style:list-style-name="L7">
      <style:paragraph-properties fo:margin-left="0cm" fo:margin-right="0cm" fo:text-indent="0cm" style:auto-text-indent="false"/>
      <style:text-properties fo:text-transform="uppercase" style:font-name="montserrat" fo:letter-spacing="0.079cm" fo:font-weight="normal"/>
    </style:style>
    <style:style style:name="P331" style:family="paragraph" style:parent-style-name="Heading_20_5" style:list-style-name="L8">
      <style:paragraph-properties fo:margin-left="0cm" fo:margin-right="0cm" fo:text-indent="0cm" style:auto-text-indent="false"/>
      <style:text-properties fo:text-transform="uppercase" style:font-name="montserrat" fo:letter-spacing="0.079cm" fo:font-weight="normal"/>
    </style:style>
    <style:style style:name="P332" style:family="paragraph" style:parent-style-name="Heading_20_5" style:list-style-name="L9">
      <style:paragraph-properties fo:margin-left="0cm" fo:margin-right="0cm" fo:text-indent="0cm" style:auto-text-indent="false"/>
      <style:text-properties fo:text-transform="uppercase" style:font-name="montserrat" fo:letter-spacing="0.079cm" fo:font-weight="normal"/>
    </style:style>
    <style:style style:name="P333" style:family="paragraph" style:parent-style-name="Standard" style:list-style-name="L1">
      <style:text-properties officeooo:paragraph-rsid="0027aee5"/>
    </style:style>
    <style:style style:name="P334" style:family="paragraph" style:parent-style-name="Standard" style:list-style-name="L2">
      <style:text-properties fo:font-size="12pt" officeooo:rsid="0027aee5" officeooo:paragraph-rsid="0027aee5" style:font-size-asian="12pt" style:font-size-complex="12pt"/>
    </style:style>
    <style:style style:name="P335" style:family="paragraph" style:parent-style-name="Standard" style:list-style-name="L4">
      <style:text-properties fo:language="pl" fo:country="PL" officeooo:rsid="00415cf3" officeooo:paragraph-rsid="00415cf3"/>
    </style:style>
    <style:style style:name="P336" style:family="paragraph" style:parent-style-name="Standard" style:list-style-name="L10">
      <style:text-properties fo:language="en" fo:country="GB" fo:font-weight="normal" officeooo:rsid="00669889" officeooo:paragraph-rsid="00669889" style:font-weight-asian="normal" style:font-weight-complex="normal"/>
    </style:style>
    <style:style style:name="P337" style:family="paragraph" style:parent-style-name="Standard" style:list-style-name="L11">
      <style:text-properties fo:language="en" fo:country="GB" fo:font-weight="normal" officeooo:rsid="007b4c5e" officeooo:paragraph-rsid="007b4c5e" style:font-weight-asian="normal" style:font-weight-complex="normal"/>
    </style:style>
    <style:style style:name="P338" style:family="paragraph" style:parent-style-name="Standard" style:list-style-name="L12">
      <style:text-properties style:font-name="Arial1" fo:font-size="11pt" fo:language="en" fo:country="GB" fo:font-weight="normal" officeooo:rsid="007b4c5e" officeooo:paragraph-rsid="007b4c5e" style:font-size-asian="11pt" style:font-weight-asian="normal" style:font-size-complex="11pt" style:font-weight-complex="normal"/>
    </style:style>
    <style:style style:name="P339" style:family="paragraph" style:parent-style-name="Standard" style:list-style-name="L14">
      <style:text-properties officeooo:rsid="00853d8d" officeooo:paragraph-rsid="00853d8d"/>
    </style:style>
    <style:style style:name="P340" style:family="paragraph" style:parent-style-name="Standard" style:list-style-name="L14">
      <style:text-properties officeooo:rsid="0086cca3" officeooo:paragraph-rsid="0086cca3"/>
    </style:style>
    <style:style style:name="P341" style:family="paragraph" style:parent-style-name="Standard" style:list-style-name="L15">
      <style:text-properties fo:color="#000000" fo:font-weight="normal" officeooo:rsid="00b01aa9" officeooo:paragraph-rsid="00b01aa9" style:font-weight-asian="normal" style:font-weight-complex="normal"/>
    </style:style>
    <style:style style:name="P342" style:family="paragraph" style:parent-style-name="Standard" style:list-style-name="L18">
      <style:text-properties officeooo:paragraph-rsid="014b884a"/>
    </style:style>
    <style:style style:name="P343" style:family="paragraph" style:parent-style-name="Standard" style:list-style-name="L21">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44" style:family="paragraph" style:parent-style-name="Standard" style:list-style-name="L24">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345"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style>
    <style:style style:name="P346"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4978e7"/>
    </style:style>
    <style:style style:name="P347"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348"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349"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350" style:family="paragraph" style:parent-style-name="Standard">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351" style:family="paragraph" style:parent-style-name="Standard">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352" style:family="paragraph" style:parent-style-name="Standard">
      <style:text-properties fo:font-variant="normal" fo:text-transform="none" fo:color="#333333" style:font-name="Open Sans" fo:font-size="11.25pt" fo:letter-spacing="normal" fo:language="en" fo:country="GB" fo:font-style="normal" fo:font-weight="normal" officeooo:rsid="01589459" officeooo:paragraph-rsid="01589459" style:font-weight-asian="normal" style:font-weight-complex="normal"/>
    </style:style>
    <style:style style:name="P353" style:family="paragraph" style:parent-style-name="Standard">
      <style:text-properties fo:font-variant="normal" fo:text-transform="none" fo:color="#333333" style:font-name="Open Sans" fo:font-size="11.25pt" fo:letter-spacing="normal" fo:language="en" fo:country="GB" fo:font-style="normal" fo:font-weight="normal" officeooo:rsid="015e5753" officeooo:paragraph-rsid="015e5753" style:font-weight-asian="normal" style:font-weight-complex="normal"/>
    </style:style>
    <style:style style:name="P354" style:family="paragraph" style:parent-style-name="Standard">
      <style:text-properties fo:font-variant="normal" fo:text-transform="none" fo:color="#333333" style:font-name="Open Sans" fo:font-size="11.25pt" fo:letter-spacing="normal" fo:language="en" fo:country="GB" fo:font-style="normal" fo:font-weight="normal" officeooo:rsid="015fb72f" officeooo:paragraph-rsid="015fb72f" style:font-weight-asian="normal" style:font-weight-complex="normal"/>
    </style:style>
    <style:style style:name="P355" style:family="paragraph" style:parent-style-name="Standard">
      <style:text-properties fo:font-variant="normal" fo:text-transform="none" fo:color="#333333" style:font-name="Open Sans" fo:font-size="11.25pt" fo:letter-spacing="normal" fo:language="en" fo:country="GB" fo:font-style="normal" fo:font-weight="normal" officeooo:rsid="01617350" officeooo:paragraph-rsid="01617350" style:font-weight-asian="normal" style:font-weight-complex="normal"/>
    </style:style>
    <style:style style:name="P356"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9406" officeooo:paragraph-rsid="01569406"/>
    </style:style>
    <style:style style:name="P357" style:family="paragraph" style:parent-style-name="Standard">
      <style:text-properties fo:font-variant="normal" fo:text-transform="none" fo:color="#333333" style:font-name="Open Sans" fo:font-size="11.25pt" fo:letter-spacing="normal" fo:language="cs" fo:country="CZ" fo:font-style="normal" fo:font-weight="normal" officeooo:rsid="015b86b7" officeooo:paragraph-rsid="015b86b7" style:font-weight-asian="normal" style:font-weight-complex="normal"/>
    </style:style>
    <style:style style:name="P358" style:family="paragraph" style:parent-style-name="Standard">
      <style:text-properties fo:font-variant="normal" fo:text-transform="none" fo:color="#000000" style:font-name="Open Sans" fo:font-size="11.25pt" fo:letter-spacing="normal" fo:language="en" fo:country="GB" fo:font-style="normal" fo:font-weight="bold" officeooo:rsid="015e5753" officeooo:paragraph-rsid="015e5753" style:font-weight-asian="bold" style:font-weight-complex="bold"/>
    </style:style>
    <style:style style:name="P359" style:family="paragraph" style:parent-style-name="Standard">
      <style:text-properties fo:font-variant="normal" fo:text-transform="none" fo:color="#000000" style:font-name="Open Sans" fo:font-size="11.25pt" fo:letter-spacing="normal" fo:language="en" fo:country="GB" fo:font-style="normal" fo:font-weight="normal" officeooo:rsid="015e5753" officeooo:paragraph-rsid="015e5753" style:font-weight-asian="normal" style:font-weight-complex="normal"/>
    </style:style>
    <style:style style:name="P360" style:family="paragraph" style:parent-style-name="Standard" style:list-style-name="L26">
      <style:text-properties officeooo:paragraph-rsid="01588873"/>
    </style:style>
    <style:style style:name="P361" style:family="paragraph" style:parent-style-name="Standard" style:list-style-name="L27">
      <style:text-properties officeooo:paragraph-rsid="01588873"/>
    </style:style>
    <style:style style:name="P362" style:family="paragraph" style:parent-style-name="Standard" style:list-style-name="L28">
      <style:text-properties officeooo:paragraph-rsid="01588873"/>
    </style:style>
    <style:style style:name="P363" style:family="paragraph" style:parent-style-name="Text_20_body" style:list-style-name="L3">
      <style:text-properties officeooo:paragraph-rsid="002a2712"/>
    </style:style>
    <style:style style:name="P364" style:family="paragraph" style:parent-style-name="Text_20_body" style:list-style-name="L12">
      <style:text-properties officeooo:paragraph-rsid="007b4c5e"/>
    </style:style>
    <style:style style:name="P365" style:family="paragraph" style:parent-style-name="Text_20_body" style:list-style-name="L13">
      <style:paragraph-properties fo:text-align="start" style:justify-single-word="false" fo:orphans="2" fo:widows="2"/>
    </style:style>
    <style:style style:name="P366"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67" style:family="paragraph" style:parent-style-name="Text_20_body" style:list-style-name="L13">
      <style:paragraph-properties fo:margin-top="0cm" fo:margin-bottom="0cm" loext:contextual-spacing="false" fo:text-align="start" style:justify-single-word="false" fo:orphans="2" fo:widows="2"/>
    </style:style>
    <style:style style:name="P368" style:family="paragraph" style:parent-style-name="Text_20_body" style:list-style-name="L17">
      <style:paragraph-properties fo:margin-top="0cm" fo:margin-bottom="0cm" loext:contextual-spacing="false" style:line-height-at-least="0.529cm" fo:padding="0cm" fo:border="none"/>
    </style:style>
    <style:style style:name="P369"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370"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371"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372"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373"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officeooo:rsid="014d643f" officeooo:paragraph-rsid="014d643f" loext:padding="0cm" loext:border="none"/>
    </style:style>
    <style:style style:name="P374"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375"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376" style:family="paragraph" style:parent-style-name="Text_20_body" style:list-style-name="L16">
      <style:paragraph-properties fo:margin-left="0cm" fo:margin-right="0cm" fo:line-height="160%" fo:orphans="2" fo:widows="2" fo:text-indent="0cm" style:auto-text-indent="false" fo:padding="0cm" fo:border="none"/>
    </style:style>
    <style:style style:name="P377"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style:font-name="Open Sans1" fo:font-size="14pt" fo:letter-spacing="normal" fo:font-style="normal"/>
    </style:style>
    <style:style style:name="T5" style:family="text">
      <style:text-properties fo:font-variant="normal" fo:text-transform="none" style:font-name="Open Sans1" fo:font-size="14pt" fo:letter-spacing="normal" fo:font-style="normal" fo:font-weight="normal"/>
    </style:style>
    <style:style style:name="T6" style:family="text">
      <style:text-properties fo:font-variant="normal" fo:text-transform="none" style:font-name="Open Sans1" fo:font-size="14pt" fo:letter-spacing="normal" fo:font-style="normal" fo:font-weight="normal" officeooo:rsid="00276d62"/>
    </style:style>
    <style:style style:name="T7" style:family="text">
      <style:text-properties fo:font-variant="normal" fo:text-transform="none" style:font-name="Open Sans1" fo:font-size="14pt" fo:letter-spacing="normal" fo:font-style="normal" fo:font-weight="normal" officeooo:rsid="002b36c4"/>
    </style:style>
    <style:style style:name="T8" style:family="text">
      <style:text-properties fo:font-variant="normal" fo:text-transform="none" style:font-name="Open Sans1" fo:font-size="14pt" fo:letter-spacing="normal" fo:font-style="normal" fo:font-weight="normal" officeooo:rsid="01522fc1"/>
    </style:style>
    <style:style style:name="T9" style:family="text">
      <style:text-properties fo:font-variant="normal" fo:text-transform="none" style:font-name="Open Sans1" fo:font-size="14pt" fo:letter-spacing="normal" fo:font-style="normal" fo:font-weight="normal" officeooo:rsid="01542152"/>
    </style:style>
    <style:style style:name="T10" style:family="text">
      <style:text-properties fo:font-variant="normal" fo:text-transform="none" style:font-name="Open Sans1" fo:font-size="14pt" fo:letter-spacing="normal" fo:font-style="normal" officeooo:rsid="002b36c4"/>
    </style:style>
    <style:style style:name="T11" style:family="text">
      <style:text-properties fo:font-variant="normal" fo:text-transform="none" style:font-name="Open Sans1" fo:font-size="14pt" fo:letter-spacing="normal" fo:font-style="normal" fo:font-weight="bold"/>
    </style:style>
    <style:style style:name="T12" style:family="text">
      <style:text-properties fo:font-variant="normal" fo:text-transform="none" style:font-name="Open Sans1" fo:font-size="12pt" fo:letter-spacing="normal" fo:font-style="normal" fo:font-weight="normal" officeooo:rsid="00276d62" style:font-size-asian="12pt" style:font-size-complex="12pt"/>
    </style:style>
    <style:style style:name="T13" style:family="text">
      <style:text-properties fo:font-variant="normal" fo:text-transform="none" style:font-name="Open Sans1" fo:font-size="12pt" fo:letter-spacing="normal" fo:font-style="normal" fo:font-weight="normal" officeooo:rsid="0027aee5" style:font-size-asian="12pt" style:font-size-complex="12pt"/>
    </style:style>
    <style:style style:name="T14" style:family="text">
      <style:text-properties fo:font-variant="normal" fo:text-transform="none" fo:color="#f7f7f7" style:font-name="monospace" fo:font-size="14pt" fo:letter-spacing="normal" fo:font-style="normal" fo:font-weight="normal"/>
    </style:style>
    <style:style style:name="T15" style:family="text">
      <style:text-properties fo:font-variant="normal" fo:text-transform="none" fo:color="#f7f7f7" fo:letter-spacing="normal" fo:font-style="normal" fo:font-weight="normal" fo:background-color="#23241f" loext:char-shading-value="0"/>
    </style:style>
    <style:style style:name="T16" style:family="text">
      <style:text-properties fo:font-variant="normal" fo:text-transform="none" style:font-name="monospace" fo:font-size="14pt" fo:letter-spacing="normal" fo:font-style="normal" fo:font-weight="normal"/>
    </style:style>
    <style:style style:name="T17" style:family="text">
      <style:text-properties fo:font-variant="normal" fo:text-transform="none" fo:color="#000000" style:font-name="monospace" fo:font-size="14pt" fo:letter-spacing="normal" fo:font-style="normal" fo:font-weight="bold" style:font-weight-asian="bold" style:font-weight-complex="bold"/>
    </style:style>
    <style:style style:name="T18" style:family="text">
      <style:text-properties fo:font-variant="normal" fo:text-transform="none" fo:color="#000000" style:font-name="monospace" fo:font-size="14pt" fo:letter-spacing="normal" fo:font-style="normal" fo:font-weight="normal"/>
    </style:style>
    <style:style style:name="T19" style:family="text">
      <style:text-properties fo:font-variant="normal" fo:text-transform="none" fo:color="#000000" fo:letter-spacing="normal" fo:font-weight="bold" style:font-weight-asian="bold" style:font-weight-complex="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style:font-name="Consolas1" fo:font-size="12pt" fo:letter-spacing="normal" fo:font-style="normal" fo:font-weight="normal"/>
    </style:style>
    <style:style style:name="T22" style:family="text">
      <style:text-properties fo:font-variant="normal" fo:text-transform="none" style:font-name="Arial1" fo:font-size="11pt" fo:letter-spacing="normal" fo:font-style="normal" fo:font-weight="normal" style:font-size-asian="11pt" style:font-size-complex="11pt"/>
    </style:style>
    <style:style style:name="T23" style:family="text">
      <style:text-properties fo:font-variant="normal" fo:text-transform="none" style:font-name="Arial1" fo:font-size="11pt" fo:letter-spacing="normal" fo:font-style="normal" fo:font-weight="normal" officeooo:rsid="007b4c5e" style:font-size-asian="11pt" style:font-size-complex="11pt"/>
    </style:style>
    <style:style style:name="T24" style:family="text">
      <style:text-properties fo:font-variant="normal" fo:text-transform="none" style:font-name="Arial1" fo:font-size="11pt" fo:letter-spacing="normal" fo:language="en" fo:country="GB" fo:font-style="normal" fo:font-weight="normal" officeooo:rsid="007b4c5e" style:font-size-asian="11pt" style:font-size-complex="11pt"/>
    </style:style>
    <style:style style:name="T25" style:family="text">
      <style:text-properties fo:font-variant="normal" fo:text-transform="none" style:font-name="Arial1" fo:font-size="11pt" fo:letter-spacing="normal" fo:language="en" fo:country="GB" fo:font-style="normal" fo:font-weight="normal" officeooo:rsid="007b4c5e" style:font-size-asian="11pt" style:font-weight-asian="normal" style:font-size-complex="11pt" style:font-weight-complex="normal"/>
    </style:style>
    <style:style style:name="T26" style:family="text">
      <style:text-properties fo:font-variant="normal" fo:text-transform="none" fo:color="#3e3e40" style:font-name="Oxygen" fo:font-size="12pt" fo:letter-spacing="normal" fo:font-style="normal"/>
    </style:style>
    <style:style style:name="T27" style:family="text">
      <style:text-properties fo:font-variant="normal" fo:text-transform="none" fo:color="#3e3e40" style:font-name="Oxygen" fo:font-size="12pt" fo:letter-spacing="normal" fo:font-style="normal" loext:padding="0cm" loext:border="none"/>
    </style:style>
    <style:style style:name="T28" style:family="text">
      <style:text-properties fo:font-variant="normal" fo:text-transform="none" fo:color="#3e3e40" style:font-name="Oxygen" fo:font-size="12pt" fo:letter-spacing="normal" fo:font-style="normal" officeooo:rsid="00b18398" loext:padding="0cm" loext:border="none"/>
    </style:style>
    <style:style style:name="T29" style:family="text">
      <style:text-properties fo:font-variant="normal" fo:text-transform="none" fo:color="#3e3e40" style:font-name="Oxygen" fo:font-size="12pt" fo:letter-spacing="normal" fo:font-style="normal" fo:font-weight="normal"/>
    </style:style>
    <style:style style:name="T30" style:family="text">
      <style:text-properties fo:font-variant="normal" fo:text-transform="none" fo:color="#3e3e40" style:font-name="Oxygen" fo:font-size="12pt" fo:letter-spacing="normal" fo:language="cs" fo:country="CZ" fo:font-style="normal" officeooo:rsid="00b18398" loext:padding="0cm" loext:border="none"/>
    </style:style>
    <style:style style:name="T31" style:family="text">
      <style:text-properties fo:font-variant="normal" fo:text-transform="none" fo:color="#3e3e40" style:font-name="Oxygen" fo:font-size="12pt" fo:letter-spacing="normal" fo:language="cs" fo:country="CZ" fo:font-style="normal" fo:font-weight="normal" officeooo:rsid="00b18398" style:font-weight-asian="normal" style:font-weight-complex="normal" loext:padding="0cm" loext:border="none"/>
    </style:style>
    <style:style style:name="T32" style:family="text">
      <style:text-properties fo:font-variant="normal" fo:text-transform="none" fo:color="#3e3e40" style:font-name="Oxygen" fo:font-size="12pt" fo:letter-spacing="normal" fo:language="en" fo:country="GB" fo:font-style="normal" fo:font-weight="normal" officeooo:rsid="00b18398" style:font-weight-asian="normal" style:font-weight-complex="normal" loext:padding="0cm" loext:border="none"/>
    </style:style>
    <style:style style:name="T33" style:family="text">
      <style:text-properties fo:font-variant="normal" fo:text-transform="none" fo:color="#3e3e40" style:font-name="Oxygen" fo:font-size="12pt" fo:letter-spacing="normal" fo:language="en" fo:country="GB" fo:font-style="normal" fo:font-weight="normal" officeooo:rsid="00b21b22" loext:padding="0cm" loext:border="none"/>
    </style:style>
    <style:style style:name="T34" style:family="text">
      <style:text-properties fo:font-variant="normal" fo:text-transform="none" fo:color="#3e3e40" style:font-name="Oxygen" fo:font-size="12pt" fo:letter-spacing="normal" fo:language="en" fo:country="GB" fo:font-style="normal" fo:font-weight="bold" officeooo:rsid="00b21b22" style:font-weight-asian="bold" style:font-weight-complex="bold" loext:padding="0cm" loext:border="none"/>
    </style:style>
    <style:style style:name="T35" style:family="text">
      <style:text-properties fo:font-variant="normal" fo:text-transform="none" fo:color="#3e3e40" style:font-name="Oxygen" fo:font-size="12pt" fo:letter-spacing="normal" fo:language="pl" fo:country="PL" fo:font-style="normal" fo:font-weight="normal" officeooo:rsid="00b7327e"/>
    </style:style>
    <style:style style:name="T36" style:family="text">
      <style:text-properties fo:font-variant="normal" fo:text-transform="none" fo:color="#3e3e40" style:font-name="inherit" fo:font-size="12pt" fo:letter-spacing="normal" fo:language="pl" fo:country="PL" fo:font-style="normal" fo:font-weight="normal"/>
    </style:style>
    <style:style style:name="T37" style:family="text">
      <style:text-properties fo:font-variant="normal" fo:text-transform="none" fo:color="#3e3e40" style:font-name="inherit" fo:font-size="12pt" fo:letter-spacing="normal" fo:font-style="normal" fo:font-weight="normal"/>
    </style:style>
    <style:style style:name="T38" style:family="text">
      <style:text-properties fo:font-variant="normal" fo:text-transform="none" fo:color="#939598" style:font-name="inherit" fo:font-size="10.5pt" fo:letter-spacing="normal" fo:language="cs" fo:country="CZ" fo:font-style="normal" fo:font-weight="normal" officeooo:rsid="00b18398" loext:padding="0cm" loext:border="none"/>
    </style:style>
    <style:style style:name="T39" style:family="text">
      <style:text-properties fo:font-variant="normal" fo:text-transform="none" fo:color="#939598" style:font-name="inherit" fo:font-size="10.5pt" fo:letter-spacing="normal" fo:language="en" fo:country="GB" fo:font-style="normal" fo:font-weight="normal" officeooo:rsid="00b21b22" loext:padding="0cm" loext:border="none"/>
    </style:style>
    <style:style style:name="T40" style:family="text">
      <style:text-properties fo:font-variant="normal" fo:text-transform="none" fo:color="#939598" style:font-name="inherit" fo:font-size="10.5pt" fo:letter-spacing="normal" fo:language="en" fo:country="GB" fo:font-style="normal" fo:font-weight="normal" officeooo:rsid="00b3e8a4" loext:padding="0cm" loext:border="none"/>
    </style:style>
    <style:style style:name="T41" style:family="text">
      <style:text-properties fo:font-variant="normal" fo:text-transform="none" fo:color="#939598" style:font-name="Monaco" fo:font-size="9.75pt" fo:letter-spacing="normal" fo:font-style="normal" fo:font-weight="normal"/>
    </style:style>
    <style:style style:name="T42" style:family="text">
      <style:text-properties fo:font-variant="normal" fo:text-transform="none" style:font-name="Monaco" fo:font-size="9.75pt" fo:letter-spacing="normal" fo:font-style="normal" fo:font-weight="normal"/>
    </style:style>
    <style:style style:name="T43" style:family="text">
      <style:text-properties fo:font-variant="normal" fo:text-transform="none" style:font-name="Monaco" fo:font-size="9.75pt" fo:letter-spacing="normal" fo:font-style="normal" fo:font-weight="normal" loext:padding="0cm" loext:border="none"/>
    </style:style>
    <style:style style:name="T44" style:family="text">
      <style:text-properties fo:font-variant="normal" fo:text-transform="none" fo:letter-spacing="normal"/>
    </style:style>
    <style:style style:name="T45" style:family="text">
      <style:text-properties fo:font-variant="normal" fo:text-transform="none" fo:letter-spacing="normal" fo:language="pl" fo:country="PL"/>
    </style:style>
    <style:style style:name="T46" style:family="text">
      <style:text-properties fo:font-variant="normal" fo:text-transform="none" fo:letter-spacing="normal" fo:language="pl" fo:country="PL" officeooo:rsid="00b7327e"/>
    </style:style>
    <style:style style:name="T47" style:family="text">
      <style:text-properties fo:font-variant="normal" fo:text-transform="none" style:font-name="Consolas1" fo:font-size="12pt" fo:letter-spacing="normal" fo:font-style="normal" fo:font-weight="normal"/>
    </style:style>
    <style:style style:name="T48" style:family="text">
      <style:text-properties fo:font-variant="normal" fo:text-transform="none" fo:color="#204056" style:font-name="Monaco" fo:letter-spacing="normal" fo:language="pl" fo:country="PL" fo:font-style="normal" fo:font-weight="normal" officeooo:rsid="00b7327e" fo:background-color="#d4d5d6" loext:char-shading-value="0" loext:padding="0cm" loext:border="none"/>
    </style:style>
    <style:style style:name="T49" style:family="text">
      <style:text-properties fo:font-variant="normal" fo:text-transform="none" fo:color="#204056" style:font-name="Monaco" fo:font-size="12pt" fo:letter-spacing="normal" fo:language="pl" fo:country="PL" fo:font-style="normal" fo:font-weight="normal" fo:background-color="#d4d5d6" loext:char-shading-value="0" loext:padding="0cm" loext:border="none"/>
    </style:style>
    <style:style style:name="T50"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51" style:family="text">
      <style:text-properties fo:font-variant="normal" fo:text-transform="none" fo:color="#333333" style:font-name="Open Sans" fo:font-size="11.25pt" fo:letter-spacing="normal" fo:font-style="normal"/>
    </style:style>
    <style:style style:name="T52" style:family="text">
      <style:text-properties fo:font-variant="normal" fo:text-transform="none" fo:color="#333333" style:font-name="Open Sans" fo:font-size="11.25pt" fo:letter-spacing="normal" fo:font-style="normal" fo:font-weight="normal"/>
    </style:style>
    <style:style style:name="T53" style:family="text">
      <style:text-properties fo:font-variant="normal" fo:text-transform="none" fo:color="#333333" style:font-name="Open Sans" fo:font-size="11.25pt" fo:letter-spacing="normal" fo:font-style="normal" fo:font-weight="normal" officeooo:rsid="01097986"/>
    </style:style>
    <style:style style:name="T54" style:family="text">
      <style:text-properties fo:font-variant="normal" fo:text-transform="none" fo:color="#333333" style:font-name="Open Sans" fo:font-size="11.25pt" fo:letter-spacing="normal" fo:font-style="normal" fo:font-weight="normal" officeooo:rsid="010acf29"/>
    </style:style>
    <style:style style:name="T55" style:family="text">
      <style:text-properties fo:font-variant="normal" fo:text-transform="none" fo:color="#333333" style:font-name="Open Sans" fo:font-size="11.25pt" fo:letter-spacing="normal" fo:language="pl" fo:country="PL" fo:font-style="normal" fo:font-weight="normal"/>
    </style:style>
    <style:style style:name="T56" style:family="text">
      <style:text-properties fo:font-variant="normal" fo:text-transform="none" fo:color="#333333" style:font-name="Open Sans" fo:font-size="11.25pt" fo:letter-spacing="normal" fo:language="pl" fo:country="PL" fo:font-style="normal" fo:font-weight="normal" officeooo:rsid="00ccd421"/>
    </style:style>
    <style:style style:name="T57" style:family="text">
      <style:text-properties fo:font-variant="normal" fo:text-transform="none" fo:color="#333333" style:font-name="Open Sans" fo:font-size="11.25pt" fo:letter-spacing="normal" fo:language="pl" fo:country="PL" fo:font-style="normal" fo:font-weight="normal" officeooo:rsid="00d04bdb"/>
    </style:style>
    <style:style style:name="T58" style:family="text">
      <style:text-properties fo:font-variant="normal" fo:text-transform="none" fo:color="#333333" style:font-name="Open Sans" fo:font-size="11.25pt" fo:letter-spacing="normal" fo:language="pl" fo:country="PL" fo:font-style="normal" fo:font-weight="normal" officeooo:rsid="00d75508"/>
    </style:style>
    <style:style style:name="T59" style:family="text">
      <style:text-properties fo:font-variant="normal" fo:text-transform="none" fo:color="#333333" style:font-name="Open Sans" fo:font-size="11.25pt" fo:letter-spacing="normal" fo:language="pl" fo:country="PL" fo:font-style="normal" fo:font-weight="normal" officeooo:rsid="00d3767e"/>
    </style:style>
    <style:style style:name="T60" style:family="text">
      <style:text-properties fo:font-variant="normal" fo:text-transform="none" fo:color="#333333" style:font-name="Open Sans" fo:font-size="11.25pt" fo:letter-spacing="normal" fo:language="pl" fo:country="PL" fo:font-style="normal" fo:font-weight="normal" officeooo:rsid="00ff61f4"/>
    </style:style>
    <style:style style:name="T61" style:family="text">
      <style:text-properties fo:font-variant="normal" fo:text-transform="none" fo:color="#333333" style:font-name="Open Sans" fo:font-size="11.25pt" fo:letter-spacing="normal" fo:language="pl" fo:country="PL" fo:font-style="normal" fo:font-weight="normal" officeooo:rsid="014805bd"/>
    </style:style>
    <style:style style:name="T62" style:family="text">
      <style:text-properties fo:font-variant="normal" fo:text-transform="none" fo:color="#333333" style:font-name="Open Sans" fo:font-size="11.25pt" fo:letter-spacing="normal" fo:language="pl" fo:country="PL" fo:font-style="normal" fo:font-weight="normal" officeooo:rsid="014b884a"/>
    </style:style>
    <style:style style:name="T63" style:family="text">
      <style:text-properties fo:font-variant="normal" fo:text-transform="none" fo:color="#333333" style:font-name="Open Sans" fo:font-size="11.25pt" fo:letter-spacing="normal" fo:language="pl" fo:country="PL" fo:font-style="normal" fo:font-weight="normal" officeooo:rsid="014ea746"/>
    </style:style>
    <style:style style:name="T64" style:family="text">
      <style:text-properties fo:font-variant="normal" fo:text-transform="none" fo:color="#333333" style:font-name="Open Sans" fo:font-size="11.25pt" fo:letter-spacing="normal" fo:language="pl" fo:country="PL" fo:font-style="normal" fo:font-weight="bold" officeooo:rsid="00ff61f4" style:font-weight-asian="bold" style:font-weight-complex="bold"/>
    </style:style>
    <style:style style:name="T65" style:family="text">
      <style:text-properties fo:font-variant="normal" fo:text-transform="none" fo:color="#333333" style:font-name="Open Sans" fo:font-size="11.25pt" fo:letter-spacing="normal" fo:language="pl" fo:country="PL" fo:font-style="normal" fo:font-weight="bold" officeooo:rsid="014805bd" style:font-weight-asian="bold" style:font-weight-complex="bold"/>
    </style:style>
    <style:style style:name="T66" style:family="text">
      <style:text-properties fo:font-variant="normal" fo:text-transform="none" fo:color="#333333" style:font-name="Open Sans" fo:font-size="11.25pt" fo:letter-spacing="normal" fo:language="pl" fo:country="PL" fo:font-style="normal" fo:font-weight="bold" officeooo:rsid="014b884a" style:font-weight-asian="bold" style:font-weight-complex="bold"/>
    </style:style>
    <style:style style:name="T67" style:family="text">
      <style:text-properties fo:font-variant="normal" fo:text-transform="none" fo:color="#333333" style:font-name="Open Sans" fo:font-size="11.25pt" fo:letter-spacing="normal" fo:language="en" fo:country="GB" fo:font-style="normal" fo:font-weight="normal" officeooo:rsid="00e50370"/>
    </style:style>
    <style:style style:name="T68" style:family="text">
      <style:text-properties fo:font-variant="normal" fo:text-transform="none" fo:color="#333333" style:font-name="Open Sans" fo:font-size="11.25pt" fo:letter-spacing="normal" fo:language="en" fo:country="GB" fo:font-style="normal" fo:font-weight="normal" officeooo:rsid="00e6958e"/>
    </style:style>
    <style:style style:name="T69" style:family="text">
      <style:text-properties fo:font-variant="normal" fo:text-transform="none" fo:color="#333333" style:font-name="Open Sans" fo:font-size="11.25pt" fo:letter-spacing="normal" fo:language="en" fo:country="GB" fo:font-style="normal" fo:font-weight="normal" officeooo:rsid="010acf29"/>
    </style:style>
    <style:style style:name="T70" style:family="text">
      <style:text-properties fo:font-variant="normal" fo:text-transform="none" fo:color="#333333" style:font-name="Open Sans" fo:font-size="11.25pt" fo:letter-spacing="normal" fo:language="en" fo:country="GB" fo:font-style="normal" fo:font-weight="normal" officeooo:rsid="01588873" style:font-weight-asian="normal" style:font-weight-complex="normal"/>
    </style:style>
    <style:style style:name="T71" style:family="text">
      <style:text-properties fo:font-variant="normal" fo:text-transform="none" fo:color="#333333" fo:letter-spacing="normal"/>
    </style:style>
    <style:style style:name="T72" style:family="text">
      <style:text-properties fo:font-variant="normal" fo:text-transform="none" fo:color="#333333" fo:font-size="11.25pt" fo:letter-spacing="normal" fo:language="pl" fo:country="PL" fo:font-style="normal" fo:font-weight="normal"/>
    </style:style>
    <style:style style:name="T73" style:family="text">
      <style:text-properties fo:font-variant="normal" fo:text-transform="none" fo:color="#333333" fo:font-size="11.25pt" fo:letter-spacing="normal" fo:language="pl" fo:country="PL" fo:font-style="normal" fo:font-weight="normal" officeooo:rsid="00ccd421"/>
    </style:style>
    <style:style style:name="T74" style:family="text">
      <style:text-properties fo:font-variant="normal" fo:text-transform="none" fo:color="#333333" fo:font-size="11.25pt" fo:letter-spacing="normal" fo:language="pl" fo:country="PL" fo:font-style="normal" fo:font-weight="normal" officeooo:rsid="00d04bdb"/>
    </style:style>
    <style:style style:name="T75" style:family="text">
      <style:text-properties fo:font-variant="normal" fo:text-transform="none" fo:color="#333333" fo:font-size="11.25pt" fo:letter-spacing="normal" fo:font-style="normal" fo:font-weight="normal"/>
    </style:style>
    <style:style style:name="T76" style:family="text">
      <style:text-properties fo:font-variant="normal" fo:text-transform="none" fo:color="#333333" fo:font-size="11.25pt" fo:letter-spacing="normal" fo:font-style="normal" fo:font-weight="normal" officeooo:rsid="010acf29"/>
    </style:style>
    <style:style style:name="T77" style:family="text">
      <style:text-properties fo:font-variant="normal" fo:text-transform="none" fo:color="#333333" style:font-name="Helvetica Neue" fo:font-size="12.75pt" fo:letter-spacing="normal" fo:font-style="normal" fo:font-weight="normal"/>
    </style:style>
    <style:style style:name="T78" style:family="text">
      <style:text-properties fo:font-variant="normal" fo:text-transform="none" fo:color="#333333" style:font-name="Helvetica Neue" fo:font-size="12.75pt" fo:letter-spacing="normal" fo:language="pl" fo:country="PL" fo:font-style="normal" fo:font-weight="normal" officeooo:rsid="00ff61f4"/>
    </style:style>
    <style:style style:name="T79" style:family="text">
      <style:text-properties fo:font-variant="normal" fo:text-transform="none" fo:color="#969696" style:font-name="Open Sans" fo:font-size="9.75pt" fo:letter-spacing="normal" fo:language="pl" fo:country="PL" fo:font-style="normal" fo:font-weight="bold" officeooo:rsid="00d04bdb"/>
    </style:style>
    <style:style style:name="T80" style:family="text">
      <style:text-properties fo:font-variant="normal" fo:text-transform="none" fo:color="#313131" style:font-name="Open Sans2" fo:font-size="11.25pt" fo:letter-spacing="normal" fo:font-style="normal" fo:font-weight="normal"/>
    </style:style>
    <style:style style:name="T81" style:family="text">
      <style:text-properties fo:font-variant="normal" fo:text-transform="none" fo:color="#313131" fo:letter-spacing="normal" fo:font-weight="bold" style:font-weight-asian="bold" style:font-weight-complex="bold"/>
    </style:style>
    <style:style style:name="T82" style:family="text">
      <style:text-properties fo:font-variant="normal" fo:text-transform="none" fo:color="#0000bb" style:font-name="Open Sans2" fo:font-size="11.25pt" fo:letter-spacing="normal" fo:font-style="normal" fo:font-weight="bold" style:font-weight-asian="bold" style:font-weight-complex="bold"/>
    </style:style>
    <style:style style:name="T83" style:family="text">
      <style:text-properties fo:font-variant="normal" fo:text-transform="none" fo:color="#303336" style:font-name="Consolas2" fo:font-size="9.75pt" fo:letter-spacing="normal" fo:font-style="normal" fo:font-weight="normal" fo:background-color="#eff0f1" loext:char-shading-value="0" loext:padding="0cm" loext:border="none"/>
    </style:style>
    <style:style style:name="T84" style:family="text">
      <style:text-properties fo:font-variant="normal" fo:text-transform="none" fo:color="#303336" fo:letter-spacing="normal" fo:background-color="#eff0f1" loext:char-shading-value="0" loext:padding="0cm" loext:border="none"/>
    </style:style>
    <style:style style:name="T85" style:family="text">
      <style:text-properties fo:font-variant="normal" fo:text-transform="none" fo:color="#101094" style:font-name="Consolas2" fo:font-size="9.75pt" fo:letter-spacing="normal" fo:font-style="normal" fo:font-weight="normal" fo:background-color="#eff0f1" loext:char-shading-value="0" loext:padding="0cm" loext:border="none"/>
    </style:style>
    <style:style style:name="T86" style:family="text">
      <style:text-properties fo:font-variant="normal" fo:text-transform="none" fo:color="#2b91af" style:font-name="Consolas2" fo:font-size="9.75pt" fo:letter-spacing="normal" fo:font-style="normal" fo:font-weight="normal" fo:background-color="#eff0f1" loext:char-shading-value="0" loext:padding="0cm" loext:border="none"/>
    </style:style>
    <style:style style:name="T87" style:family="text">
      <style:text-properties fo:font-variant="normal" fo:text-transform="none" fo:color="#858c93" style:font-name="Consolas2" fo:font-size="9.75pt" fo:letter-spacing="normal" fo:font-style="normal" fo:font-weight="normal" fo:background-color="#eff0f1" loext:char-shading-value="0" loext:padding="0cm" loext:border="none"/>
    </style:style>
    <style:style style:name="T88" style:family="text">
      <style:text-properties fo:font-variant="normal" fo:text-transform="none" fo:color="#7d2727" style:font-name="Consolas2" fo:font-size="9.75pt" fo:letter-spacing="normal" fo:font-style="normal" fo:font-weight="normal" fo:background-color="#eff0f1" loext:char-shading-value="0" loext:padding="0cm" loext:border="none"/>
    </style:style>
    <style:style style:name="T89" style:family="text">
      <style:text-properties fo:font-variant="normal" fo:text-transform="none" fo:color="#e6db74" fo:letter-spacing="normal" fo:font-style="normal" fo:font-weight="normal" fo:background-color="#23241f" loext:char-shading-value="0"/>
    </style:style>
    <style:style style:name="T90" style:family="text">
      <style:text-properties officeooo:rsid="001a8a14"/>
    </style:style>
    <style:style style:name="T91" style:family="text">
      <style:text-properties officeooo:rsid="001ad6d4"/>
    </style:style>
    <style:style style:name="T92" style:family="text">
      <style:text-properties officeooo:rsid="001b4d78"/>
    </style:style>
    <style:style style:name="T93" style:family="text">
      <style:text-properties officeooo:rsid="00204884"/>
    </style:style>
    <style:style style:name="T94" style:family="text">
      <style:text-properties officeooo:rsid="00239429"/>
    </style:style>
    <style:style style:name="T95" style:family="text">
      <style:text-properties officeooo:rsid="00256c1a"/>
    </style:style>
    <style:style style:name="T96" style:family="text">
      <style:text-properties fo:font-size="12pt" officeooo:rsid="00276d62" style:font-size-asian="12pt" style:font-size-complex="12pt"/>
    </style:style>
    <style:style style:name="T97" style:family="text">
      <style:text-properties fo:color="#000000"/>
    </style:style>
    <style:style style:name="T98" style:family="text">
      <style:text-properties fo:color="#000000" fo:font-weight="bold" style:font-weight-asian="bold" style:font-weight-complex="bold"/>
    </style:style>
    <style:style style:name="T99" style:family="text">
      <style:text-properties fo:color="#000000" fo:font-weight="bold" officeooo:rsid="00b4bffd" style:font-weight-asian="bold" style:font-weight-complex="bold"/>
    </style:style>
    <style:style style:name="T100" style:family="text">
      <style:text-properties fo:color="#000000" officeooo:rsid="007d9af8"/>
    </style:style>
    <style:style style:name="T101" style:family="text">
      <style:text-properties fo:color="#000000" officeooo:rsid="00889022"/>
    </style:style>
    <style:style style:name="T102" style:family="text">
      <style:text-properties fo:color="#000000" officeooo:rsid="008a92c8"/>
    </style:style>
    <style:style style:name="T103" style:family="text">
      <style:text-properties fo:color="#000000" officeooo:rsid="008d4620"/>
    </style:style>
    <style:style style:name="T104" style:family="text">
      <style:text-properties fo:color="#000000" officeooo:rsid="008dfbf0"/>
    </style:style>
    <style:style style:name="T105" style:family="text">
      <style:text-properties fo:color="#000000" officeooo:rsid="008fd1df"/>
    </style:style>
    <style:style style:name="T106" style:family="text">
      <style:text-properties fo:color="#000000" officeooo:rsid="0090f88a"/>
    </style:style>
    <style:style style:name="T107" style:family="text">
      <style:text-properties fo:color="#000000" fo:language="en" fo:country="GB" fo:font-weight="normal" officeooo:rsid="00cb84c5" style:font-weight-asian="normal" style:font-weight-complex="normal"/>
    </style:style>
    <style:style style:name="T108" style:family="text">
      <style:text-properties fo:color="#000000" style:text-line-through-style="none" style:text-line-through-type="none" style:font-name="monospace" fo:font-size="8.25pt" fo:language="en" fo:country="GB" style:text-underline-style="none" officeooo:rsid="011c2667" style:text-blinking="false" fo:background-color="#eeeeee" loext:char-shading-value="0"/>
    </style:style>
    <style:style style:name="T109" style:family="text">
      <style:text-properties fo:color="#000000" style:text-line-through-style="none" style:text-line-through-type="none" style:font-name="monospace" fo:font-size="8.25pt" fo:language="en" fo:country="GB" style:text-underline-style="none" officeooo:rsid="011c6a58" style:text-blinking="false" fo:background-color="#eeeeee" loext:char-shading-value="0"/>
    </style:style>
    <style:style style:name="T110" style:family="text">
      <style:text-properties fo:color="#000000" style:text-line-through-style="none" style:text-line-through-type="none" style:font-name="monospace" fo:font-size="8.25pt" fo:language="en" fo:country="GB" style:text-underline-style="none" officeooo:rsid="011c8a9f" style:text-blinking="false" fo:background-color="#eeeeee" loext:char-shading-value="0"/>
    </style:style>
    <style:style style:name="T111" style:family="text">
      <style:text-properties fo:color="#000000" style:text-line-through-style="none" style:text-line-through-type="none" style:font-name="monospace" fo:font-size="8.25pt" fo:language="en" fo:country="GB" style:text-underline-style="none" style:text-blinking="false" style:font-weight-asian="bold" style:font-weight-complex="bold"/>
    </style:style>
    <style:style style:name="T112" style:family="text">
      <style:text-properties fo:color="#000000" style:font-name="monospace" fo:font-size="8.25pt" fo:language="en" fo:country="GB"/>
    </style:style>
    <style:style style:name="T113" style:family="text">
      <style:text-properties fo:color="#000000" style:font-name="monospace" fo:font-size="8.25pt" fo:language="en" fo:country="GB" officeooo:rsid="011b1663" fo:background-color="#eeeeee" loext:char-shading-value="0"/>
    </style:style>
    <style:style style:name="T114" style:family="text">
      <style:text-properties fo:color="#000000" style:font-name="monospace" fo:font-size="8.25pt" fo:language="en" fo:country="GB" officeooo:rsid="011c2667" fo:background-color="#eeeeee" loext:char-shading-value="0"/>
    </style:style>
    <style:style style:name="T115" style:family="text">
      <style:text-properties fo:color="#000000" style:font-name="monospace" fo:font-size="8.25pt" fo:language="en" fo:country="GB" officeooo:rsid="011c6a58" fo:background-color="#eeeeee" loext:char-shading-value="0"/>
    </style:style>
    <style:style style:name="T116" style:family="text">
      <style:text-properties fo:color="#000000" style:font-name="monospace" fo:font-size="8.25pt" fo:language="en" fo:country="GB" officeooo:rsid="011c8a9f" fo:background-color="#eeeeee" loext:char-shading-value="0"/>
    </style:style>
    <style:style style:name="T117" style:family="text">
      <style:text-properties fo:color="#000000" style:font-name="monospace" fo:font-size="8.25pt" fo:language="en" fo:country="GB" officeooo:rsid="011ca7e4" fo:background-color="#eeeeee" loext:char-shading-value="0"/>
    </style:style>
    <style:style style:name="T118" style:family="text">
      <style:text-properties fo:color="#000000" style:font-name="monospace" fo:font-size="8.25pt" fo:language="en" fo:country="GB" style:text-underline-style="solid" style:text-underline-width="auto" style:text-underline-color="font-color" fo:font-weight="bold" officeooo:rsid="011c2667" fo:background-color="#eeeeee" loext:char-shading-value="0"/>
    </style:style>
    <style:style style:name="T119" style:family="text">
      <style:text-properties fo:color="#000000" style:font-name="monospace" fo:font-size="8.25pt" fo:language="en" fo:country="GB" style:text-underline-style="solid" style:text-underline-width="auto" style:text-underline-color="font-color" fo:font-weight="bold" officeooo:rsid="011c8a9f" fo:background-color="#eeeeee" loext:char-shading-value="0"/>
    </style:style>
    <style:style style:name="T120" style:family="text">
      <style:text-properties fo:color="#000000" style:font-name="monospace" fo:font-size="8.25pt" fo:language="en" fo:country="GB" style:text-underline-style="solid" style:text-underline-width="auto" style:text-underline-color="font-color" fo:font-weight="bold" style:font-weight-asian="bold" style:font-weight-complex="bold"/>
    </style:style>
    <style:style style:name="T121" style:family="text">
      <style:text-properties fo:color="#000000" style:font-name="monospace" fo:font-size="8.25pt" fo:language="en" fo:country="GB" style:font-weight-asian="bold" style:font-weight-complex="bold"/>
    </style:style>
    <style:style style:name="T122" style:family="text">
      <style:text-properties officeooo:rsid="0033f21a"/>
    </style:style>
    <style:style style:name="T123" style:family="text">
      <style:text-properties fo:language="pl" fo:country="PL"/>
    </style:style>
    <style:style style:name="T124" style:family="text">
      <style:text-properties fo:language="pl" fo:country="PL" officeooo:rsid="0036ab21"/>
    </style:style>
    <style:style style:name="T125" style:family="text">
      <style:text-properties fo:language="pl" fo:country="PL" fo:font-weight="bold" style:font-weight-asian="bold" style:font-weight-complex="bold"/>
    </style:style>
    <style:style style:name="T126" style:family="text">
      <style:text-properties fo:language="pl" fo:country="PL" fo:font-weight="bold" officeooo:rsid="0036ab21" style:font-weight-asian="bold" style:font-weight-complex="bold"/>
    </style:style>
    <style:style style:name="T127" style:family="text">
      <style:text-properties fo:language="pl" fo:country="PL" fo:font-weight="bold" officeooo:rsid="00ff61f4" style:font-weight-asian="bold" style:font-weight-complex="bold"/>
    </style:style>
    <style:style style:name="T128" style:family="text">
      <style:text-properties fo:language="pl" fo:country="PL" officeooo:rsid="00f58ca9"/>
    </style:style>
    <style:style style:name="T129" style:family="text">
      <style:text-properties fo:language="pl" fo:country="PL" officeooo:rsid="00ff61f4"/>
    </style:style>
    <style:style style:name="T130" style:family="text">
      <style:text-properties fo:language="pl" fo:country="PL" officeooo:rsid="014ea746"/>
    </style:style>
    <style:style style:name="T131" style:family="text">
      <style:text-properties officeooo:rsid="00368cb7"/>
    </style:style>
    <style:style style:name="T132" style:family="text">
      <style:text-properties fo:font-weight="bold"/>
    </style:style>
    <style:style style:name="T133" style:family="text">
      <style:text-properties fo:font-weight="bold" style:font-weight-asian="bold" style:font-weight-complex="bold"/>
    </style:style>
    <style:style style:name="T134" style:family="text">
      <style:text-properties fo:font-weight="bold" officeooo:rsid="00b04310" style:font-weight-asian="bold" style:font-weight-complex="bold"/>
    </style:style>
    <style:style style:name="T135" style:family="text">
      <style:text-properties fo:font-weight="bold" officeooo:rsid="00b0e801" style:font-weight-asian="bold" style:font-weight-complex="bold"/>
    </style:style>
    <style:style style:name="T136" style:family="text">
      <style:text-properties fo:font-weight="bold" officeooo:rsid="0141d68f" style:font-weight-asian="bold" style:font-weight-complex="bold"/>
    </style:style>
    <style:style style:name="T137" style:family="text">
      <style:text-properties fo:font-weight="bold" officeooo:rsid="014978e7" style:font-weight-asian="bold" style:font-weight-complex="bold"/>
    </style:style>
    <style:style style:name="T138" style:family="text">
      <style:text-properties fo:font-weight="bold" officeooo:rsid="014a9678" style:font-weight-asian="bold" style:font-weight-complex="bold"/>
    </style:style>
    <style:style style:name="T139" style:family="text">
      <style:text-properties fo:font-weight="bold" officeooo:rsid="014b884a" style:font-weight-asian="bold" style:font-weight-complex="bold"/>
    </style:style>
    <style:style style:name="T140" style:family="text">
      <style:text-properties fo:font-weight="bold" officeooo:rsid="014d643f" style:font-weight-asian="bold" style:font-weight-complex="bold"/>
    </style:style>
    <style:style style:name="T141" style:family="text">
      <style:text-properties officeooo:rsid="00382916"/>
    </style:style>
    <style:style style:name="T142" style:family="text">
      <style:text-properties officeooo:rsid="00384427"/>
    </style:style>
    <style:style style:name="T143" style:family="text">
      <style:text-properties officeooo:rsid="004b4d22"/>
    </style:style>
    <style:style style:name="T144" style:family="text">
      <style:text-properties officeooo:rsid="004d23ad"/>
    </style:style>
    <style:style style:name="T145" style:family="text">
      <style:text-properties officeooo:rsid="0050ed09"/>
    </style:style>
    <style:style style:name="T146" style:family="text">
      <style:text-properties officeooo:rsid="006e279d"/>
    </style:style>
    <style:style style:name="T147" style:family="text">
      <style:text-properties officeooo:rsid="006f11f5"/>
    </style:style>
    <style:style style:name="T148" style:family="text">
      <style:text-properties officeooo:rsid="007246e3"/>
    </style:style>
    <style:style style:name="T149" style:family="text">
      <style:text-properties officeooo:rsid="0072bd1d"/>
    </style:style>
    <style:style style:name="T150" style:family="text">
      <style:text-properties officeooo:rsid="007d9af8"/>
    </style:style>
    <style:style style:name="T151" style:family="text">
      <style:text-properties fo:language="en" fo:country="GB"/>
    </style:style>
    <style:style style:name="T152" style:family="text">
      <style:text-properties fo:language="en" fo:country="GB" fo:font-weight="normal" officeooo:rsid="007d9af8" style:font-weight-asian="normal" style:font-weight-complex="normal"/>
    </style:style>
    <style:style style:name="T153" style:family="text">
      <style:text-properties fo:language="en" fo:country="GB" officeooo:rsid="00c2753a"/>
    </style:style>
    <style:style style:name="T154" style:family="text">
      <style:text-properties fo:language="en" fo:country="GB" officeooo:rsid="00d59232"/>
    </style:style>
    <style:style style:name="T155" style:family="text">
      <style:text-properties fo:language="en" fo:country="GB" officeooo:rsid="01185d1a"/>
    </style:style>
    <style:style style:name="T156" style:family="text">
      <style:text-properties fo:language="en" fo:country="GB" officeooo:rsid="011a0b99"/>
    </style:style>
    <style:style style:name="T157" style:family="text">
      <style:text-properties fo:language="en" fo:country="GB" officeooo:rsid="011a6482"/>
    </style:style>
    <style:style style:name="T158" style:family="text">
      <style:text-properties fo:language="en" fo:country="GB" officeooo:rsid="011b1663"/>
    </style:style>
    <style:style style:name="T159" style:family="text">
      <style:text-properties fo:language="en" fo:country="GB" officeooo:rsid="011dd443"/>
    </style:style>
    <style:style style:name="T160" style:family="text">
      <style:text-properties fo:language="en" fo:country="GB" officeooo:rsid="011f1e29"/>
    </style:style>
    <style:style style:name="T161" style:family="text">
      <style:text-properties fo:language="en" fo:country="GB" officeooo:rsid="011fb5df"/>
    </style:style>
    <style:style style:name="T162" style:family="text">
      <style:text-properties fo:language="en" fo:country="GB" fo:font-weight="bold" style:font-weight-asian="bold" style:font-weight-complex="bold"/>
    </style:style>
    <style:style style:name="T163" style:family="text">
      <style:text-properties fo:language="en" fo:country="GB" style:font-weight-asian="bold" style:font-weight-complex="bold"/>
    </style:style>
    <style:style style:name="T164" style:family="text">
      <style:text-properties fo:language="en" fo:country="GB" style:font-weight-asian="normal" style:font-weight-complex="normal"/>
    </style:style>
    <style:style style:name="T165" style:family="text">
      <style:text-properties fo:language="en" fo:country="GB" officeooo:rsid="0124449a"/>
    </style:style>
    <style:style style:name="T166" style:family="text">
      <style:text-properties officeooo:rsid="00853d8d"/>
    </style:style>
    <style:style style:name="T167" style:family="text">
      <style:text-properties officeooo:rsid="0086ce50"/>
    </style:style>
    <style:style style:name="T168" style:family="text">
      <style:text-properties officeooo:rsid="00889022"/>
    </style:style>
    <style:style style:name="T169" style:family="text">
      <style:text-properties officeooo:rsid="0089a83b"/>
    </style:style>
    <style:style style:name="T170" style:family="text">
      <style:text-properties officeooo:rsid="0090f88a"/>
    </style:style>
    <style:style style:name="T171" style:family="text">
      <style:text-properties officeooo:rsid="00923416"/>
    </style:style>
    <style:style style:name="T172" style:family="text">
      <style:text-properties officeooo:rsid="00942155"/>
    </style:style>
    <style:style style:name="T173" style:family="text">
      <style:text-properties officeooo:rsid="009f4d58"/>
    </style:style>
    <style:style style:name="T174" style:family="text">
      <style:text-properties officeooo:rsid="00a0924f"/>
    </style:style>
    <style:style style:name="T175" style:family="text">
      <style:text-properties officeooo:rsid="00a1213f"/>
    </style:style>
    <style:style style:name="T176" style:family="text">
      <style:text-properties officeooo:rsid="00a654bb"/>
    </style:style>
    <style:style style:name="T177" style:family="text">
      <style:text-properties officeooo:rsid="00a7fb05"/>
    </style:style>
    <style:style style:name="T178" style:family="text">
      <style:text-properties fo:color="#3e3e40" style:font-name="Oxygen" fo:font-size="12pt" fo:letter-spacing="normal" fo:font-style="italic" loext:padding="0cm" loext:border="none"/>
    </style:style>
    <style:style style:name="T179" style:family="text">
      <style:text-properties fo:color="#3e3e40" style:font-name="Oxygen" fo:font-size="12pt" fo:letter-spacing="normal" fo:font-style="italic" fo:font-weight="normal" loext:padding="0cm" loext:border="none"/>
    </style:style>
    <style:style style:name="T180" style:family="text">
      <style:text-properties officeooo:rsid="00b4bffd"/>
    </style:style>
    <style:style style:name="T181" style:family="text">
      <style:text-properties officeooo:rsid="00b6781a"/>
    </style:style>
    <style:style style:name="T182" style:family="text">
      <style:text-properties officeooo:rsid="00bde75e"/>
    </style:style>
    <style:style style:name="T183" style:family="text">
      <style:text-properties officeooo:rsid="00be1037"/>
    </style:style>
    <style:style style:name="T184" style:family="text">
      <style:text-properties officeooo:rsid="00cb84c5"/>
    </style:style>
    <style:style style:name="T185" style:family="text">
      <style:text-properties officeooo:rsid="00d7fdaf"/>
    </style:style>
    <style:style style:name="T186" style:family="text">
      <style:text-properties officeooo:rsid="00deaaf5"/>
    </style:style>
    <style:style style:name="T187" style:family="text">
      <style:text-properties officeooo:rsid="00e2a00d"/>
    </style:style>
    <style:style style:name="T188" style:family="text">
      <style:text-properties officeooo:rsid="00e3fedd"/>
    </style:style>
    <style:style style:name="T189" style:family="text">
      <style:text-properties officeooo:rsid="00e57dd0"/>
    </style:style>
    <style:style style:name="T190" style:family="text">
      <style:text-properties officeooo:rsid="00e98cd1"/>
    </style:style>
    <style:style style:name="T191" style:family="text">
      <style:text-properties officeooo:rsid="00eaf0c5"/>
    </style:style>
    <style:style style:name="T192" style:family="text">
      <style:text-properties officeooo:rsid="00ec85bc"/>
    </style:style>
    <style:style style:name="T193" style:family="text">
      <style:text-properties officeooo:rsid="00f15bb5"/>
    </style:style>
    <style:style style:name="T194" style:family="text">
      <style:text-properties officeooo:rsid="00fecfa3"/>
    </style:style>
    <style:style style:name="T195" style:family="text">
      <style:text-properties officeooo:rsid="01032041"/>
    </style:style>
    <style:style style:name="T196" style:family="text">
      <style:text-properties officeooo:rsid="010370a1"/>
    </style:style>
    <style:style style:name="T197" style:family="text">
      <style:text-properties officeooo:rsid="010e53f8"/>
    </style:style>
    <style:style style:name="T198" style:family="text">
      <style:text-properties officeooo:rsid="011034dc"/>
    </style:style>
    <style:style style:name="T199" style:family="text">
      <style:text-properties officeooo:rsid="0111fbfe"/>
    </style:style>
    <style:style style:name="T200" style:family="text">
      <style:text-properties officeooo:rsid="0112ea6a"/>
    </style:style>
    <style:style style:name="T201" style:family="text">
      <style:text-properties officeooo:rsid="01140abb"/>
    </style:style>
    <style:style style:name="T202" style:family="text">
      <style:text-properties fo:color="#008000"/>
    </style:style>
    <style:style style:name="T203" style:family="text">
      <style:text-properties fo:color="#008000" style:text-line-through-style="none" style:text-line-through-type="none" style:font-name="monospace" fo:font-size="8.25pt" fo:language="en" fo:country="GB" style:text-underline-style="none" officeooo:rsid="011c6a58" style:text-blinking="false" fo:background-color="#eeeeee" loext:char-shading-value="0"/>
    </style:style>
    <style:style style:name="T204" style:family="text">
      <style:text-properties fo:color="#008000" style:font-name="monospace" fo:font-size="8.25pt" fo:language="en" fo:country="GB" style:font-weight-asian="bold" style:font-weight-complex="bold"/>
    </style:style>
    <style:style style:name="T205" style:family="text">
      <style:text-properties fo:color="#000080" style:text-line-through-style="none" style:text-line-through-type="none" style:font-name="monospace" fo:font-size="8.25pt" fo:language="en" fo:country="GB" style:text-underline-style="none" fo:font-weight="bold" style:text-blinking="false"/>
    </style:style>
    <style:style style:name="T206" style:family="text">
      <style:text-properties fo:color="#000080" style:text-line-through-style="none" style:text-line-through-type="none" style:font-name="monospace" fo:font-size="8.25pt" fo:language="en" fo:country="GB" style:text-underline-style="none" fo:font-weight="bold" officeooo:rsid="011b1663" style:text-blinking="false" fo:background-color="#eeeeee" loext:char-shading-value="0"/>
    </style:style>
    <style:style style:name="T207" style:family="text">
      <style:text-properties fo:color="#000080" style:text-line-through-style="none" style:text-line-through-type="none" style:font-name="monospace" fo:font-size="8.25pt" fo:language="en" fo:country="GB" style:text-underline-style="none" fo:font-weight="bold" officeooo:rsid="011c2667" style:text-blinking="false" fo:background-color="#eeeeee" loext:char-shading-value="0"/>
    </style:style>
    <style:style style:name="T208" style:family="text">
      <style:text-properties fo:color="#000080" style:text-line-through-style="none" style:text-line-through-type="none" style:font-name="monospace" fo:font-size="8.25pt" fo:language="en" fo:country="GB" style:text-underline-style="none" fo:font-weight="bold" officeooo:rsid="011c6a58" style:text-blinking="false" fo:background-color="#eeeeee" loext:char-shading-value="0"/>
    </style:style>
    <style:style style:name="T209" style:family="text">
      <style:text-properties fo:color="#000080" style:text-line-through-style="none" style:text-line-through-type="none" style:font-name="monospace" fo:font-size="8.25pt" fo:language="en" fo:country="GB" style:text-underline-style="none" fo:font-weight="bold" officeooo:rsid="011c8a9f" style:text-blinking="false" fo:background-color="#eeeeee" loext:char-shading-value="0"/>
    </style:style>
    <style:style style:name="T210" style:family="text">
      <style:text-properties fo:color="#000080" style:text-line-through-style="none" style:text-line-through-type="none" style:font-name="monospace" fo:font-size="8.25pt" fo:language="en" fo:country="GB" style:text-underline-style="none" fo:font-weight="bold" style:text-blinking="false" style:font-weight-asian="bold" style:font-weight-complex="bold"/>
    </style:style>
    <style:style style:name="T211" style:family="text">
      <style:text-properties fo:color="#000080" style:text-line-through-style="none" style:text-line-through-type="none" style:text-underline-style="none" fo:font-weight="bold" style:text-blinking="false"/>
    </style:style>
    <style:style style:name="T212" style:family="text">
      <style:text-properties fo:color="#ff0000"/>
    </style:style>
    <style:style style:name="T213" style:family="text">
      <style:text-properties fo:color="#ff0000" style:font-name="monospace" fo:font-size="8.25pt" fo:language="en" fo:country="GB"/>
    </style:style>
    <style:style style:name="T214" style:family="text">
      <style:text-properties fo:color="#ff0000" style:font-name="monospace" fo:font-size="8.25pt" fo:language="en" fo:country="GB" officeooo:rsid="011b1663" fo:background-color="#eeeeee" loext:char-shading-value="0"/>
    </style:style>
    <style:style style:name="T215" style:family="text">
      <style:text-properties fo:color="#ff0000" style:text-line-through-style="none" style:text-line-through-type="none" style:font-name="monospace" fo:font-size="8.25pt" fo:language="en" fo:country="GB" style:text-underline-style="none" style:text-blinking="false"/>
    </style:style>
    <style:style style:name="T216" style:family="text">
      <style:text-properties fo:color="#ff0000" style:text-line-through-style="none" style:text-line-through-type="none" style:font-name="monospace" fo:font-size="8.25pt" fo:language="en" fo:country="GB" style:text-underline-style="none" officeooo:rsid="011b1663" style:text-blinking="false" fo:background-color="#eeeeee" loext:char-shading-value="0"/>
    </style:style>
    <style:style style:name="T217" style:family="text">
      <style:text-properties fo:color="#007f7f" style:text-line-through-style="none" style:text-line-through-type="none" style:font-name="monospace" fo:font-size="8.25pt" fo:language="en" fo:country="GB" style:text-underline-style="none" officeooo:rsid="011c6a58" style:text-blinking="false" fo:background-color="#eeeeee" loext:char-shading-value="0"/>
    </style:style>
    <style:style style:name="T218" style:family="text">
      <style:text-properties fo:color="#007f7f" style:font-name="monospace" fo:font-size="8.25pt" fo:language="en" fo:country="GB" officeooo:rsid="011c6a58" fo:background-color="#eeeeee" loext:char-shading-value="0"/>
    </style:style>
    <style:style style:name="T219" style:family="text">
      <style:text-properties fo:color="#007f7f" style:font-name="monospace" fo:font-size="8.25pt" fo:language="en" fo:country="GB" style:font-weight-asian="bold" style:font-weight-complex="bold"/>
    </style:style>
    <style:style style:name="T220" style:family="text">
      <style:text-properties fo:color="#007f7f" style:font-name="monospace" fo:font-size="8.25pt" fo:language="en" fo:country="GB" fo:font-weight="bold" style:font-weight-asian="bold" style:font-weight-complex="bold"/>
    </style:style>
    <style:style style:name="T221" style:family="text">
      <style:text-properties officeooo:rsid="012b85c1"/>
    </style:style>
    <style:style style:name="T222" style:family="text">
      <style:text-properties officeooo:rsid="012bd912"/>
    </style:style>
    <style:style style:name="T223" style:family="text">
      <style:text-properties officeooo:rsid="012fb4fb"/>
    </style:style>
    <style:style style:name="T224" style:family="text">
      <style:text-properties officeooo:rsid="013127a1"/>
    </style:style>
    <style:style style:name="T225" style:family="text">
      <style:text-properties officeooo:rsid="01348d3d"/>
    </style:style>
    <style:style style:name="T226" style:family="text">
      <style:text-properties officeooo:rsid="01387a1d"/>
    </style:style>
    <style:style style:name="T227" style:family="text">
      <style:text-properties officeooo:rsid="013b596b"/>
    </style:style>
    <style:style style:name="T228" style:family="text">
      <style:text-properties officeooo:rsid="0141d68f"/>
    </style:style>
    <style:style style:name="T229" style:family="text">
      <style:text-properties officeooo:rsid="014279c0"/>
    </style:style>
    <style:style style:name="T230" style:family="text">
      <style:text-properties officeooo:rsid="0143732f"/>
    </style:style>
    <style:style style:name="T231" style:family="text">
      <style:text-properties officeooo:rsid="0143f253"/>
    </style:style>
    <style:style style:name="T232" style:family="text">
      <style:text-properties officeooo:rsid="01454a64"/>
    </style:style>
    <style:style style:name="T233" style:family="text">
      <style:text-properties officeooo:rsid="0146977a"/>
    </style:style>
    <style:style style:name="T234" style:family="text">
      <style:text-properties officeooo:rsid="01470097"/>
    </style:style>
    <style:style style:name="T235" style:family="text">
      <style:text-properties style:font-name="Helvetica Neue" fo:font-size="12.75pt"/>
    </style:style>
    <style:style style:name="T236" style:family="text">
      <style:text-properties style:font-name="Helvetica Neue" fo:font-size="12.75pt" officeooo:rsid="01032041"/>
    </style:style>
    <style:style style:name="T237" style:family="text">
      <style:text-properties style:font-name="Helvetica Neue" fo:font-size="12.75pt" fo:font-weight="bold"/>
    </style:style>
    <style:style style:name="T238" style:family="text">
      <style:text-properties style:font-name="Helvetica Neue" fo:font-size="12.75pt" officeooo:rsid="01556816"/>
    </style:style>
    <style:style style:name="T239" style:family="text">
      <style:text-properties officeooo:rsid="014805bd"/>
    </style:style>
    <style:style style:name="T240" style:family="text">
      <style:text-properties officeooo:rsid="014978e7"/>
    </style:style>
    <style:style style:name="T241" style:family="text">
      <style:text-properties officeooo:rsid="014b884a"/>
    </style:style>
    <style:style style:name="T242" style:family="text">
      <style:text-properties fo:color="#006699" fo:font-weight="bold"/>
    </style:style>
    <style:style style:name="T243" style:family="text">
      <style:text-properties fo:color="#006699" style:font-name="Consolas" fo:font-size="10.5pt" fo:font-style="normal" fo:font-weight="bold"/>
    </style:style>
    <style:style style:name="T244" style:family="text">
      <style:text-properties fo:color="#006699" fo:language="pl" fo:country="PL" fo:font-weight="bold" officeooo:rsid="014ea746"/>
    </style:style>
    <style:style style:name="T245" style:family="text">
      <style:text-properties style:font-name="Consolas" fo:font-size="10.5pt" fo:font-style="normal" fo:font-weight="normal"/>
    </style:style>
    <style:style style:name="T246" style:family="text">
      <style:text-properties style:font-name="Arial" fo:font-size="10.5pt"/>
    </style:style>
    <style:style style:name="T247" style:family="text">
      <style:text-properties style:font-name="Arial" fo:font-size="10.5pt" fo:font-weight="bold" style:font-weight-asian="bold" style:font-weight-complex="bold"/>
    </style:style>
    <style:style style:name="T248" style:family="text">
      <style:text-properties fo:color="#0000ff" style:font-name="Consolas" fo:font-size="10.5pt" fo:font-style="normal" fo:font-weight="normal"/>
    </style:style>
    <style:style style:name="T249" style:family="text">
      <style:text-properties officeooo:rsid="01519a5d"/>
    </style:style>
    <style:style style:name="T250" style:family="text">
      <style:text-properties style:font-name="monospace"/>
    </style:style>
    <style:style style:name="T251" style:family="text">
      <style:text-properties style:font-name="monospace" fo:font-size="14pt"/>
    </style:style>
    <style:style style:name="T252" style:family="text">
      <style:text-properties officeooo:rsid="01522fc1"/>
    </style:style>
    <style:style style:name="T253" style:family="text">
      <style:text-properties officeooo:rsid="01569406"/>
    </style:style>
    <style:style style:name="T254" style:family="text">
      <style:text-properties fo:color="#f7f7f7" style:font-name="monospace" fo:font-size="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al commnder – check</text:p>
      <text:p text:style-name="P1">c and d drivess</text:p>
      <text:p text:style-name="P1">cmd-command line</text:p>
      <text:p text:style-name="P1">pwd=</text:p>
      <text:p text:style-name="P2">cd .. - folder up</text:p>
      <text:p text:style-name="P2">cd (<text:span text:style-name="T143">space </text:span>and folder name) = folder <text:span text:style-name="T1">down</text:span></text:p>
      <text:p text:style-name="P3">cd \ = top folder</text:p>
      <text:p text:style-name="P3">dir = all the files in the current working directory (folder)</text:p>
      <text:p text:style-name="P3"><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
      <text:p text:style-name="P3"/>
      <text:p text:style-name="P3"/>
      <text:p text:style-name="P3"/>
      <text:p text:style-name="P3"/>
      <text:p text:style-name="P3"/>
      <text:p text:style-name="P3"/>
      <text:p text:style-name="P3"/>
      <text:p text:style-name="P5">. - <text:span text:style-name="T2">represents the folder</text:span></text:p>
      <text:p text:style-name="P5">.. - <text:span text:style-name="T2">one step up</text:span></text:p>
      <text:p text:style-name="P3"/>
      <text:p text:style-name="P3">up and down arrows – showing last commands</text:p>
      <text:p text:style-name="P3">d: - changing disc</text:p>
      <text:p text:style-name="P4"/>
      <text:p text:style-name="P4"/>
      <text:p text:style-name="P4">mkdir (and folder name)– new folder</text:p>
      <text:p text:style-name="P4">c:\\www</text:p>
      <text:p text:style-name="P4"/>
      <text:p text:style-name="P4"><draw:frame draw:style-name="fr2" draw:name="Image2" text:anchor-type="paragraph" svg:width="9.578cm" svg:height="1.217cm" draw:z-index="1"><draw:image xlink:href="Pictures/100000000000016A0000002EB1D048908A69BD5A.png" xlink:type="simple" xlink:show="embed" xlink:actuate="onLoad"/></draw:frame></text:p>
      <text:p text:style-name="P4"/>
      <text:p text:style-name="P4"/>
      <text:p text:style-name="P7">new folder <text:span text:style-name="T3">creation</text:span></text:p>
      <text:p text:style-name="P7"/>
      <text:p text:style-name="P7"/>
      <text:p text:style-name="P7"/>
      <text:p text:style-name="P7"/>
      <text:p text:style-name="P10">command line – to change the type of the document from txt to html</text:p>
      <text:p text:style-name="P7"/>
      <text:p text:style-name="P7"/>
      <text:p text:style-name="P7"><draw:frame draw:style-name="fr3" draw:name="Image5" text:anchor-type="paragraph" svg:width="17cm" svg:height="1.337cm" draw:z-index="4"><draw:image xlink:href="Pictures/10000000000002880000003387C384E16DD37454.png" xlink:type="simple" xlink:show="embed" xlink:actuate="onLoad"/></draw:frame></text:p>
      <text:p text:style-name="P7"/>
      <text:p text:style-name="P61">npm – package managers</text:p>
      <text:p text:style-name="P7"/>
      <text:p text:style-name="P7"/>
      <text:p text:style-name="P7"/>
      <text:p text:style-name="P7"/>
      <text:p text:style-name="P7"/>
      <text:p text:style-name="P7"/>
      <text:p text:style-name="P7"/>
      <text:p text:style-name="P7"/>
      <text:p text:style-name="P7"/>
      <text:p text:style-name="P17"><text:soft-page-break/><text:span text:style-name="T4">HTML = hypertext markup language</text:span> </text:p>
      <text:p text:style-name="P7"/>
      <text:p text:style-name="P7">- <text:span text:style-name="T90">adding marks to a text and separaating the texts – what the text means in the relation to the document</text:span></text:p>
      <text:p text:style-name="P6">- <text:span text:style-name="T90">made to share info among scientists</text:span></text:p>
      <text:p text:style-name="P6">- <text:span text:style-name="T91">more versions, compatible</text:span></text:p>
      <text:p text:style-name="P6">- <text:span text:style-name="T91">still some websites in html4 – html5 has more features, specifications to be the same for all browsers – still in progress</text:span></text:p>
      <text:p text:style-name="P6">- <text:span text:style-name="T92">if features work well on chrome – should be working properly on other browsers</text:span></text:p>
      <text:p text:style-name="P6"/>
      <text:p text:style-name="P6"/>
      <text:p text:style-name="P6"/>
      <text:p text:style-name="P16">HTML 5 (strict)</text:p>
      <text:p text:style-name="P8">browser received a txt file – presents text</text:p>
      <text:p text:style-name="P8"/>
      <text:p text:style-name="P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9"><draw:frame draw:style-name="fr4" draw:name="Image4" text:anchor-type="paragraph" svg:width="16.536cm" svg:height="0.9cm" draw:z-index="3"><draw:image xlink:href="Pictures/100000000000027100000022FCDCC21440B53A9B.png" xlink:type="simple" xlink:show="embed" xlink:actuate="onLoad"/></draw:frame></text:p>
      <text:p text:style-name="P9"/>
      <text:p text:style-name="P9">body – shown to the user</text:p>
      <text:p text:style-name="P9">meta charset – characters</text:p>
      <text:p text:style-name="P9"><draw:frame draw:style-name="fr4" draw:name="Image6" text:anchor-type="paragraph" svg:width="9.604cm" svg:height="5.001cm" draw:z-index="5"><draw:image xlink:href="Pictures/100000000000016B000000BD6C44F4738EFD5E3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Visual Stud<text:span text:style-name="T93">i</text:span>o Code – <text:span text:style-name="T93">developer environment</text:span></text:p>
      <text:p text:style-name="P12">Other options:</text:p>
      <text:p text:style-name="P11">PhpStorm – <text:span text:style-name="T93">paid</text:span></text:p>
      <text:p text:style-name="P12">Netbeans</text:p>
      <text:p text:style-name="P12">Zend Studio</text:p>
      <text:p text:style-name="P12">Atom</text:p>
      <text:p text:style-name="P12"/>
      <text:p text:style-name="P12"/>
      <text:p text:style-name="P12"/>
      <text:p text:style-name="P12"/>
      <text:p text:style-name="P12"/>
      <text:p text:style-name="P15">Visual Studio Code</text:p>
      <text:p text:style-name="P12"><draw:frame draw:style-name="fr4" draw:name="Image7" text:anchor-type="paragraph" svg:width="7.646cm" svg:height="1.508cm" draw:z-index="6"><draw:image xlink:href="Pictures/100000000000012100000039C14827C31D4EE8C0.png" xlink:type="simple" xlink:show="embed" xlink:actuate="onLoad"/></draw:frame></text:p>
      <text:p text:style-name="P12"/>
      <text:p text:style-name="P12"><text:soft-page-break/></text:p>
      <text:p text:style-name="P12"/>
      <text:p text:style-name="P13">CRLF- end of line – set of special characters that are not printed, best setting</text:p>
      <text:p text:style-name="P13">HTML – highlights</text:p>
      <text:p text:style-name="P13">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13">Number of spaces for one press of tab key – the same 4 spaces on every computer displaying code; code is more readable</text:p>
      <text:p text:style-name="P13"/>
      <text:p text:style-name="P82">F1 – all commands available</text:p>
      <text:p text:style-name="P13"/>
      <text:p text:style-name="P14">To validate the code: <text:a xlink:type="simple" xlink:href="https://html5.validator.nu/" text:style-name="Internet_20_link" text:visited-style-name="Visited_20_Internet_20_Link">https://html5.validator.nu/</text:a></text:p>
      <text:p text:style-name="P14"/>
      <text:p text:style-name="P14"/>
      <text:p text:style-name="P18">Attributes</text:p>
      <text:p text:style-name="P19">Ids and classes – describing elements</text:p>
      <text:p text:style-name="P19">ID – unique identifier on the whole page</text:p>
      <text:p text:style-name="P19">Class – some elements belong to a certain class; the same class might appear multiple times, useful for CSS</text:p>
      <text:p text:style-name="P21"><text:span text:style-name="T94">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5">https://gsnedders.html5.org/outliner/</text:span></text:a></text:p>
      <text:p text:style-name="P20"/>
      <text:h text:style-name="P280" text:outline-level="2">Grouping elements</text:h>
      <text:p text:style-name="P22">SPAN- represents only its children (elements inside); inline element (fit inside the line); <text:span text:style-name="T95">part of the text</text:span></text:p>
      <text:p text:style-name="P22">DIV <text:s/>- divide documents into parts; block element (require its own box), <text:span text:style-name="T95">text is separated, not like SPAN; block element</text:span></text:p>
      <text:p text:style-name="P23">P – paragraph</text:p>
      <text:p text:style-name="P24"><text:span text:style-name="T95">SECTION – </text:span>DIVIDES WEBSITE INTO SECTIONS, <text:s/></text:p>
      <text:p text:style-name="P23">HR – not much used today; thematic break – change of topics between paragraphs – thin line – single tag</text:p>
      <text:p text:style-name="P20"/>
      <text:p text:style-name="P25">Links</text:p>
      <text:p text:style-name="P25">a-anchor</text:p>
      <text:p text:style-name="P25">&lt;a href=”link”&gt;Name of the link&lt;/a&gt;</text:p>
      <text:p text:style-name="P25"/>
      <text:list xml:id="list8704554265003222645" text:style-name="L1">
        <text:list-item>
          <text:p text:style-name="P333"><text:span text:style-name="T6"><text:s/></text:span><text:span text:style-name="T12">open in the same tab</text:span><text:span text:style-name="T96"> - &lt;a href="http://www.imdb.com/name/nm0001788/"&gt;Jessica Tandy&lt;/a&gt;. </text:span></text:p>
        </text:list-item>
      </text:list>
      <text:p text:style-name="P26"/>
      <text:list xml:id="list1430376190121715393" text:style-name="L2">
        <text:list-item>
          <text:p text:style-name="P334">new tab: &lt;a href="http://oscar.go.com/" target="_blank"&gt;Oscar&lt;/a&gt;</text:p>
        </text:list-item>
      </text:list>
      <text:p text:style-name="P291"><text:s/></text:p>
      <text:list xml:id="list2813832236336729484" text:style-name="L3">
        <text:list-item>
          <text:p text:style-name="P363"><text:span text:style-name="T13">open in a tab called "</text:span><text:span text:style-name="Strong_20_Emphasis"><text:span text:style-name="T13">movies</text:span></text:span><text:span text:style-name="T13">" – all links with this target open in the same tab &lt;a href="http://www.imdb.com/title/tt0097239/" target="movies"&gt;&lt;em&gt;Driving Miss Daisy&lt;/em&gt;&lt;/a&gt;</text:span></text:p>
        </text:list-item>
      </text:list>
      <text:h text:style-name="P282" text:outline-level="2"><text:soft-page-break/>Images</text:h>
      <text:p text:style-name="P292"/>
      <text:p text:style-name="P283"><text:span text:style-name="T16">&lt;img src="http://classes.codingbootcamp.cz/assets/classes/1/morgan-freeman.jpg" /&gt;</text:span><text:span text:style-name="T5"> </text:span></text:p>
      <text:p text:style-name="P293">Alt</text:p>
      <text:p text:style-name="P285"><text:span text:style-name="T16">&lt;img src="http://classes.codingbootcamp.cz/assets/classes/1/morgan-freeman.jpg" alt="Morgan Fre</text:span><text:span text:style-name="T14">eman" /&gt;</text:span><text:span text:style-name="T5"> </text:span></text:p>
      <text:p text:style-name="P284"><text:span text:style-name="T5">alt – for screen readers (blind people); </text:span><text:span text:style-name="T7">if information on the page would not be complete without it (not stars, flowers etc for design)</text:span></text:p>
      <text:p text:style-name="P294"><text:s/>&lt;img source=../images&gt;</text:p>
      <text:p text:style-name="P287"><text:span text:style-name="T10">V</text:span><text:span text:style-name="T4">isual Studio tips:</text:span></text:p>
      <text:p text:style-name="P286"><text:span text:style-name="T7">h</text:span><text:span text:style-name="T5">tms snippets: ! And tab gives html document structure</text:span></text:p>
      <text:p text:style-name="P295"/>
      <text:p text:style-name="P27">Table</text:p>
      <text:p text:style-name="P27">rowspan/col span=”2” - cell taking 2 rows/columns</text:p>
      <text:p text:style-name="P27"/>
      <text:p text:style-name="P27"/>
      <text:p text:style-name="P28"><text:s/>&lt;!--this is where A is-- &gt; - comment</text:p>
      <text:p text:style-name="P28"><text:s/>&lt;!--put code inside that might be used later-- &gt; - comment – not a good practise- visible is someone reviews source code</text:p>
      <text:p text:style-name="P28"/>
      <text:p text:style-name="P29">CSS – good practise</text:p>
      <text:p text:style-name="P30">put CSS file into the body in html</text:p>
      <text:p text:style-name="P30"/>
      <text:p text:style-name="P31">Colors</text:p>
      <text:p text:style-name="P32"><text:span text:style-name="Strong_20_Emphasis"><text:span text:style-name="T4">hexadecimal numbers</text:span></text:span> - <text:s/><text:span text:style-name="T122">used by web developers</text:span></text:p>
      <text:p text:style-name="P32"/>
      <text:p text:style-name="P37"><text:tab/>#000000 – black</text:p>
      <text:p text:style-name="P37"><text:tab/>#FFFFFF <text:s/>- white</text:p>
      <text:p text:style-name="P37"/>
      <text:p text:style-name="P33">00 00 00</text:p>
      <text:p text:style-name="P36">ff=255 decimal system</text:p>
      <text:p text:style-name="P31">0-f</text:p>
      <text:p text:style-name="P31">0-9abcdef</text:p>
      <text:p text:style-name="P31"/>
      <text:p text:style-name="P31"/>
      <text:p text:style-name="P31"><text:soft-page-break/></text:p>
      <text:p text:style-name="P31">RGB (red-green-blue) numbers –</text:p>
      <text:p text:style-name="P34"/>
      <text:p text:style-name="P35"/>
      <text:p text:style-name="P35">rgba (alpha component)- <text:span text:style-name="T133">transparency</text:span> of the color <text:span text:style-name="T131">(0,0,0,0.5)-50% transparent black</text:span></text:p>
      <text:p text:style-name="P35"/>
      <text:p text:style-name="P35">rgba(0,0,0,0.5) – no space between rgba and brackets – it is a function, with space does not work</text:p>
      <text:p text:style-name="P35"/>
      <text:p text:style-name="P81"><text:span text:style-name="T126">Developer tool -</text:span><text:span text:style-name="T124"> </text:span><text:span text:style-name="T11">Chrome</text:span></text:p>
      <text:p text:style-name="P302"><text:span text:style-name="T5">Ctrl+Shift+I</text:span> </text:p>
      <text:p text:style-name="P45">Network-check the speed to download the page</text:p>
      <text:p text:style-name="P45"/>
      <text:p text:style-name="P39"/>
      <text:p text:style-name="P39">– changing the page without changing the code in the file – nothing changes in the code file; life preview – when changes completed, copy paste to the file</text:p>
      <text:p text:style-name="P38"/>
      <text:p text:style-name="P38"><draw:frame draw:style-name="fr4" draw:name="Image8" text:anchor-type="paragraph" svg:width="1.693cm" svg:height="0.873cm" draw:z-index="7"><draw:image xlink:href="Pictures/100000000000004000000021F2C148E1FE49E708.png" xlink:type="simple" xlink:show="embed" xlink:actuate="onLoad"/></draw:frame></text:p>
      <text:p text:style-name="P38"/>
      <text:p text:style-name="P38"><draw:frame draw:style-name="fr4" draw:name="Image9" text:anchor-type="paragraph" svg:width="7.011cm" svg:height="1.402cm" draw:z-index="8"><draw:image xlink:href="Pictures/100000000000010900000035331C4A57F801412A.png" xlink:type="simple" xlink:show="embed" xlink:actuate="onLoad"/></draw:frame></text:p>
      <text:p text:style-name="P38"/>
      <text:p text:style-name="P38"/>
      <text:p text:style-name="P38">a) inspection</text:p>
      <text:p text:style-name="P38"/>
      <text:p text:style-name="P38">b) toggle – how it works on different devices</text:p>
      <text:p text:style-name="P38"/>
      <text:p text:style-name="P38"><draw:frame draw:style-name="fr4" draw:name="Image10" text:anchor-type="paragraph" svg:width="8.89cm" svg:height="4.974cm" draw:z-index="9"><draw:image xlink:href="Pictures/1000000000000150000000BCBC9A75A3547E5B4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40">tickboxes appear when scrolling over – switch on/off the properties</text:p>
      <text:p text:style-name="P40"/>
      <text:p text:style-name="P40"/>
      <text:h text:style-name="P281" text:outline-level="2">CSS selectors</text:h>
      <text:p text:style-name="P40"><text:span text:style-name="T11">.class</text:span> – <text:span text:style-name="T141">elements to look different even if they have the same tag (e.g. paragraph)</text:span></text:p>
      <text:p text:style-name="P41">#ID – only once in a document</text:p>
      <text:p text:style-name="P41"/>
      <text:p text:style-name="P41"><text:span text:style-name="T17">p</text:span><text:span text:style-name="T19"> </text:span><text:span text:style-name="T17">a</text:span><text:span text:style-name="T19"> </text:span><text:span text:style-name="T17">{ }</text:span><text:span text:style-name="T98"> <text:s/></text:span><text:span text:style-name="T97">- all</text:span> the links in all paragraphhs</text:p>
      <text:p text:style-name="P41"/>
      <text:p text:style-name="P41">/* <text:span text:style-name="T142">comments in CSS */</text:span></text:p>
      <text:p text:style-name="P41"/>
      <text:p text:style-name="P42">a:hover <text:s/>= not reliable on touch devices</text:p>
      <text:p text:style-name="P42"/>
      <text:p text:style-name="P42"><text:soft-page-break/></text:p>
      <text:p text:style-name="P42"/>
      <text:p text:style-name="P42"/>
      <text:p text:style-name="P43">Projects on production- not to be stored on <text:s/>a free version of GitHub (security)</text:p>
      <text:p text:style-name="P44">Create a commit every time at GitKraken when significant part of code done, save on GitHub when a part is completed</text:p>
      <text:p text:style-name="P44"/>
      <text:p text:style-name="P46">Fonts</text:p>
      <text:p text:style-name="P44"/>
      <text:p text:style-name="P45">Google fonts – add to the html head</text:p>
      <text:p text:style-name="P45"/>
      <text:p text:style-name="P45"/>
      <text:p text:style-name="P45">em, rem – good for responsive sites, prefered once (px try to display but it is not guaranteed), use for the fonts</text:p>
      <text:p text:style-name="P45"/>
      <text:p text:style-name="P45">1 em=16 px</text:p>
      <text:p text:style-name="P45"/>
      <text:p text:style-name="P45"/>
      <text:p text:style-name="P50">Design</text:p>
      <text:p text:style-name="P50">wiireframe- only placeholders, no fonts, content atc</text:p>
      <text:p text:style-name="P50"/>
      <text:p text:style-name="P50">Agile – methodology: creating MPV(minimum viable product-something to <text:s/>show to the client) first (something functoning) <text:s/></text:p>
      <text:p text:style-name="P50"/>
      <text:p text:style-name="P51">UX= user experience (creating sceleton)</text:p>
      <text:p text:style-name="P51">UI= user interface</text:p>
      <text:p text:style-name="P51"/>
      <text:p text:style-name="P52">User personas – portfolio <text:s/>project:</text:p>
      <text:list xml:id="list4161364199018074399" text:style-name="L4">
        <text:list-item>
          <text:p text:style-name="P335">my potential employers – I applied for a position or was found through linkedin etc – want to review my portfolio, asses my capabilities – web professionals</text:p>
        </text:list-item>
        <text:list-item>
          <text:p text:style-name="P335"/>
        </text:list-item>
      </text:list>
      <text:p text:style-name="P52"/>
      <text:p text:style-name="P52"/>
      <text:p text:style-name="P53">HEX grey: B6CCB2</text:p>
      <text:p text:style-name="P53">HEX green: 77B26B</text:p>
      <text:p text:style-name="P54">possible backround: FFF9CA</text:p>
      <text:p text:style-name="P54">HEX orange: FFD348</text:p>
      <text:p text:style-name="P54"/>
      <text:p text:style-name="P54"/>
      <text:p text:style-name="P55">cat desing (https://www.design-seeds.com/in-nature/creatures/creature-color-6/):</text:p>
      <text:h text:style-name="P311" text:outline-level="5">#EBE7DF</text:h>
      <text:list xml:id="list1513997549528104913" text:style-name="L5">
        <text:list-item>
          <text:list>
            <text:list-item>
              <text:list>
                <text:list-item>
                  <text:list>
                    <text:list-item>
                      <text:list>
                        <text:list-item>
                          <text:h text:style-name="P328" text:outline-level="5">#E2D7CD</text:h>
                        </text:list-item>
                      </text:list>
                    </text:list-item>
                  </text:list>
                </text:list-item>
              </text:list>
            </text:list-item>
          </text:list>
        </text:list-item>
      </text:list>
      <text:list xml:id="list1132443772728636695" text:style-name="L6">
        <text:list-item>
          <text:list>
            <text:list-item>
              <text:list>
                <text:list-item>
                  <text:list>
                    <text:list-item>
                      <text:list>
                        <text:list-item>
                          <text:h text:style-name="P329" text:outline-level="5">#ADA3A1</text:h>
                        </text:list-item>
                      </text:list>
                    </text:list-item>
                  </text:list>
                </text:list-item>
              </text:list>
            </text:list-item>
          </text:list>
        </text:list-item>
      </text:list>
      <text:list xml:id="list7229479376541318317" text:style-name="L7">
        <text:list-item>
          <text:list>
            <text:list-item>
              <text:list>
                <text:list-item>
                  <text:list>
                    <text:list-item>
                      <text:list>
                        <text:list-item>
                          <text:h text:style-name="P330" text:outline-level="5">#6D98AC</text:h>
                        </text:list-item>
                      </text:list>
                    </text:list-item>
                  </text:list>
                </text:list-item>
              </text:list>
            </text:list-item>
          </text:list>
        </text:list-item>
      </text:list>
      <text:list xml:id="list8938071049704094172" text:style-name="L8">
        <text:list-item>
          <text:list>
            <text:list-item>
              <text:list>
                <text:list-item>
                  <text:list>
                    <text:list-item>
                      <text:list>
                        <text:list-item>
                          <text:h text:style-name="P331" text:outline-level="5">#B0CBD5</text:h>
                        </text:list-item>
                      </text:list>
                    </text:list-item>
                  </text:list>
                </text:list-item>
              </text:list>
            </text:list-item>
          </text:list>
        </text:list-item>
      </text:list>
      <text:list xml:id="list8265910272980281637" text:style-name="L9">
        <text:list-item>
          <text:list>
            <text:list-item>
              <text:list>
                <text:list-item>
                  <text:list>
                    <text:list-item>
                      <text:list>
                        <text:list-item>
                          <text:h text:style-name="P332" text:outline-level="5">#E5E7EB</text:h>
                        </text:list-item>
                      </text:list>
                    </text:list-item>
                  </text:list>
                </text:list-item>
              </text:list>
            </text:list-item>
          </text:list>
        </text:list-item>
      </text:list>
      <text:p text:style-name="P55"/>
      <text:p text:style-name="P56">Hero image – big picture on the top of the page</text:p>
      <text:p text:style-name="P56"/>
      <text:p text:style-name="P57"><text:soft-page-break/><text:span text:style-name="T133">png</text:span>-preferred, faster to load, reproduces details better </text:p>
      <text:p text:style-name="P57">jpg -good for big pictures</text:p>
      <text:p text:style-name="P57"/>
      <text:p text:style-name="P57"/>
      <text:p text:style-name="P58">developers.google.com – check how to optimise imiges etc</text:p>
      <text:p text:style-name="P58"/>
      <text:p text:style-name="P58">icons – subject to copytight law</text:p>
      <text:p text:style-name="P58">favicons – represenet a website; found in browse bars</text:p>
      <text:p text:style-name="P58"><draw:frame draw:style-name="fr4" draw:name="Image11" text:anchor-type="paragraph" svg:width="2.725cm" svg:height="0.767cm" draw:z-index="10"><draw:image xlink:href="Pictures/10000000000000670000001D1F766BFA992E72D5.png" xlink:type="simple" xlink:show="embed" xlink:actuate="onLoad"/></draw:frame></text:p>
      <text:p text:style-name="P57"/>
      <text:p text:style-name="P59">For photo to match favicon size: Tools – adjust size – pixels</text:p>
      <text:p text:style-name="P59"/>
      <text:p text:style-name="P60">Node.js- to run javascrpt on computer</text:p>
      <text:p text:style-name="P60"/>
      <text:p text:style-name="P61">Gulp – tool to get tid of repeated tasks</text:p>
      <text:p text:style-name="P61">-<text:span text:style-name="T144">e.g.browser sync – changes from html and css files visible directly in browser (refreshing automatically)</text:span></text:p>
      <text:p text:style-name="P61"/>
      <text:p text:style-name="P47">For other projects:</text:p>
      <text:p text:style-name="P62">1. copy jason file to other projects to have the same configurattion</text:p>
      <text:p text:style-name="P62">2. copy gulp file)</text:p>
      <text:p text:style-name="P62">3. in command line- just type npm install</text:p>
      <text:p text:style-name="P61"/>
      <text:p text:style-name="P61"/>
      <text:p text:style-name="P63">CSS resources:</text:p>
      <text:p text:style-name="P63"><text:a xlink:type="simple" xlink:href="http://cssreference.io/backgrounds/" text:style-name="Internet_20_link" text:visited-style-name="Visited_20_Internet_20_Link">http://cssreference.io/backgrounds/</text:a> - info, examples</text:p>
      <text:p text:style-name="P63"><text:a xlink:type="simple" xlink:href="https://devdocs.io/" text:style-name="Internet_20_link" text:visited-style-name="Visited_20_Internet_20_Link">https://devdocs.io/</text:a> - great source of reference</text:p>
      <text:p text:style-name="P63"/>
      <text:p text:style-name="P63"/>
      <text:p text:style-name="P64">Visual Studio Code:</text:p>
      <text:p text:style-name="P64">Ctrl X-delete line</text:p>
      <text:p text:style-name="P64">alt and arrows – moving lines</text:p>
      <text:p text:style-name="P64"/>
      <text:p text:style-name="P48">check shortcuts</text:p>
      <text:p text:style-name="P65">tag name and tab – creates opening and closing tag</text:p>
      <text:p text:style-name="P66"/>
      <text:p text:style-name="P66">CSS properties inheritance – font sizes, colors (not background)</text:p>
      <text:p text:style-name="P66">!important – code becomes unpredictable,avoid it</text:p>
      <text:p text:style-name="P66"/>
      <text:p text:style-name="P67">CSS</text:p>
      <text:p text:style-name="P66">.-<text:span text:style-name="T145">class</text:span></text:p>
      <text:p text:style-name="P67">#-id (ID is stronger than class, overwrites classes)</text:p>
      <text:p text:style-name="P67"/>
      <text:p text:style-name="P67">if more the same tags – the last one is applied (e.g. two selectors .main color:red; color:magenta – magenta will be visible)</text:p>
      <text:p text:style-name="P67">classes are stronger than single tags</text:p>
      <text:p text:style-name="P67"/>
      <text:p text:style-name="P49">do not use ID for styling in CSS</text:p>
      <text:p text:style-name="P49"/>
      <text:p text:style-name="P68">padding – one of the most used properties</text:p>
      <text:p text:style-name="P68">margin-left: 50% - space on the left of 50% of the object; margin can be negative</text:p>
      <text:p text:style-name="P68">units (padding, border etc):</text:p>
      <text:p text:style-name="P68"><text:soft-page-break/>px</text:p>
      <text:p text:style-name="P68">%</text:p>
      <text:p text:style-name="P68">fixed numbers</text:p>
      <text:p text:style-name="P68"/>
      <text:p text:style-name="P69">width – in percentage is responsive</text:p>
      <text:p text:style-name="P69"/>
      <text:p text:style-name="P70">margin: auto – to have in the centre</text:p>
      <text:p text:style-name="P70"/>
      <text:p text:style-name="P70">Use box-sizing in the project</text:p>
      <text:p text:style-name="P70"/>
      <text:p text:style-name="P71">user agent stylesheet=browser</text:p>
      <text:p text:style-name="P71"/>
      <text:p text:style-name="P71"/>
      <text:p text:style-name="P72">do not put div unto span; you can put block elements into block elements</text:p>
      <text:p text:style-name="P72"/>
      <text:p text:style-name="P73">before/after- adding a CSS element that does not exist in html (e.g. inside: before), might be used for buttons</text:p>
      <text:p text:style-name="P73"/>
      <text:p text:style-name="P74">Two paragraph floating, put them into one container</text:p>
      <text:p text:style-name="P74"/>
      <text:p text:style-name="P75">Positioning: <text:a xlink:type="simple" xlink:href="http://www.w3schools.com/css/css_positioning.asp" text:style-name="Internet_20_link" text:visited-style-name="Visited_20_Internet_20_Link">http://www.w3schools.com/css/css_positioning.asp</text:a></text:p>
      <text:p text:style-name="P75"/>
      <text:p text:style-name="P76">The most CSS used properties:</text:p>
      <text:p text:style-name="P76">background</text:p>
      <text:p text:style-name="P76">padding</text:p>
      <text:p text:style-name="P76">border</text:p>
      <text:p text:style-name="P76">margin</text:p>
      <text:p text:style-name="P76">width</text:p>
      <text:p text:style-name="P76"/>
      <text:p text:style-name="P76">Other:</text:p>
      <text:p text:style-name="P76">color</text:p>
      <text:p text:style-name="P76">height</text:p>
      <text:p text:style-name="P76">font</text:p>
      <text:p text:style-name="P76">top</text:p>
      <text:p text:style-name="P76">max-width</text:p>
      <text:p text:style-name="P76">line-height – text property, lines between text</text:p>
      <text:p text:style-name="P76">right</text:p>
      <text:p text:style-name="P76">left</text:p>
      <text:p text:style-name="P76">transform – way to work with elements, more advanced</text:p>
      <text:p text:style-name="P76">z-index – number is the value</text:p>
      <text:p text:style-name="P76"/>
      <text:p text:style-name="P76"/>
      <text:p text:style-name="P76"/>
      <text:p text:style-name="P77">Apache- the most common server languague</text:p>
      <text:p text:style-name="P77"/>
      <text:p text:style-name="P78">Use Windows commander</text:p>
      <text:p text:style-name="P78"/>
      <text:p text:style-name="P78"/>
      <text:p text:style-name="P78"/>
      <text:p text:style-name="P78"/>
      <text:p text:style-name="P78"/>
      <text:p text:style-name="P78"/>
      <text:p text:style-name="P78"><text:soft-page-break/></text:p>
      <text:p text:style-name="P78"/>
      <text:p text:style-name="P78"/>
      <text:p text:style-name="P83">header=displa<text:span text:style-name="T123">y block</text:span></text:p>
      <text:p text:style-name="P79"/>
      <text:p text:style-name="P79"/>
      <text:p text:style-name="P79">body: margin: auto</text:p>
      <text:p text:style-name="P79">width:1000px</text:p>
      <text:p text:style-name="P79"/>
      <text:p text:style-name="P84"><text:span text:style-name="T125">li</text:span><text:span text:style-name="T123">- display-inline – vsechny vedle sebe bez mezery</text:span></text:p>
      <text:p text:style-name="P80">inline-block – margin pro kazde</text:p>
      <text:p text:style-name="P80"/>
      <text:p text:style-name="P85">center block- margin 0 auto</text:p>
      <text:p text:style-name="P85"/>
      <text:p text:style-name="P85"/>
      <text:p text:style-name="P86">better not to use Ids in larger projects; fine is small ones</text:p>
      <text:p text:style-name="P86"/>
      <text:p text:style-name="P107">height:</text:p>
      <text:p text:style-name="P87">100vh – view port height – if 100- full screen is taken – responsive to screen size, not to always use</text:p>
      <text:list xml:id="list8066619223666920437" text:style-name="L10">
        <text:list-item>
          <text:p text:style-name="P336">not all browsers understand them in the same way, use for objects of relative size </text:p>
        </text:list-item>
      </text:list>
      <text:p text:style-name="P88"/>
      <text:p text:style-name="P88">width:</text:p>
      <text:p text:style-name="P88">50vw – view heights</text:p>
      <text:p text:style-name="P88"/>
      <text:p text:style-name="P88"/>
      <text:p text:style-name="P89">centralised design – use 1000px</text:p>
      <text:p text:style-name="P89">margin: 0 auto; – the same as 0 auto 0 auto</text:p>
      <text:p text:style-name="P89"/>
      <text:p text:style-name="P89">Padding, borders, margins:</text:p>
      <text:p text:style-name="P89">10px- all sides</text:p>
      <text:p text:style-name="P108">10 px 20 px – top&amp;bottom; left&amp;right</text:p>
      <text:p text:style-name="P89">0 auto; – the same as 0 auto 0 auto</text:p>
      <text:p text:style-name="P89">10 px 20 px 30px 40 px – top right bottom left</text:p>
      <text:p text:style-name="P89"/>
      <text:p text:style-name="P89">.content p {</text:p>
      <text:p text:style-name="P89">border-left: 2px solid pink; - more featres – no , between them</text:p>
      <text:p text:style-name="P89"/>
      <text:p text:style-name="P90">gradient background – use browser prefixes with them – look good but might work differently in each browsers</text:p>
      <text:p text:style-name="P90"/>
      <text:p text:style-name="P91">png – can have transparency</text:p>
      <text:p text:style-name="P91"/>
      <text:p text:style-name="P92">Git</text:p>
      <text:p text:style-name="P92">- do not commit node modules</text:p>
      <text:p text:style-name="P92">- create a new file called .gitignore</text:p>
      <text:p text:style-name="P92">- if more- add more lines to the file</text:p>
      <text:p text:style-name="P92"/>
      <text:p text:style-name="P92"/>
      <text:p text:style-name="P93"/>
      <text:p text:style-name="P93"/>
      <text:p text:style-name="P93"/>
      <text:p text:style-name="P93"/>
      <text:p text:style-name="P93"><text:soft-page-break/>4 values for position:</text:p>
      <text:p text:style-name="P93">-static – we don’t write it, positioned at the page within natural flow of the page</text:p>
      <text:p text:style-name="P93">- relative – can be positioned by changing its relative position, it moves from its original static position (if top:10px – moved 10px down from its original position) – <text:span text:style-name="T146">relative is also a frame for absolute elements positioned in it</text:span></text:p>
      <text:p text:style-name="P93">- <text:span text:style-name="T147">absolute – position in regard to relative or other parent (e.g. body)</text:span></text:p>
      <text:p text:style-name="P93">- <text:span text:style-name="T147">fixed – useful for menus, object stays at the same place <text:s/>all the time </text:span></text:p>
      <text:p text:style-name="P93"/>
      <text:p text:style-name="P105">flex- can be used for eveyrthing, it randers correctly when the whole pages loads, use only within sections, not the whole layout of the page</text:p>
      <text:p text:style-name="P105"/>
      <text:p text:style-name="P105">entire layout: float </text:p>
      <text:p text:style-name="P105"/>
      <text:p text:style-name="P93"/>
      <text:p text:style-name="P94">z-index – which index should be above, only works for absolutely and relatively positioned</text:p>
      <text:p text:style-name="P94">- 1 – in front</text:p>
      <text:p text:style-name="P94">- 0 – in back</text:p>
      <text:p text:style-name="P94"/>
      <text:p text:style-name="P94"/>
      <text:p text:style-name="P94"/>
      <text:p text:style-name="P95">LESS and <text:span text:style-name="T149">SA</text:span>SS – very similar, now <text:span text:style-name="T149">SA</text:span>SS more popular</text:p>
      <text:p text:style-name="P98">use when working on CSS stylesheet from the beginning of the project</text:p>
      <text:p text:style-name="P95">languages developed on top of CSS</text:p>
      <text:p text:style-name="P95">has some additional features</text:p>
      <text:p text:style-name="P99">CSS – bevenevolent, allows errors and browser will do its ebest to understand it; LESS/SASS – compllier informs you about the errors and complete file is error-free</text:p>
      <text:p text:style-name="P95">browsers understaand only CSS – LESS/<text:span text:style-name="T149">SA</text:span>SS needs to be complaied into CSS before sending to browser</text:p>
      <text:p text:style-name="P96">Koala tool</text:p>
      <text:p text:style-name="P96">we write into less file, Koala will read CSS file</text:p>
      <text:p text:style-name="P106">Koala does not support easily sharing files within team (works only on my computer – if working with someone, there is a need to share all the details, how to do etc)– gulp file can provide it</text:p>
      <text:p text:style-name="P95"/>
      <text:p text:style-name="P95">-<text:span text:style-name="T148">compile CSS</text:span></text:p>
      <text:p text:style-name="P95">- <text:span text:style-name="T148">minimise and compile LESS</text:span></text:p>
      <text:p text:style-name="P95"/>
      <text:p text:style-name="P97">Variables</text:p>
      <text:p text:style-name="P97">- set a certain value and reuse it in the code</text:p>
      <text:p text:style-name="P97"/>
      <text:p text:style-name="P97">@variable (named box): value-it is variable(e.g. 10px)</text:p>
      <text:p text:style-name="P97"/>
      <text:p text:style-name="P97">selector {</text:p>
      <text:p text:style-name="P97">property: @variable;}</text:p>
      <text:p text:style-name="P97"/>
      <text:p text:style-name="P97">variable name – letters, numbers, underscores</text:p>
      <text:p text:style-name="P97"/>
      <text:p text:style-name="P98">#666666 = changes color by ¼ of the scale</text:p>
      <text:p text:style-name="P98"/>
      <text:p text:style-name="P100">core language – SASS; version of it – SCSS</text:p>
      <text:p text:style-name="P100">SASS – you write less code but it is much error-prone; move to it after some experience with SCSS</text:p>
      <text:p text:style-name="P100"/>
      <text:p text:style-name="P100"/>
      <text:p text:style-name="P100"><text:soft-page-break/>SCSS</text:p>
      <text:p text:style-name="P100"/>
      <text:p text:style-name="P101">partials allow to separate file for styling of a portion of a page/one page of a complete websites;</text:p>
      <text:p text:style-name="P101">during compiling-files put together</text:p>
      <text:p text:style-name="P101"/>
      <text:p text:style-name="P102">bootstrap (framework) uses SASS, good to see what SASS is made of</text:p>
      <text:p text:style-name="P102"/>
      <text:p text:style-name="P103">Programming</text:p>
      <text:list xml:id="list799783860204746549" text:style-name="L11">
        <text:list-item>
          <text:p text:style-name="P337">C-template for most languages</text:p>
        </text:list-item>
        <text:list-item>
          <text:p text:style-name="P337">if you know one language based on C, languages are similar but syntax differs</text:p>
        </text:list-item>
      </text:list>
      <text:p text:style-name="P103"/>
      <text:p text:style-name="P103">Keyword – word with a special meaning/function (you cannot name variable etc in this way)</text:p>
      <text:p text:style-name="P103"/>
      <text:p text:style-name="P103">Value:</text:p>
      <text:list xml:id="list8437333769208018455" text:style-name="L12">
        <text:list-item>
          <text:p text:style-name="P338">can have many different types</text:p>
        </text:list-item>
        <text:list-item>
          <text:p text:style-name="P338">number, </text:p>
        </text:list-item>
        <text:list-item>
          <text:p text:style-name="P338">string (piece of text in quotes- in Php and JS you can use double and single quotes)</text:p>
        </text:list-item>
        <text:list-item>
          <text:p text:style-name="P364"><text:span text:style-name="Strong_20_Emphasis"><text:span text:style-name="T24">Boolean</text:span></text:span><text:span text:style-name="T25"> - </text:span><text:span text:style-name="Emphasis"><text:span text:style-name="T25">true</text:span></text:span><text:span text:style-name="T25"> or </text:span><text:span text:style-name="Emphasis"><text:span text:style-name="T25">false</text:span></text:span></text:p>
        </text:list-item>
        <text:list-item>
          <text:p text:style-name="P364"><text:span text:style-name="Strong_20_Emphasis"><text:span text:style-name="T22">Null</text:span></text:span><text:span text:style-name="T22"> - an empty value</text:span></text:p>
        </text:list-item>
        <text:list-item text:style-override="L13">
          <text:p text:style-name="P367"><text:span text:style-name="Strong_20_Emphasis"><text:span text:style-name="T22">Undefined</text:span></text:span><text:span text:style-name="T22"> - the value has not been defined</text:span></text:p>
        </text:list-item>
        <text:list-item text:style-override="L13">
          <text:p text:style-name="P367"><text:span text:style-name="Strong_20_Emphasis"><text:span text:style-name="T22">function – </text:span></text:span><text:span text:style-name="Strong_20_Emphasis"><text:span text:style-name="T23">in JS can be assigned to variable</text:span></text:span></text:p>
        </text:list-item>
        <text:list-item text:style-override="L13">
          <text:p text:style-name="P367"><text:span text:style-name="Strong_20_Emphasis"><text:span text:style-name="T22">Array</text:span></text:span><text:span text:style-name="T22"> - multiple values in one – </text:span><text:span text:style-name="T23">set of values</text:span></text:p>
        </text:list-item>
        <text:list-item text:style-override="L13">
          <text:p text:style-name="P365"><text:span text:style-name="Strong_20_Emphasis"><text:span text:style-name="T22">Object</text:span></text:span><text:span text:style-name="T22"> - multiple values and functions in one – </text:span><text:span text:style-name="T23">complex type</text:span></text:p>
        </text:list-item>
      </text:list>
      <text:p text:style-name="P104">JavaScript – you do not have to declare types of variables, one variable can hold multiple types of values</text:p>
      <text:p text:style-name="P104"/>
      <text:p text:style-name="P104"/>
      <text:p text:style-name="P104"/>
      <text:p text:style-name="P105">JS </text:p>
      <text:p text:style-name="P105">runs in the browser</text:p>
      <text:p text:style-name="P105">html-structure, css-presentation, js – can add both but mainly adds interactivity,moves on the page etc</text:p>
      <text:p text:style-name="P105"/>
      <text:p text:style-name="P105"/>
      <text:p text:style-name="P109"><text:span text:style-name="T152">in html file - </text:span><text:span text:style-name="T18">&lt;script&gt;&lt;/script&gt;</text:span><text:span text:style-name="T97"> <text:s/></text:span><text:span text:style-name="T100">Java</text:span><text:span text:style-name="T150"> script inside</text:span></text:p>
      <text:p text:style-name="P110">console.log('Hello world!');- check JS in developer console (Ctrl Shit I) console; used for debugging</text:p>
      <text:p text:style-name="P110"><text:s/>alert('Hello world!'); - alert message on the side, needs to click ok before continuing</text:p>
      <text:p text:style-name="P111"><text:s/>&lt;button&gt; Click here &lt;/button&gt; - default button, you can style color, background etc</text:p>
      <text:p text:style-name="P111"/>
      <text:p text:style-name="P112">where to put the script:</text:p>
      <text:p text:style-name="P112">- head – script are loaded before the browser starts downloading the page – sueful when the script controls how the page look like</text:p>
      <text:p text:style-name="P112">- at the bottom before the &lt;/body&gt; - script controlling user input, the whole page is loaded before the script</text:p>
      <text:p text:style-name="P112">- e.g. just before the form – everyting before the form downloads first</text:p>
      <text:p text:style-name="P112"/>
      <text:p text:style-name="P113">value = '123'; (with quotes) – string</text:p>
      <text:p text:style-name="P113">value = 123; (without quotes) – number</text:p>
      <text:p text:style-name="P113"/>
      <text:p text:style-name="P113"/>
      <text:p text:style-name="P113"><text:soft-page-break/></text:p>
      <text:p text:style-name="P113"/>
      <text:p text:style-name="P113"/>
      <text:p text:style-name="P114">GitHub – check repository status</text:p>
      <text:p text:style-name="P114">git status – <text:span text:style-name="T167">to check whether everything committed</text:span></text:p>
      <text:p text:style-name="P114"/>
      <text:p text:style-name="P114"/>
      <text:p text:style-name="P118">gulp watch – to enable gulp features in the gulp file (first navigating in the command line to the right folder, e.g. day9)</text:p>
      <text:p text:style-name="P114"/>
      <text:p text:style-name="P115">Gulp file <text:span text:style-name="T166">(day9)</text:span>: - <text:span text:style-name="T166">first ‘npm install’ (possible to use shortcut: ‘npm i’) in the command line:</text:span></text:p>
      <text:list xml:id="list4765747867115054420" text:style-name="L14">
        <text:list-item>
          <text:p text:style-name="P339">typing to the command line - gulp cleancss – the folder css is removed! </text:p>
        </text:list-item>
        <text:list-item>
          <text:p text:style-name="P340">Generating css from less file </text:p>
        </text:list-item>
      </text:list>
      <text:p text:style-name="P116"/>
      <text:p text:style-name="P116"/>
      <text:p text:style-name="P116"/>
      <text:p text:style-name="P116">Responsive web design:</text:p>
      <text:p text:style-name="P116">- <text:span text:style-name="T169">media queries</text:span></text:p>
      <text:p text:style-name="P116">- <text:span text:style-name="T169">minimum width:320px; under it – no need as such devices are not commonly used – good t check on Google Ananlytics what visitors come to the side and what devices they use</text:span></text:p>
      <text:p text:style-name="P116"/>
      <text:p text:style-name="P116">- <text:span text:style-name="T169">another approach: mobile-first – start small on the mobile; some elements are difficult to change afterwards; start on 320px; don’t spend time putting unnessecary content that will be removed for mobile versions</text:span></text:p>
      <text:p text:style-name="P117"><text:span text:style-name="T168">- for responsive design: add it to the page head</text:span><text:span text:style-name="T101"> </text:span><text:span text:style-name="T18">&lt;meta name="viewport" content="width=device-width, initial-scale=1.0"&gt;</text:span></text:p>
      <text:p text:style-name="P120"/>
      <text:p text:style-name="P117"><text:span text:style-name="T102">- </text:span><text:span text:style-name="T103">less/sess code</text:span></text:p>
      <text:p text:style-name="P121"/>
      <text:p text:style-name="P121"/>
      <text:p text:style-name="P121"/>
      <text:p text:style-name="P119"><text:span text:style-name="T103">B</text:span><text:span text:style-name="T97">ootstrap</text:span></text:p>
      <text:p text:style-name="P122">- Framework – set of concpets with dealing with a common type of problem – not to reinvent the wheel every time</text:p>
      <text:p text:style-name="P119"><text:span text:style-name="T97">- </text:span><text:span text:style-name="T104">adding bootstrap – like adding css to html</text:span></text:p>
      <text:p text:style-name="P123">- CSS and JS framework</text:p>
      <text:p text:style-name="P123">- responsive</text:p>
      <text:p text:style-name="P123">- mobile first – interface working on mobile phones – no features that do not work on mobile phones (e.g. no hover links)</text:p>
      <text:p text:style-name="P119"><text:span text:style-name="T104">- </text:span><text:span text:style-name="T105">created in less</text:span></text:p>
      <text:p text:style-name="P124"/>
      <text:p text:style-name="P119"><text:span text:style-name="T105">- </text:span><text:span text:style-name="T106">maximum size of the row is 12 grid</text:span></text:p>
      <text:p text:style-name="P128">getbootstrap.com</text:p>
      <text:p text:style-name="P128"/>
      <text:p text:style-name="P128">- <text:span text:style-name="T170">container – pre-set width</text:span></text:p>
      <text:p text:style-name="P128">- <text:span text:style-name="T170">container fluid – from left to right</text:span></text:p>
      <text:p text:style-name="P128"/>
      <text:p text:style-name="P128">- <text:span text:style-name="T171">do not place content within rows, only to columns</text:span></text:p>
      <text:p text:style-name="P128"/>
      <text:p text:style-name="P129">minified files – perfect for production, lower volumn to read for a browser, mnified code – not easy to steal</text:p>
      <text:p text:style-name="P129"/>
      <text:p text:style-name="P129"><text:soft-page-break/>- <text:span text:style-name="T172">full line: 12 columns</text:span></text:p>
      <text:p text:style-name="P130">&lt;div class="container"&gt;<text:line-break/> <text:s text:c="3"/>&lt;div class="row"&gt;&lt;/div&gt;<text:line-break/> <text:s text:c="3"/>&lt;div class="col-lg-12"&gt;&lt;/div&gt;<text:line-break/>&lt;p&gt;Lorem ipsum&lt;/p&gt;<text:line-break/>&lt;/div&gt;</text:p>
      <text:p text:style-name="P130"/>
      <text:p text:style-name="P131">.img-responsive – to make sure that the picture does not go outside of the column</text:p>
      <text:p text:style-name="P131"/>
      <text:p text:style-name="P131"/>
      <text:p text:style-name="P131">offset – if one of the columns should not be visible:</text:p>
      <text:p text:style-name="P131">move element (to the right only)</text:p>
      <text:p text:style-name="P131">&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31">→ first column not visible</text:p>
      <text:p text:style-name="P131"/>
      <text:p text:style-name="P131"/>
      <text:p text:style-name="P132">never place row inside row!</text:p>
      <text:p text:style-name="P132"/>
      <text:p text:style-name="P132">Row – you can place inside container or inside column</text:p>
      <text:p text:style-name="P132">always in row there must be a column</text:p>
      <text:p text:style-name="P132"/>
      <text:p text:style-name="P133">Creating a button:</text:p>
      <text:p text:style-name="P133">- a tag (anchor)</text:p>
      <text:p text:style-name="P133">- button tag</text:p>
      <text:p text:style-name="P133"/>
      <text:p text:style-name="P133"/>
      <text:p text:style-name="P134">Dropdown – requires java script</text:p>
      <text:p text:style-name="P134"/>
      <text:p text:style-name="P134">Tip: unordered links – better for google</text:p>
      <text:p text:style-name="P134"/>
      <text:p text:style-name="P135">Form:</text:p>
      <text:p text:style-name="P135">- text arena – multpple lines</text:p>
      <text:p text:style-name="P135"/>
      <text:p text:style-name="P135"/>
      <text:p text:style-name="P136">Website navigation</text:p>
      <text:p text:style-name="P136">- <text:span text:style-name="T173">menu on every page looking the same</text:span></text:p>
      <text:p text:style-name="P136">- <text:span text:style-name="T173">way out from the error page – to continue somewhere else</text:span></text:p>
      <text:p text:style-name="P136"/>
      <text:p text:style-name="P136">-<text:span text:style-name="T173">breadcrumbs – showing where the user is exactly (filmy-spojenci-tvurci)</text:span></text:p>
      <text:p text:style-name="P136"/>
      <text:p text:style-name="P136">- <text:span text:style-name="T174">links – underlined or different color or different color but underlines only on hover – better user experience</text:span></text:p>
      <text:p text:style-name="P136"/>
      <text:p text:style-name="P136">- <text:span text:style-name="T174">footer navigaton – good way to finish the page, navigation can fill it in-map of the website, everything that did not fit into top menu, good for robots</text:span></text:p>
      <text:p text:style-name="P136"/>
      <text:p text:style-name="P136">- <text:span text:style-name="T175">pagination – number of pages available (in case of multiple page)</text:span></text:p>
      <text:p text:style-name="P136"><text:soft-page-break/>- <text:span text:style-name="T175">now popular: sticky navigation (follows as you scroll – position: fixed)</text:span></text:p>
      <text:p text:style-name="P136"/>
      <text:p text:style-name="P136"/>
      <text:p text:style-name="P137">CSS</text:p>
      <text:p text:style-name="P137">- link not underlined- <text:s/>text-decoration: none;</text:p>
      <text:p text:style-name="P137">- link underlined when hovered - nav a:hover {</text:p>
      <text:p text:style-name="P137"><text:s text:c="4"/>text-decoration: underline;</text:p>
      <text:p text:style-name="P137">}</text:p>
      <text:p text:style-name="P137"/>
      <text:p text:style-name="P137">nav .links &gt; div – any divs that are direct children of links in element nav</text:p>
      <text:p text:style-name="P136"/>
      <text:p text:style-name="P138">Descendants – children of an element, does not matter how deep</text:p>
      <text:p text:style-name="P138">Children – immidiate children of an element</text:p>
      <text:p text:style-name="P136"/>
      <text:p text:style-name="P125">Javascript</text:p>
      <text:p text:style-name="P125">- <text:span text:style-name="T176">runs on your computer, computer processing only one page I’m seeing, not all the users</text:span></text:p>
      <text:p text:style-name="P139"/>
      <text:p text:style-name="P139">- an event – something the browser or user does</text:p>
      <text:p text:style-name="P139"><text:s/><text:span text:style-name="T176">addEventListener – possible to add multiple to the same element</text:span></text:p>
      <text:p text:style-name="P139"/>
      <text:p text:style-name="P140">$ in jQuery – muliple purposed based on the argument – does different things based on argument, e.g. understands that you want to get CSS ID: $ (‘#botton’)</text:p>
      <text:p text:style-name="P140"/>
      <text:p text:style-name="P140">- <text:span text:style-name="T177">no dashes in JavaScript – it would mean minus (e.g. background-color in JavaScript is backgroundColor)</text:span></text:p>
      <text:p text:style-name="P140"/>
      <text:p text:style-name="P142">when function returns – it ends</text:p>
      <text:p text:style-name="P142"/>
      <text:p text:style-name="P143">for JavaScript – use Developer Tools,tab console</text:p>
      <text:p text:style-name="P143"/>
      <text:p text:style-name="P144">always comment the code before writing the code – explain what I am trying to achieve</text:p>
      <text:p text:style-name="P144"/>
      <text:p text:style-name="P145">what is written inside of functions – happens as many times as function is called</text:p>
      <text:p text:style-name="P145"/>
      <text:p text:style-name="P146">Two ways to write the same thing:</text:p>
      <text:p text:style-name="P146"><text:s text:c="4"/>$('#mousepos_x').html(event.pageX); //jQuery way</text:p>
      <text:p text:style-name="P146"><text:s text:c="4"/>document.getElementById('mousepos_x').innerHTML=event.pageX; //plain JS way</text:p>
      <text:p text:style-name="P146"/>
      <text:p text:style-name="P147">first element – is always 0!</text:p>
      <text:p text:style-name="P147"/>
      <text:p text:style-name="P148">JavaScript-codeacademy</text:p>
      <text:list xml:id="list439041166509942289" text:style-name="L15">
        <text:list-item>
          <text:p text:style-name="P341"><text:span text:style-name="T26">building blocks=</text:span><text:span text:style-name="Emphasis"><text:span text:style-name="T178">data types</text:span></text:span></text:p>
        </text:list-item>
        <text:list-item>
          <text:p text:style-name="P341"><text:span text:style-name="Emphasis"><text:span text:style-name="T27">Data types: string, number, boolean</text:span></text:span></text:p>
        </text:list-item>
      </text:list>
      <text:p text:style-name="P148"><text:span text:style-name="Emphasis"><text:span text:style-name="T27"/></text:span></text:p>
      <text:p text:style-name="P149"><text:span text:style-name="Emphasis"><text:span text:style-name="T28">var myString = "natalia";</text:span></text:span></text:p>
      <text:p text:style-name="P149"><text:span text:style-name="Emphasis"><text:span text:style-name="T28">console.log("Name: " + myString);</text:span></text:span></text:p>
      <text:p text:style-name="P170"><text:span text:style-name="Emphasis"><text:span text:style-name="T31">→</text:span></text:span><text:span text:style-name="Emphasis"><text:span text:style-name="T32"> </text:span></text:span><text:span text:style-name="Emphasis"><text:span text:style-name="T31">console result: </text:span></text:span><text:span text:style-name="Emphasis"><text:span text:style-name="T38">Name: natalia</text:span></text:span></text:p>
      <text:p text:style-name="P149"><text:span text:style-name="Emphasis"><text:span text:style-name="T30"/></text:span></text:p>
      <text:p text:style-name="P170"><text:span text:style-name="Emphasis"><text:span text:style-name="T31">console.log(29+3.5); →</text:span></text:span><text:span text:style-name="Emphasis"><text:span text:style-name="T32"> </text:span></text:span><text:span text:style-name="Emphasis"><text:span text:style-name="T31">console result: </text:span></text:span><text:span text:style-name="Emphasis"><text:span text:style-name="T38">32.5</text:span></text:span></text:p>
      <text:p text:style-name="P170"><text:span text:style-name="Emphasis"><text:span text:style-name="T38"/></text:span></text:p>
      <text:p text:style-name="P171"><text:span text:style-name="Emphasis"><text:span text:style-name="T39">modulus-the remainign number after dividing two numbers</text:span></text:span></text:p>
      <text:p text:style-name="P171"><text:soft-page-break/><text:span text:style-name="Emphasis"><text:span text:style-name="T39">divide: 365/27 → the result is 13.518518518518519</text:span></text:span></text:p>
      <text:p text:style-name="P171"><text:span text:style-name="Emphasis"><text:span text:style-name="T39">modulus – 365%27 → the result is 14 – returns only the reminder</text:span></text:span></text:p>
      <text:p text:style-name="P171"><text:span text:style-name="Emphasis"><text:span text:style-name="T39"/></text:span></text:p>
      <text:p text:style-name="P172"><text:span text:style-name="Emphasis"><text:span text:style-name="T40">JavaScript comments - // comment out a line</text:span></text:span></text:p>
      <text:p text:style-name="P172"><text:span text:style-name="Emphasis"><text:span text:style-name="T40">/* comments out multiple lines</text:span></text:span></text:p>
      <text:p text:style-name="P172"><text:span text:style-name="Emphasis"><text:span text:style-name="T40">*/</text:span></text:span></text:p>
      <text:p text:style-name="P171"><text:span text:style-name="Emphasis"><text:span text:style-name="T39"/></text:span></text:p>
      <text:p text:style-name="P171"><text:span text:style-name="Emphasis"><text:span text:style-name="T39"/></text:span></text:p>
      <text:p text:style-name="P171"><text:span text:style-name="Emphasis"><text:span text:style-name="T34">Variables</text:span></text:span><text:span text:style-name="Emphasis"><text:span text:style-name="T33">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39"> </text:span></text:span></text:p>
      <text:p text:style-name="P149"><text:span text:style-name="Emphasis"><text:span text:style-name="T30"/></text:span></text:p>
      <text:p text:style-name="P151">Declarign variable:</text:p>
      <text:p text:style-name="P151"><text:span text:style-name="T26">Variables allow us to assign data to a word, then we can use that word within our program instead of the data. Then, if the variable's value changes we only have to change the variable's value instead of re-writing the entire program.</text:span> </text:p>
      <text:p text:style-name="P127"/>
      <text:p text:style-name="P127"><text:span text:style-name="T43">var</text:span><text:span text:style-name="T44"> </text:span><text:span text:style-name="T43">myName</text:span><text:span text:style-name="T44"> </text:span><text:span text:style-name="T43">=</text:span><text:span text:style-name="T44"> </text:span><text:span text:style-name="T43">'Arya'</text:span><text:span text:style-name="T42">;</text:span><text:span text:style-name="T44"> </text:span></text:p>
      <text:p text:style-name="P127"><text:span text:style-name="T43">console</text:span><text:span text:style-name="T42">.</text:span><text:span text:style-name="T43">log</text:span><text:span text:style-name="T42">(</text:span><text:span text:style-name="T43">myName</text:span><text:span text:style-name="T42">);</text:span> </text:p>
      <text:p text:style-name="P173"><text:span text:style-name="T99">→ </text:span><text:span text:style-name="T41">// Output: Arya</text:span> </text:p>
      <text:p text:style-name="P173"/>
      <text:p text:style-name="P174">var- short for variable; creates a new variable's</text:p>
      <text:p text:style-name="P174">Variables:</text:p>
      <text:p text:style-name="P173"><text:span text:style-name="T180">- </text:span><text:span text:style-name="T29">allow us to use the same value over and over</text:span></text:p>
      <text:p text:style-name="P175"><text:span text:style-name="T180">- </text:span><text:span text:style-name="T29">we can assign variables different values that can be read and changed by the program</text:span></text:p>
      <text:p text:style-name="P175"/>
      <text:p text:style-name="P175"><text:span text:style-name="T20">equal sign (=) is an "assignment" operator, not an "equal to" operator.</text:span> </text:p>
      <text:p text:style-name="P175"><text:span text:style-name="T21">x = x + </text:span><text:span text:style-name="T47">5</text:span> →<text:span text:style-name="T181"> </text:span><text:span text:style-name="T20">calculates the value of x + 5 and puts the result into x. The value of x is incremented by 5.</text:span> </text:p>
      <text:p text:style-name="P175"/>
      <text:p text:style-name="P176"><text:span text:style-name="T29">making decisions with code is called </text:span><text:span text:style-name="Emphasis"><text:span text:style-name="T179">control flow</text:span></text:span><text:span text:style-name="T29">.</text:span> </text:p>
      <text:p text:style-name="P176"/>
      <text:p text:style-name="P155"><text:span text:style-name="T43">var</text:span><text:span text:style-name="T42"> </text:span><text:span text:style-name="T43">needCoffee</text:span><text:span text:style-name="T42"> </text:span><text:span text:style-name="T43">=</text:span><text:span text:style-name="T42"> </text:span><text:span text:style-name="T43">true</text:span><text:span text:style-name="T42">; </text:span><text:span text:style-name="T44"><text:s/>– </text:span><text:span text:style-name="T46">needCoffee is condition</text:span></text:p>
      <text:p text:style-name="P177"/>
      <text:p text:style-name="P155"><text:span text:style-name="T35">comparing two variables, make sure to use three </text:span><text:span text:style-name="Source_20_Text"><text:span text:style-name="T48">===</text:span></text:span><text:span text:style-name="T46"> </text:span></text:p>
      <text:p text:style-name="P177"/>
      <text:p text:style-name="P156"><text:span text:style-name="T46">L</text:span><text:span text:style-name="T45">ogical operators:</text:span></text:p>
      <text:p text:style-name="P288"><text:span text:style-name="T36">To say "both must be true," we can use </text:span><text:span text:style-name="Source_20_Text"><text:span text:style-name="T49">&amp;&amp;</text:span></text:span><text:span text:style-name="T36">.</text:span></text:p>
      <text:list xml:id="list1060445856558095741" text:style-name="L16">
        <text:list-item>
          <text:p text:style-name="P369"><text:span text:style-name="T37">To say "either can be true," we can use </text:span><text:span text:style-name="Source_20_Text"><text:span text:style-name="T50">||</text:span></text:span><text:span text:style-name="T37">.</text:span></text:p>
        </text:list-item>
        <text:list-item>
          <text:p text:style-name="P369"><text:span text:style-name="T37">To say "I want to make sure this is the opposite of what it really is," we can use </text:span><text:span text:style-name="Source_20_Text"><text:span text:style-name="T50">!</text:span></text:span><text:span text:style-name="T37">.</text:span></text:p>
        </text:list-item>
        <text:list-item>
          <text:p text:style-name="P376"><text:span text:style-name="T37">To say "these should not be equal to each other," we can use </text:span><text:span text:style-name="Source_20_Text"><text:span text:style-name="T50">!==</text:span></text:span><text:span text:style-name="T37">.</text:span></text:p>
        </text:list-item>
      </text:list>
      <text:p text:style-name="P303">Honza:</text:p>
      <text:p text:style-name="P303">Use jQuery when writing the code!</text:p>
      <text:p text:style-name="P179">Jquery - $ is a way to get element (in JavaScript: getElementById)</text:p>
      <text:p text:style-name="P178"><text:soft-page-break/></text:p>
      <text:p text:style-name="P126"/>
      <text:p text:style-name="P140"/>
      <text:p text:style-name="P140"/>
      <text:p text:style-name="P148"><text:span text:style-name="T133">smooth scrolling – </text:span><text:span text:style-name="T134">look for jQue</text:span><text:span text:style-name="T135">r</text:span><text:span text:style-name="T134">y function + include jQuery in the html file</text:span></text:p>
      <text:p text:style-name="P148"/>
      <text:p text:style-name="P150">&lt;a href=”#foo”&gt;Go to foo&lt;/a&gt; </text:p>
      <text:p text:style-name="P150">&lt;div id=”foo”&gt;&lt;/div&gt;</text:p>
      <text:p text:style-name="P150"/>
      <text:p text:style-name="P150">For icons – joint first the icon css file to html (e.g. download the selected icons from fontello)</text:p>
      <text:p text:style-name="P150">use <text:s/>&lt;i class=”icon name”&gt;&lt;/i&gt;</text:p>
      <text:p text:style-name="P150"/>
      <text:p text:style-name="P150"/>
      <text:p text:style-name="P150"/>
      <text:p text:style-name="P141">PHP – important to think of the speed and handling all the requests in the short time</text:p>
      <text:p text:style-name="P141"/>
      <text:p text:style-name="P152">DRY <text:span text:style-name="T183">(Don;t Repeat Yourself)</text:span>– important concept in programming; if program is written well – create functions and reuse it; do not repeat code</text:p>
      <text:p text:style-name="P152"/>
      <text:p text:style-name="P152">PHP – runs on server side- <text:span text:style-name="T182">server procees the file and sends the result to the user; user never sees the code</text:span></text:p>
      <text:p text:style-name="P153">- emails, passwords… user gets ony the result</text:p>
      <text:p text:style-name="P153">- performance – think of all the users whi might be doing the same thing at once; not to make them wait</text:p>
      <text:p text:style-name="P153">- for best user experience-website should load within 0,5 seconds – some bottlenecks can make it to download longer</text:p>
      <text:p text:style-name="P153"/>
      <text:p text:style-name="P153">php file is requested – server compiles and runs the code</text:p>
      <text:p text:style-name="P153"/>
      <text:p text:style-name="P153">PHP tags:</text:p>
      <text:p text:style-name="P153">- opening and closing :</text:p>
      <text:p text:style-name="P153">&lt;?php</text:p>
      <text:p text:style-name="P153">//code comes here</text:p>
      <text:p text:style-name="P153">?&gt;</text:p>
      <text:p text:style-name="P153"/>
      <text:p text:style-name="P154">&lt;?php include 'header.php'; ?&gt; - no trace of using php when you review the file using Ctrl U</text:p>
      <text:p text:style-name="P154"/>
      <text:p text:style-name="P157"><text:span text:style-name="T151">V</text:span>ariable in php = starts with <text:span text:style-name="T151">$</text:span></text:p>
      <text:p text:style-name="P164"/>
      <text:p text:style-name="P165">quotes- only for strings, not for numbers</text:p>
      <text:p text:style-name="P165"/>
      <text:p text:style-name="P166">Constant – stay the same across entire script, no $ sign, all in capital letters: </text:p>
      <text:p text:style-name="P166">define('MY_OS', 'windows');</text:p>
      <text:p text:style-name="P166">- global, you can use them anywhere</text:p>
      <text:p text:style-name="P166"/>
      <text:p text:style-name="P166"/>
      <text:p text:style-name="P167">Useful functions:</text:p>
      <text:p text:style-name="P158"><text:span text:style-name="T151">var_dump(</text:span><text:span text:style-name="T153">$variablename</text:span><text:span text:style-name="T151">); - for debugging</text:span></text:p>
      <text:p text:style-name="P167">die (); exit(); -the same, when run – execution of program is stopped; for debugging – die; for the planned end</text:p>
      <text:p text:style-name="P167"/>
      <text:p text:style-name="P168">$value =1;</text:p>
      <text:p text:style-name="P168"><text:soft-page-break/>$value = $value +10 </text:p>
      <text:p text:style-name="P168">OR shorter way: $value +=10;</text:p>
      <text:p text:style-name="P168"/>
      <text:p text:style-name="P168"/>
      <text:p text:style-name="P168">. - dot puts together (as + in JavaScript)</text:p>
      <text:p text:style-name="P168"/>
      <text:p text:style-name="P168">++ - adding one to the value</text:p>
      <text:p text:style-name="P168"/>
      <text:p text:style-name="P159">false or true – true</text:p>
      <text:p text:style-name="P159">false and true – false</text:p>
      <text:p text:style-name="P159"/>
      <text:p text:style-name="P160">Loop – running code multiple times</text:p>
      <text:p text:style-name="P159"/>
      <text:p text:style-name="P160">Arrays</text:p>
      <text:p text:style-name="P160">- sets of values</text:p>
      <text:p text:style-name="P160">- </text:p>
      <text:p text:style-name="P160"/>
      <text:p text:style-name="P161">=&gt; operator assigning value to array</text:p>
      <text:p text:style-name="P162">max – finds the maximum value (in case of strings – the latest in the alphabet)</text:p>
      <text:p text:style-name="P162"/>
      <text:p text:style-name="P162"/>
      <text:p text:style-name="P163">JavaScript – runnng in browser (client)</text:p>
      <text:p text:style-name="P163">PHP – runs on server, enables customising websites and send to the browser; handle cookies; </text:p>
      <text:p text:style-name="P163"/>
      <text:p text:style-name="P163"><text:span text:style-name="T51">All variable names in PHP start with a dollar sign ( </text:span><text:span text:style-name="Source_20_Text">$</text:span><text:span text:style-name="T71"> </text:span><text:span text:style-name="T51">).</text:span> </text:p>
      <text:p text:style-name="P162"/>
      <text:p text:style-name="P169">PHP fucnctions:</text:p>
      <text:p text:style-name="P271"><text:span text:style-name="T107">- </text:span><text:span text:style-name="Source_20_Text">echo</text:span><text:span text:style-name="T71"> </text:span><text:span text:style-name="T52">function outputs strings.</text:span></text:p>
      <text:p text:style-name="P271">- <text:span text:style-name="Strong_20_Emphasis"><text:span text:style-name="T132">concatenation operator</text:span></text:span><text:span text:style-name="T52">, which glues several strings together:</text:span> <text:s/><text:span text:style-name="T52">The concatenation operator is just a dot (</text:span><text:span text:style-name="Source_20_Text">.</text:span><text:span text:style-name="T52">).</text:span> <text:s/><text:span text:style-name="T184">(</text:span><text:span text:style-name="T52">does the same thing for strings that </text:span><text:span text:style-name="Source_20_Text">+</text:span><text:span text:style-name="T71"> </text:span><text:span text:style-name="T52">does in JavaScript.)</text:span> <text:span text:style-name="T184">)</text:span></text:p>
      <text:p text:style-name="P271">- <text:span text:style-name="T185">include – includes and evaluates specified file</text:span></text:p>
      <text:p text:style-name="P271">- <text:span text:style-name="T185">include once - </text:span><text:span text:style-name="T5">if the code from a file has already been included, it will not be included again</text:span> </text:p>
      <text:p text:style-name="P271">- <text:span text:style-name="T185">require – to include crucial file – if it fails, there is a fatal error</text:span></text:p>
      <text:p text:style-name="P271">- <text:span text:style-name="Strong_20_Emphasis"><text:span text:style-name="T4">require_once - <text:s/>Identical to require except PHP will check if the file has already been included, and if so, not include (require) it again.</text:span></text:span></text:p>
      <text:p text:style-name="Text_20_body"><text:line-break/></text:p>
      <text:p text:style-name="P271"/>
      <text:p text:style-name="P271"/>
      <text:p text:style-name="P272"><text:span text:style-name="Strong_20_Emphasis"><text:span text:style-name="T132">statement</text:span></text:span><text:span text:style-name="T52">, - the shortest unit of standalone code. </text:span><text:span text:style-name="T56">(e.g. </text:span><text:span text:style-name="Source_20_Text"><text:span text:style-name="T73">echo "Hello!";</text:span></text:span><text:span text:style-name="T56"> or </text:span><text:span text:style-name="Source_20_Text"><text:span text:style-name="T73">2 + 2;</text:span></text:span><text:span text:style-name="T56"> ) - You can think of a statement is a complete PHP thought, semicolon at the end</text:span></text:p>
      <text:p text:style-name="P181"/>
      <text:p text:style-name="P298">comparison operators:</text:p>
      <text:list xml:id="list2020501537406203989" text:style-name="L17">
        <text:list-item>
          <text:p text:style-name="P370"><text:span text:style-name="Source_20_Text">&gt;</text:span> Greater than</text:p>
        </text:list-item>
        <text:list-item>
          <text:p text:style-name="P368"><text:span text:style-name="Source_20_Text">&lt;</text:span> Less than</text:p>
        </text:list-item>
        <text:list-item>
          <text:p text:style-name="P368"><text:span text:style-name="Source_20_Text">&lt;=</text:span> Less than or equal to</text:p>
        </text:list-item>
        <text:list-item>
          <text:p text:style-name="P368"><text:span text:style-name="Source_20_Text">&gt;=</text:span> Greater than or equal to</text:p>
        </text:list-item>
        <text:list-item>
          <text:p text:style-name="P368"><text:soft-page-break/><text:span text:style-name="Source_20_Text">==</text:span> Equal to</text:p>
        </text:list-item>
        <text:list-item>
          <text:p text:style-name="P368"><text:span text:style-name="Source_20_Text">!=</text:span> Not equal to</text:p>
        </text:list-item>
      </text:list>
      <text:p text:style-name="P325"/>
      <text:p text:style-name="P326">Conditions:</text:p>
      <text:p text:style-name="P323"><text:span text:style-name="Source_20_Text">&lt;?php</text:span></text:p>
      <text:p text:style-name="Preformatted_20_Text"><text:span text:style-name="Source_20_Text"><text:s text:c="2"/>$age = 17;</text:span></text:p>
      <text:p text:style-name="Preformatted_20_Text"/>
      <text:p text:style-name="Preformatted_20_Text"><text:span text:style-name="Source_20_Text"><text:s text:c="2"/>if( $age &gt; 16 ) </text:span><text:span text:style-name="Source_20_Text"><text:span text:style-name="T133">{</text:span></text:span></text:p>
      <text:p text:style-name="Preformatted_20_Text"><text:span text:style-name="Source_20_Text"><text:s text:c="4"/>echo "You can drive!";</text:span></text:p>
      <text:p text:style-name="Preformatted_20_Text"><text:span text:style-name="Source_20_Text"><text:span text:style-name="T133"><text:s text:c="2"/>}</text:span></text:span></text:p>
      <text:p text:style-name="P322"><text:span text:style-name="Source_20_Text">?&gt;</text:span></text:p>
      <text:p text:style-name="P326"/>
      <text:p text:style-name="P298">echo and print are more or less the same. They are both used to output data to the screen.</text:p>
      <text:p text:style-name="P304">The differences are small: echo has no return value while print has a return value of 1 so it can be used in expressions. </text:p>
      <text:p text:style-name="P181"/>
      <text:p text:style-name="P181"/>
      <text:p text:style-name="P312"><text:span text:style-name="Source_20_Text"><text:span text:style-name="T73">&lt;?php</text:span></text:span></text:p>
      <text:p text:style-name="Preformatted_20_Text"><text:span text:style-name="Source_20_Text"><text:s text:c="2"/>$name = "Edgar";</text:span></text:p>
      <text:p text:style-name="Preformatted_20_Text"/>
      <text:p text:style-name="Preformatted_20_Text"><text:span text:style-name="Source_20_Text"><text:s text:c="2"/>if ($name == "Simon") {</text:span></text:p>
      <text:p text:style-name="Preformatted_20_Text"><text:span text:style-name="Source_20_Text"><text:s text:c="4"/>print "I know you!";</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print "Who are you?";</text:span></text:p>
      <text:p text:style-name="Preformatted_20_Text"><text:span text:style-name="Source_20_Text"><text:s text:c="2"/>}</text:span></text:p>
      <text:p text:style-name="P322"><text:span text:style-name="Source_20_Text">?&gt;</text:span></text:p>
      <text:p text:style-name="P181"/>
      <text:p text:style-name="P181"/>
      <text:p text:style-name="P312"><text:span text:style-name="Source_20_Text"><text:span text:style-name="T73">$myNum = 2;</text:span></text:span></text:p>
      <text:p text:style-name="Preformatted_20_Text"/>
      <text:p text:style-name="Preformatted_20_Text"><text:span text:style-name="Source_20_Text">switch ($myNum) {</text:span></text:p>
      <text:p text:style-name="Preformatted_20_Text"><text:span text:style-name="Source_20_Text"><text:s text:c="4"/>case 1:</text:span></text:p>
      <text:p text:style-name="Preformatted_20_Text"><text:span text:style-name="Source_20_Text"><text:s text:c="8"/>echo "1";</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echo "2";</text:span></text:p>
      <text:p text:style-name="Preformatted_20_Text"><text:span text:style-name="Source_20_Text"><text:s text:c="8"/>break;</text:span></text:p>
      <text:p text:style-name="Preformatted_20_Text"><text:span text:style-name="Source_20_Text"><text:s text:c="4"/>case 3:</text:span></text:p>
      <text:p text:style-name="Preformatted_20_Text"><text:span text:style-name="Source_20_Text"><text:s text:c="8"/>echo "3";</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echo "None of the above";</text:span></text:p>
      <text:p text:style-name="P322"><text:span text:style-name="Source_20_Text">}</text:span></text:p>
      <text:p text:style-name="P272"><text:span text:style-name="T56">- </text:span><text:span text:style-name="T57">break when the condition is true – exits the statement; otherwise – other block runs</text:span></text:p>
      <text:p text:style-name="P182"/>
      <text:p text:style-name="P272"><text:span text:style-name="T79">Control Flow: Switch</text:span><text:span text:style-name="T57"> </text:span></text:p>
      <text:p text:style-name="P182"/>
      <text:p text:style-name="P312"><text:span text:style-name="Source_20_Text"><text:span text:style-name="T74">if ($i == 1 ||</text:span></text:span></text:p>
      <text:p text:style-name="Preformatted_20_Text"><text:span text:style-name="Source_20_Text"><text:s text:c="4"/>$i == 2 ||</text:span></text:p>
      <text:p text:style-name="Preformatted_20_Text"><text:span text:style-name="Source_20_Text"><text:s text:c="4"/>$i == 3) {</text:span></text:p>
      <text:p text:style-name="Preformatted_20_Text"><text:span text:style-name="Source_20_Text"><text:s/>echo '$i is somewhere between 1 and 3.';</text:span></text:p>
      <text:p text:style-name="P322"><text:soft-page-break/><text:span text:style-name="Source_20_Text">}</text:span></text:p>
      <text:p text:style-name="P182">→ better recommended code using ‘switch’ and falling through:</text:p>
      <text:p text:style-name="P312"><text:span text:style-name="Source_20_Text"><text:span text:style-name="T74">case 1:</text:span></text:span></text:p>
      <text:p text:style-name="Preformatted_20_Text"><text:span text:style-name="Source_20_Text">case 2:</text:span></text:p>
      <text:p text:style-name="Preformatted_20_Text"><text:span text:style-name="Source_20_Text">case 3:</text:span></text:p>
      <text:p text:style-name="Preformatted_20_Text"><text:span text:style-name="Source_20_Text"><text:s text:c="4"/>echo '$i is somewhere between 1 and 3.';</text:span></text:p>
      <text:p text:style-name="P322"><text:span text:style-name="Source_20_Text"><text:s text:c="4"/>break;</text:span></text:p>
      <text:p text:style-name="P182"/>
      <text:p text:style-name="P182"/>
      <text:p text:style-name="P182"/>
      <text:p text:style-name="P182">An array is a list of items, a bit like a shopping list. It allows you to store more than one item in only one variable. </text:p>
      <text:p text:style-name="P182"/>
      <text:p text:style-name="P183"><text:s text:c="2"/>$array = array("Egg", "Tomato", "Beans" ); <text:s text:c="6"/></text:p>
      <text:p text:style-name="P183">- Each item in an array is numbered starting from 0.</text:p>
      <text:p text:style-name="P183"/>
      <text:p text:style-name="P183"/>
      <text:p text:style-name="P183">accessing arrays by offset:</text:p>
      <text:p text:style-name="P183"/>
      <text:p text:style-name="P313"><text:span text:style-name="Source_20_Text"><text:span text:style-name="T74">&lt;?php</text:span></text:span></text:p>
      <text:p text:style-name="Preformatted_20_Text"><text:span text:style-name="Source_20_Text">$myArray = array("do", "re", "mi");</text:span></text:p>
      <text:p text:style-name="Preformatted_20_Text"/>
      <text:p text:style-name="Preformatted_20_Text"><text:span text:style-name="Source_20_Text">echo $myArray[0]</text:span></text:p>
      <text:p text:style-name="Preformatted_20_Text"><text:span text:style-name="Source_20_Text">// outputs "do"</text:span></text:p>
      <text:p text:style-name="P322"><text:span text:style-name="Source_20_Text">?&gt;</text:span></text:p>
      <text:p text:style-name="P273"><text:span text:style-name="T57">O</text:span><text:span text:style-name="T55">R</text:span></text:p>
      <text:p text:style-name="P184"/>
      <text:p text:style-name="P314"><text:span text:style-name="Source_20_Text"><text:span text:style-name="T72">&lt;?php</text:span></text:span></text:p>
      <text:p text:style-name="Preformatted_20_Text"><text:span text:style-name="Source_20_Text"><text:s/>$myArray = array("do", "re", "mi");</text:span></text:p>
      <text:p text:style-name="Preformatted_20_Text"><text:span text:style-name="Source_20_Text"><text:s/>print $myArray{2};</text:span></text:p>
      <text:p text:style-name="Preformatted_20_Text"><text:span text:style-name="Source_20_Text"><text:s/>// prints "mi";</text:span></text:p>
      <text:p text:style-name="P322"><text:span text:style-name="Source_20_Text">?&gt;</text:span></text:p>
      <text:p text:style-name="P184"/>
      <text:p text:style-name="P183"/>
      <text:p text:style-name="P272"><text:span text:style-name="T57">- </text:span><text:span text:style-name="T58">Short ech tag: </text:span><text:span text:style-name="T18">&lt;?= 'Hello world!'; ?&gt;</text:span><text:span text:style-name="T97"> </text:span></text:p>
      <text:p text:style-name="P182"/>
      <text:p text:style-name="P182"/>
      <text:p text:style-name="P182"/>
      <text:p text:style-name="P181"/>
      <text:p text:style-name="P181"/>
      <text:p text:style-name="P181"/>
      <text:p text:style-name="P185">GitHub </text:p>
      <text:p text:style-name="P185">- collaborators – all working on one code</text:p>
      <text:p text:style-name="P185"/>
      <text:p text:style-name="P185"/>
      <text:p text:style-name="P186">Host file:</text:p>
      <text:p text:style-name="P186">- <text:s/>C:\Windows\System32\drivers\etc (run notepad as admin)</text:p>
      <text:p text:style-name="P277"><text:soft-page-break/><text:span text:style-name="T59">- </text:span><text:span text:style-name="T18">\xampp\apache\conf\extra\httpd-vhosts.conf</text:span><text:span text:style-name="T97"> </text:span><text:span text:style-name="T59">(run notepad as admin)</text:span></text:p>
      <text:p text:style-name="P180"/>
      <text:p text:style-name="P208">For new project:</text:p>
      <text:p text:style-name="P207">1. <text:span text:style-name="T151">Copy jason file </text:span><text:span text:style-name="T154">(lists e.g. dependencies <text:s/>such as ligthbox for pictures that was downloaded using the command line → jason file lists all the dependencies and their versions, possible to update them easily using the command line)</text:span></text:p>
      <text:p text:style-name="P208">2. npm install in the new folder (npm-node package manager) – looks into pakcage jason and installs everything</text:p>
      <text:p text:style-name="P208"/>
      <text:p text:style-name="P207"><text:span text:style-name="T151">- we use gulp to automate tasks – we need for it gulp file: e.g. configure, delete, browser sync etc – </text:span><text:span text:style-name="T154">after changes, run gulp again</text:span></text:p>
      <text:p text:style-name="P208"/>
      <text:p text:style-name="P207"><text:span text:style-name="T151">- </text:span><text:span text:style-name="T154">javascript</text:span><text:span text:style-name="T151"> is normally run in browser (browser cannot run software on c</text:span><text:span text:style-name="T154">o</text:span><text:span text:style-name="T151">mputer) – node.js is environment to run javascrpt on computer locally – enough to install once on the computer</text:span></text:p>
      <text:p text:style-name="P208"/>
      <text:p text:style-name="P208"/>
      <text:p text:style-name="P209">PHP form:</text:p>
      <text:p text:style-name="P209">- google searchbar – form</text:p>
      <text:p text:style-name="P209">- gmail login page – form → all the places where we submit data are forms</text:p>
      <text:p text:style-name="P209"/>
      <text:p text:style-name="P209">Types:</text:p>
      <text:p text:style-name="P209">- variables: can change in time during the execution in time (can vary). Varibles have types:</text:p>
      <text:p text:style-name="P209">numbers e.g. phone number </text:p>
      <text:p text:style-name="P209">strings- sequence of characters e.g. name</text:p>
      <text:p text:style-name="P209">statement – true or false</text:p>
      <text:p text:style-name="P209"/>
      <text:p text:style-name="P209">Operator – what we try to do with the variables, e.g. +</text:p>
      <text:p text:style-name="P209"/>
      <text:p text:style-name="P209">one equal sign – assign operator</text:p>
      <text:p text:style-name="P209"/>
      <text:p text:style-name="P209">Comparison operator: == comparing always done with two equal signs</text:p>
      <text:p text:style-name="P209"/>
      <text:p text:style-name="P210">use curly braces after writing the statement</text:p>
      <text:p text:style-name="P210"/>
      <text:p text:style-name="P210">Data in php script always received as arrays – user input aways coming as arrays </text:p>
      <text:p text:style-name="P210"/>
      <text:p text:style-name="P210">Arrays – collections of elements sharing the same name</text:p>
      <text:p text:style-name="P210">Two ways to write: $odd <text:s/>= array (1, 3, 5) OR $odd = [1, 3, 5 ] - only readibility choice</text:p>
      <text:p text:style-name="P210"/>
      <text:p text:style-name="P210">index/key – the same thing, different names – points to the element insde the array</text:p>
      <text:p text:style-name="P210">The key always starts with 0 – in above example: number 1 has key 0 – first element</text:p>
      <text:p text:style-name="P209"/>
      <text:p text:style-name="P211">Two types of arrays:</text:p>
      <text:p text:style-name="P211">- regular array – keys are always numbers</text:p>
      <text:p text:style-name="P211">- Associative arrays – keys are always strings, not numbers:</text:p>
      <text:p text:style-name="P211"><text:soft-page-break/>$user = array (</text:p>
      <text:p text:style-name="P211">‘firstname’ =&gt; ‘John’,</text:p>
      <text:p text:style-name="P211">‘lastname’ =&gt; ‘Foo’);</text:p>
      <text:p text:style-name="P211"/>
      <text:p text:style-name="P211">echo $user [‘firstname’];</text:p>
      <text:p text:style-name="P211"/>
      <text:p text:style-name="P211">- in above example- key are strings, must be in ‘’</text:p>
      <text:p text:style-name="P211"/>
      <text:p text:style-name="P212">better not to use the end tag at the end of the file <text:s/>- <text:span text:style-name="T186">in this way, empty lines from the end of the code are not sent to the browser</text:span></text:p>
      <text:p text:style-name="P212"/>
      <text:p text:style-name="P213">on echo – always specify the key <text:s/>like echo $a[‘country’]– not possible to echo the whole array using $a only</text:p>
      <text:p text:style-name="P213"/>
      <text:p text:style-name="P214">var_dump – do not use in the production code – use for debugging and development </text:p>
      <text:p text:style-name="P214"/>
      <text:p text:style-name="P214">Loops – several types:</text:p>
      <text:p text:style-name="P214">- <text:span text:style-name="T187">variables in loops- called $i – naming convention </text:span></text:p>
      <text:p text:style-name="P214">- for loop – goes from the starting position to the ending positon – <text:span text:style-name="T188">used for generating sequence of numbers, e.g. keys for arrays; used when the numbers of loops is known</text:span></text:p>
      <text:p text:style-name="P215">first part- called just once; second one – check is called every single time before running the loop; the third part </text:p>
      <text:p text:style-name="P215"/>
      <text:p text:style-name="P274"><text:span text:style-name="T67">- foreach loop – special loop used for arrays, similar to for loop but is used for array, not a senquence generator ($array as $key =&gt; $value);</text:span><text:span text:style-name="T52">used to iterate over each element of an object”</text:span></text:p>
      <text:p text:style-name="P264"/>
      <text:p text:style-name="P265"><text:s/>$langs = array("JavaScript",</text:p>
      <text:p text:style-name="P265"><text:s text:c="10"/>"HTML/CSS", "PHP",</text:p>
      <text:p text:style-name="P265"><text:s text:c="10"/>"Python", "Ruby");</text:p>
      <text:p text:style-name="P265"><text:s text:c="8"/></text:p>
      <text:p text:style-name="P265"><text:s text:c="10"/>foreach ($langs as $lang) {</text:p>
      <text:p text:style-name="P265"><text:s text:c="14"/>echo "&lt;li&gt;$lang&lt;/li&gt;";</text:p>
      <text:p text:style-name="P265"><text:s text:c="10"/>}</text:p>
      <text:p text:style-name="P265"/>
      <text:p text:style-name="P275"><text:span text:style-name="T53">–&gt; </text:span><text:span text:style-name="Source_20_Text"><text:span text:style-name="T75">$lang</text:span></text:span><text:span text:style-name="T52"> variable takes on the value of each of the elements in </text:span><text:span text:style-name="Source_20_Text"><text:span text:style-name="T75">$langs</text:span></text:span><text:span text:style-name="T52">, one by one, then </text:span><text:span text:style-name="Source_20_Text"><text:span text:style-name="T75">echo</text:span></text:span><text:span text:style-name="T52">s that element to the page </text:span></text:p>
      <text:p text:style-name="P265"/>
      <text:p text:style-name="P265"/>
      <text:p text:style-name="P215">- <text:span text:style-name="T189">used when we need to go through the arrays from the users</text:span></text:p>
      <text:p text:style-name="P215">- <text:span text:style-name="T189">e.g. items selected in the eshop by user</text:span></text:p>
      <text:p text:style-name="P215"/>
      <text:p text:style-name="P216">Break – loop is finished</text:p>
      <text:p text:style-name="P216"/>
      <text:p text:style-name="P276"><text:span text:style-name="T68">- </text:span><text:span text:style-name="T69">while loop – if </text:span><text:span text:style-name="T52">you don't know how many times the loop should repeat</text:span> ; <text:span text:style-name="T52">A </text:span><text:span text:style-name="Source_20_Text">while</text:span><text:span text:style-name="T71"> </text:span><text:span text:style-name="T52">loop will execute as long as a certain condition is true:</text:span></text:p>
      <text:p text:style-name="P315"><text:span text:style-name="Source_20_Text"><text:span text:style-name="T75">while(cond) {</text:span></text:span></text:p>
      <text:p text:style-name="Preformatted_20_Text"><text:soft-page-break/><text:span text:style-name="Source_20_Text"><text:s text:c="3"/>// looped statements go here</text:span></text:p>
      <text:p text:style-name="P322"><text:span text:style-name="Source_20_Text">}</text:span></text:p>
      <text:p text:style-name="P276"><text:span text:style-name="T52">→</text:span><text:span text:style-name="T54"> statements inside the curly braces </text:span><text:span text:style-name="Source_20_Text"><text:span text:style-name="T76">{</text:span></text:span><text:span text:style-name="T54"> and </text:span><text:span text:style-name="Source_20_Text"><text:span text:style-name="T76">}</text:span></text:span><text:span text:style-name="T54"> are executed as long as the condition </text:span><text:span text:style-name="Source_20_Text"><text:span text:style-name="T76">cond</text:span></text:span><text:span text:style-name="T54"> is evaluated as true </text:span></text:p>
      <text:p text:style-name="P266"/>
      <text:p text:style-name="P266"/>
      <text:p text:style-name="P216"/>
      <text:p text:style-name="P216">Form:</text:p>
      <text:p text:style-name="P216">- attributes: action (url of script or where you want to submit the form) and method (get or post)</text:p>
      <text:p text:style-name="P216"/>
      <text:p text:style-name="P217">Form fields:</text:p>
      <text:p text:style-name="P217">- text</text:p>
      <text:p text:style-name="P217">- checkbox</text:p>
      <text:p text:style-name="P217">- radiobutton – <text:span text:style-name="T190">you have to select only one option, always groupped by the name – name must be the same for the same group of buttoons</text:span></text:p>
      <text:p text:style-name="P217"/>
      <text:p text:style-name="P217">- <text:span text:style-name="T191">get method – browser constructs and displays the url including the entered data (colorpink etc) -if sending the link to someone else (e.g. google results, search results etc – no name, password, address etc</text:span></text:p>
      <text:p text:style-name="P217"/>
      <text:p text:style-name="P217">- <text:span text:style-name="T192">post method – browser submits the data to the body of the request; data will be available in array _post </text:span></text:p>
      <text:p text:style-name="P217"/>
      <text:p text:style-name="P218">selectbox – drop-down list</text:p>
      <text:p text:style-name="P218"/>
      <text:p text:style-name="P218">textarea – more lines allowed, window takes more ines and enables scrolling; text <text:s/>– only one line</text:p>
      <text:p text:style-name="P216"/>
      <text:p text:style-name="P219">tabindex – jimping to the next field using tab key</text:p>
      <text:p text:style-name="P211"/>
      <text:p text:style-name="P220">PRG post-redirect-get:</text:p>
      <text:p text:style-name="P220">php header – must go first before anything is echoded to the <text:s/>browser</text:p>
      <text:p text:style-name="P220"/>
      <text:p text:style-name="P220">Uploading files:</text:p>
      <text:p text:style-name="P220">- work only with post method</text:p>
      <text:p text:style-name="P220">- insert proper atribute for enctype</text:p>
      <text:p text:style-name="P220">- <text:span text:style-name="T193">files get automatically deletd once the script ends – there is a need to add a function move_uploaded_file</text:span></text:p>
      <text:p text:style-name="P220"/>
      <text:p text:style-name="P221">Flex:</text:p>
      <text:p text:style-name="P221">- specify order: order 1, order 2, order 3 of the boxes</text:p>
      <text:p text:style-name="P221">- flex-direction :row – default, does not need to be set</text:p>
      <text:p text:style-name="P221"/>
      <text:p text:style-name="P221"/>
      <text:p text:style-name="P222">PHP:</text:p>
      <text:p text:style-name="P222">- for efficiency – write php code in line in the body + also benefit for the structure</text:p>
      <text:p text:style-name="P222"><text:soft-page-break/></text:p>
      <text:p text:style-name="P187">Loops:</text:p>
      <text:p text:style-name="P187">- if condition is true – run indefinietely (in practise – 30 seconds etc)</text:p>
      <text:p text:style-name="P223">- <text:span text:style-name="T128">in one place it needs to end by being fault</text:span></text:p>
      <text:p text:style-name="P187"/>
      <text:p text:style-name="P187"/>
      <text:p text:style-name="P224">++ in front of variable – incrementation happens before the values is used</text:p>
      <text:p text:style-name="P224">++ at the end of variable</text:p>
      <text:p text:style-name="P224"/>
      <text:p text:style-name="P225">For loop – when you want something exact number of times</text:p>
      <text:p text:style-name="P225"/>
      <text:p text:style-name="P226">Loops and conditions – if just one statement no need to use {}</text:p>
      <text:p text:style-name="P226"/>
      <text:p text:style-name="P227">Sorting in php:</text:p>
      <text:p text:style-name="P227">- capital letters come before the non-capital ones</text:p>
      <text:p text:style-name="P227"/>
      <text:p text:style-name="P227"/>
      <text:p text:style-name="P228">PHP:</text:p>
      <text:p text:style-name="P228">- echo – value is printed out,</text:p>
      <text:p text:style-name="P228">- return – produced by the function, we can put it in a new variable; <text:span text:style-name="T194">can always show only one value</text:span></text:p>
      <text:p text:style-name="P228"/>
      <text:p text:style-name="P229">If only php code in the file – do not close it with php tag</text:p>
      <text:p text:style-name="P229"/>
      <text:p text:style-name="P229"/>
      <text:p text:style-name="P268"/>
      <text:p text:style-name="P269"/>
      <text:p text:style-name="P188">Wednesday, 1 Feb</text:p>
      <text:p text:style-name="P188">Databases:</text:p>
      <text:p text:style-name="P188">- relationships between tables</text:p>
      <text:p text:style-name="P205"/>
      <text:p text:style-name="P204">Object-<text:span text:style-name="T239">oriented programming(OOP)</text:span>:</text:p>
      <text:p text:style-name="P278"><text:span text:style-name="T60">- </text:span><text:span text:style-name="T61">object- </text:span><text:span text:style-name="T77">enclose a bundle of variables and functions into a single unit</text:span></text:p>
      <text:p text:style-name="P190"><text:span text:style-name="T235">- </text:span><text:span text:style-name="T236">objects with properties (has something-</text:span><text:span text:style-name="T238">variables</text:span><text:span text:style-name="T236">) and methods (what it can do-</text:span><text:span text:style-name="T238">functions</text:span><text:span text:style-name="T236">)</text:span></text:p>
      <text:p text:style-name="P270">- class – a plan how the object should look like, object created/described by this plan</text:p>
      <text:p text:style-name="P279"><text:span text:style-name="T60">- </text:span><text:span text:style-name="T64">properties</text:span><text:span text:style-name="T60">- what the object has (size, </text:span><text:span text:style-name="T62">etc)</text:span><text:span text:style-name="T60"> – </text:span><text:span text:style-name="T65">variables of an object</text:span><text:span text:style-name="T61">:</text:span></text:p>
      <text:p text:style-name="P206">public $is_thirsty = true;</text:p>
      <text:list xml:id="list4655446128100833954" text:style-name="L18">
        <text:list-item>
          <text:p text:style-name="P342"><text:span text:style-name="T66">public</text:span><text:span text:style-name="T62"> : The property can be accessed from outside the class, either by the script or from another class</text:span></text:p>
        </text:list-item>
      </text:list>
      <text:list xml:id="list8044175214691431291" text:style-name="L19">
        <text:list-item>
          <text:p text:style-name="P377"><text:span text:style-name="T133">private</text:span> : No access is granted from outside the class, either by the script or from another class.</text:p>
        </text:list-item>
        <text:list-item>
          <text:p text:style-name="P377"><text:span text:style-name="T133">protected</text:span> : No access is granted from outside the class except a class that’s a child of the class with the protected property or method.</text:p>
        </text:list-item>
      </text:list>
      <text:p text:style-name="P306">- <text:span text:style-name="T139">accessing </text:span><text:span text:style-name="T140">the property of a class</text:span><text:span text:style-name="T241">:</text:span></text:p>
      <text:p text:style-name="P308">&lt;?php     </text:p>
      <text:list xml:id="list725750494442515229" text:style-name="L20">
        <text:list-item>
          <text:p text:style-name="P371"><text:span text:style-name="T242">class</text:span> Myclass  </text:p>
        </text:list-item>
        <text:list-item>
          <text:p text:style-name="P371"><text:soft-page-break/>{  </text:p>
        </text:list-item>
        <text:list-item>
          <text:p text:style-name="P374"> <text:span text:style-name="T243">public</text:span><text:span text:style-name="T245"> $font_size =10;  </text:span></text:p>
        </text:list-item>
        <text:list-item>
          <text:p text:style-name="P371">}  </text:p>
        </text:list-item>
        <text:list-item>
          <text:p text:style-name="P371">$f = <text:span text:style-name="T242">new</text:span> MyClass;  </text:p>
        </text:list-item>
        <text:list-item>
          <text:p text:style-name="P371">echo $f-&gt;font_size;  </text:p>
        </text:list-item>
        <text:list-item>
          <text:p text:style-name="P371">?&gt;</text:p>
          <text:p text:style-name="P373">8/.result-10</text:p>
        </text:list-item>
      </text:list>
      <text:p text:style-name="P306"/>
      <text:p text:style-name="P307">Accessing the object's properties:</text:p>
      <text:p text:style-name="P309"><text:span text:style-name="T250">class dog { public</text:span> <text:span text:style-name="T250">$name = null;</text:span> <text:span text:style-name="T252">}</text:span></text:p>
      <text:p text:style-name="P305"><text:span text:style-name="Source_20_Text"><text:span text:style-name="T15">$my_dog-&gt;name = </text:span></text:span><text:span text:style-name="Source_20_Text"><text:span text:style-name="T89">'Ben'</text:span></text:span><text:span text:style-name="Source_20_Text"><text:span text:style-name="T15">; </text:span></text:span></text:p>
      <text:p text:style-name="P305"><text:line-break/></text:p>
      <text:p text:style-name="P267"><text:span text:style-name="T129">- </text:span><text:span text:style-name="T127">methods</text:span><text:span text:style-name="T129"> – </text:span><text:span text:style-name="T246">The </text:span><text:span text:style-name="T247">functions</text:span><text:span text:style-name="T246"> which are declared in a class are called methods.</text:span></text:p>
      <text:list xml:id="list1817281408440437082" text:style-name="L21">
        <text:list-item>
          <text:p text:style-name="P343"><text:span text:style-name="T246">Declaring a method in a class :use one of the keyword public, protected, or private followed by a method name.</text:span> </text:p>
        </text:list-item>
      </text:list>
      <text:list xml:id="list6835661569865684586" text:style-name="L22">
        <text:list-item>
          <text:p text:style-name="P366"><text:span text:style-name="T235">After an object is instantiated, you can access the method of a class using the </text:span><text:span text:style-name="Strong_20_Emphasis"><text:span text:style-name="T237">object</text:span></text:span> <text:span text:style-name="T235">and </text:span><text:span text:style-name="Strong_20_Emphasis"><text:span text:style-name="T237">-&gt;</text:span></text:span> <text:span text:style-name="T235">operator</text:span> </text:p>
        </text:list-item>
      </text:list>
      <text:p text:style-name="P296"><text:span text:style-name="T244">class</text:span><text:span text:style-name="T130"> Myclass </text:span>{</text:p>
      <text:p text:style-name="P297"><text:span text:style-name="T242">public</text:span> <text:span text:style-name="T242">function</text:span> customize_print()  </text:p>
      <text:list xml:id="list2415880589706861631" text:style-name="L23">
        <text:list-item>
          <text:p text:style-name="P375"> <text:span text:style-name="T245">{  </text:span></text:p>
        </text:list-item>
        <text:list-item>
          <text:p text:style-name="P375"> <text:span text:style-name="T245">echo </text:span><text:span text:style-name="T248">"&lt;p style=font-size:"</text:span><text:span text:style-name="T245">.$this-&gt;font_size.</text:span><text:span text:style-name="T248">";color:"</text:span><text:span text:style-name="T245">.$this-&gt;font_color.</text:span><text:span text:style-name="T248">";&gt;"</text:span><text:span text:style-name="T245">.$this-&gt;string_name.</text:span><text:span text:style-name="T248">"&lt;/p&gt;"</text:span><text:span text:style-name="T245">;  </text:span></text:p>
        </text:list-item>
        <text:list-item>
          <text:p text:style-name="P375"> <text:span text:style-name="T245">}  </text:span></text:p>
        </text:list-item>
        <text:list-item>
          <text:p text:style-name="P372">}  </text:p>
        </text:list-item>
        <text:list-item>
          <text:p text:style-name="P372">$f = <text:span text:style-name="T242">new</text:span> MyClass;  </text:p>
        </text:list-item>
        <text:list-item>
          <text:p text:style-name="P372">echo $f-&gt;customize_print();  </text:p>
        </text:list-item>
        <text:list-item>
          <text:p text:style-name="P372">?&gt;  </text:p>
        </text:list-item>
      </text:list>
      <text:p text:style-name="P299"/>
      <text:p text:style-name="P301"><text:span text:style-name="T5">Calling </text:span><text:span text:style-name="T8">object’s </text:span><text:span text:style-name="T5">methods:</text:span></text:p>
      <text:p text:style-name="P289"><text:span text:style-name="T16">class dog {public</text:span><text:span text:style-name="T5"> </text:span><text:span text:style-name="T16">$position = 'lying down';</text:span><text:span text:style-name="T5"> </text:span></text:p>
      <text:p text:style-name="P290"><text:span text:style-name="T16">{ $this-&gt;position = 'sitting'; }</text:span><text:span text:style-name="T5"> </text:span><text:span text:style-name="T9">}</text:span></text:p>
      <text:p text:style-name="P289"><text:span text:style-name="T16">echo</text:span><text:span text:style-name="T5"> </text:span><text:span text:style-name="T16">$my_dog-&gt;position; // 'sitting'</text:span><text:span text:style-name="T5"> </text:span><text:s/></text:p>
      <text:p text:style-name="P300"><text:span text:style-name="T63">- </text:span><text:span text:style-name="T80">inside an object's function</text:span> →<text:span text:style-name="T249"> </text:span><text:span text:style-name="T80">complete access to its variables, but to set them you need to be more specific than just using the variable name you want to work with. To properly specify you want to work with a local variable, you need to use the special </text:span><text:span text:style-name="T82">$this</text:span><text:span text:style-name="T81"> </text:span><text:span text:style-name="T80">variable, which PHP always sets to point to the object you are currently working with.</text:span></text:p>
      <text:p text:style-name="P321"><text:span text:style-name="Source_20_Text"><text:span text:style-name="T83">&lt;?php</text:span></text:span></text:p>
      <text:p text:style-name="P324"/>
      <text:p text:style-name="P310"><text:soft-page-break/><text:span text:style-name="Source_20_Text"><text:span text:style-name="T85">class</text:span></text:span><text:span text:style-name="Source_20_Text"><text:span text:style-name="T83"> </text:span></text:span><text:span text:style-name="Source_20_Text"><text:span text:style-name="T86">Student</text:span></text:span><text:span text:style-name="Source_20_Text"><text:span text:style-name="T83"> {</text:span></text:span></text:p>
      <text:p text:style-name="P310"><text:span text:style-name="Source_20_Text"><text:span text:style-name="T84"><text:s text:c="4"/></text:span></text:span><text:span text:style-name="Source_20_Text"><text:span text:style-name="T85">public</text:span></text:span><text:span text:style-name="Source_20_Text"><text:span text:style-name="T83"> $name;</text:span></text:span></text:p>
      <text:p text:style-name="P324"/>
      <text:p text:style-name="P310"><text:span text:style-name="Source_20_Text"><text:span text:style-name="T84"><text:s text:c="4"/></text:span></text:span><text:span text:style-name="Source_20_Text"><text:span text:style-name="T85">function</text:span></text:span><text:span text:style-name="Source_20_Text"><text:span text:style-name="T83"> __construct( $name ) {</text:span></text:span></text:p>
      <text:p text:style-name="P310"><text:span text:style-name="Source_20_Text"><text:span text:style-name="T84"><text:s text:c="8"/></text:span></text:span><text:span text:style-name="Source_20_Text"><text:span text:style-name="T83">$this-&gt;name = $name; </text:span></text:span><text:span text:style-name="Source_20_Text"><text:span text:style-name="T87">// Using 'this' to access the student's name</text:span></text:span></text:p>
      <text:p text:style-name="P310"><text:span text:style-name="Source_20_Text"><text:span text:style-name="T84"><text:s text:c="4"/></text:span></text:span><text:span text:style-name="Source_20_Text"><text:span text:style-name="T83">}</text:span></text:span></text:p>
      <text:p text:style-name="P310"><text:span text:style-name="Source_20_Text"><text:span text:style-name="T83">};</text:span></text:span></text:p>
      <text:p text:style-name="P324"/>
      <text:p text:style-name="P310"><text:span text:style-name="Source_20_Text"><text:span text:style-name="T83">$tom = </text:span></text:span><text:span text:style-name="Source_20_Text"><text:span text:style-name="T85">new</text:span></text:span><text:span text:style-name="Source_20_Text"><text:span text:style-name="T83"> </text:span></text:span><text:span text:style-name="Source_20_Text"><text:span text:style-name="T86">Student</text:span></text:span><text:span text:style-name="Source_20_Text"><text:span text:style-name="T83">(</text:span></text:span><text:span text:style-name="Source_20_Text"><text:span text:style-name="T88">'Tom'</text:span></text:span><text:span text:style-name="Source_20_Text"><text:span text:style-name="T83">);</text:span></text:span></text:p>
      <text:p text:style-name="P310"><text:span text:style-name="Source_20_Text"><text:span text:style-name="T83">echo $tom-&gt;name;</text:span></text:span></text:p>
      <text:p text:style-name="P324"/>
      <text:p text:style-name="P310"><text:span text:style-name="Source_20_Text"><text:span text:style-name="T83">?&gt;</text:span></text:span></text:p>
      <text:p text:style-name="P300"/>
      <text:p text:style-name="P278"><text:span text:style-name="T60">- <text:s/></text:span><text:span text:style-name="T78">encapsulation</text:span><text:span text:style-name="T60"> -</text:span><text:span text:style-name="T78">mechanism that binds together data and functions</text:span></text:p>
      <text:p text:style-name="P269">- a class is a construct or prototype from which objects are created</text:p>
      <text:p text:style-name="P189"/>
      <text:p text:style-name="P189"/>
      <text:p text:style-name="P189">- <text:span text:style-name="T195">class </text:span><text:s/><text:span text:style-name="T195">projector – any general projector, properties (color)</text:span></text:p>
      <text:p text:style-name="P189"/>
      <text:p text:style-name="P189">- <text:span text:style-name="T196">&gt; used to call properites and methods of an object</text:span></text:p>
      <text:p text:style-name="P189"/>
      <text:p text:style-name="P189"><text:span text:style-name="Strong_20_Emphasis"><text:span text:style-name="T237">Scope Resolution Operator (::)</text:span></text:span> </text:p>
      <text:list xml:id="list7282320092268905138" text:style-name="L24">
        <text:list-item>
          <text:p text:style-name="P344"><text:span text:style-name="T235">allows access to static, constant, and overridden properties or methods of a class</text:span> </text:p>
          <text:p text:style-name="P344"/>
        </text:list-item>
      </text:list>
      <text:p text:style-name="P189"/>
      <text:p text:style-name="P189"/>
      <text:p text:style-name="P191">Wordpress:</text:p>
      <text:p text:style-name="P191">- <text:span text:style-name="T197">top-used CMS system</text:span></text:p>
      <text:p text:style-name="P191">- <text:span text:style-name="T197">responsive design- most of the themes</text:span></text:p>
      <text:p text:style-name="P191">- do not delete pages – negative impact on SEO;</text:p>
      <text:p text:style-name="P191">- <text:span text:style-name="T198">plugin – fucntonality added to the website – search in plugin database (e..g galleries)</text:span></text:p>
      <text:p text:style-name="P191">- <text:span text:style-name="T199">use galleries to present pictures instead of inserting media to the text</text:span></text:p>
      <text:p text:style-name="P191">- <text:span text:style-name="T200">tip – create another user in case the password is forgotten</text:span></text:p>
      <text:p text:style-name="P191">- <text:span text:style-name="T200">possible to export all page to xml format (useful for maintance and trying new things or setting up a similar page) or use backup plugin</text:span></text:p>
      <text:p text:style-name="P191"/>
      <text:p text:style-name="P192">SEO<text:span text:style-name="T201">(Search engine optimisation)</text:span>:</text:p>
      <text:p text:style-name="P192">- gmail-related tools</text:p>
      <text:p text:style-name="P192">- google adwords – system for paid advertisment</text:p>
      <text:p text:style-name="P193">- <text:span text:style-name="T201">should be combined with paid activities</text:span></text:p>
      <text:p text:style-name="P194">- h1 – only once on each page</text:p>
      <text:p text:style-name="P194">- pictures should have alt text-description</text:p>
      <text:p text:style-name="P194"><text:s/></text:p>
      <text:p text:style-name="P230">Friday, 3 Feb</text:p>
      <text:p text:style-name="P195">Databases:</text:p>
      <text:p text:style-name="P230">1) Database server – hardware, physical machine</text:p>
      <text:p text:style-name="P230">Inside the servers:</text:p>
      <text:p text:style-name="P230">- software database server – running on hardware database servers; several types:</text:p>
      <text:p text:style-name="P230"><text:soft-page-break/>- MySQL</text:p>
      <text:p text:style-name="P230">- Oracle</text:p>
      <text:p text:style-name="P230">- possible to have more softwares running on onne hardware server (like two browsers running on cumputer)</text:p>
      <text:p text:style-name="P230"/>
      <text:p text:style-name="P230">- you do not want to use one database for all the data – issues for performance, mess</text:p>
      <text:p text:style-name="P230">- always create a separate database for each application (one for portfolio, one for e-commerce project etc)</text:p>
      <text:p text:style-name="P230">- one application can access several databses</text:p>
      <text:p text:style-name="P230"/>
      <text:p text:style-name="P231">local host – local server where the script is running</text:p>
      <text:p text:style-name="P231"/>
      <text:p text:style-name="P231">MySQL:</text:p>
      <text:p text:style-name="P231">- structured query language</text:p>
      <text:p text:style-name="P231">- free</text:p>
      <text:p text:style-name="P231"/>
      <text:p text:style-name="P231">Compatible forks with MySQL:</text:p>
      <text:p text:style-name="P231"><text:s/>- MariaDB</text:p>
      <text:p text:style-name="P195">- <text:span text:style-name="T155">Percona</text:span></text:p>
      <text:p text:style-name="P231">- AWS Aurora – run by Amazon – largest server farm – paying not for code but for servers</text:p>
      <text:p text:style-name="P231"/>
      <text:p text:style-name="P232">Collation:</text:p>
      <text:p text:style-name="P232">- set of rules how to compare and sort strings</text:p>
      <text:p text:style-name="P232">- different rules for every language</text:p>
      <text:p text:style-name="P232">- use utf8_general_ci – ci- meaning case insensitive</text:p>
      <text:p text:style-name="P232"/>
      <text:p text:style-name="P196"><text:span text:style-name="T151">- </text:span><text:span text:style-name="T156">names are not unique identifiers; emails can be unique identifiers but can change</text:span></text:p>
      <text:p text:style-name="P233">- stable identifier does not change in time – usually ID automatically increased</text:p>
      <text:p text:style-name="P233">- In mySQL – AI field(automatically incremented); only one AI column in the table</text:p>
      <text:p text:style-name="P233">- in new table – always create ID first</text:p>
      <text:p text:style-name="P196"><text:span text:style-name="T156">- </text:span><text:span text:style-name="T157">table names – always use English and use plural form (e..g users)</text:span></text:p>
      <text:p text:style-name="P234">- InnoDB – storage engine,how to store data physically on the server</text:p>
      <text:p text:style-name="P234"/>
      <text:p text:style-name="P235">String types:</text:p>
      <text:p text:style-name="P235">- char and var char- for name, street name, sentence etc</text:p>
      <text:p text:style-name="P235">- var – prefix meanng variable's</text:p>
      <text:p text:style-name="P235">- char – need to specify number of length</text:p>
      <text:p text:style-name="P235">- varchar – always returns 200 characters, maximum length; not able to store names longer than 200 characters</text:p>
      <text:p text:style-name="P235"/>
      <text:p text:style-name="P235">- text – for storing articles, longer texts, 64 kb of database</text:p>
      <text:p text:style-name="P235">- other text types – length of texts</text:p>
      <text:p text:style-name="P197"><text:span text:style-name="T151">→ if not sure – check documentation: </text:span><text:a xlink:type="simple" xlink:href="https://dev.mysql.com/doc/refman/5.7/en/" text:style-name="Internet_20_link" text:visited-style-name="Visited_20_Internet_20_Link">https://dev.mysql.com/doc/refman/5.7/en/</text:a></text:p>
      <text:p text:style-name="P235"/>
      <text:p text:style-name="P197"><text:span text:style-name="T151">- </text:span><text:span text:style-name="T158">null – not an empty value, just nothing, value of the column can be undefined</text:span></text:p>
      <text:p text:style-name="P236"/>
      <text:p text:style-name="P316"><text:a xlink:type="simple" xlink:href="http://dev.mysql.com/doc/refman/5.5/en/insert.html" office:target-frame-name="_blank" xlink:show="new" text:style-name="Internet_20_link" text:visited-style-name="Visited_20_Internet_20_Link"><text:span text:style-name="Source_20_Text"><text:span text:style-name="T206">INSERT</text:span></text:span></text:a><text:span text:style-name="Source_20_Text"><text:span text:style-name="T113"> </text:span></text:span><text:span text:style-name="Source_20_Text"><text:span text:style-name="T206">INTO</text:span></text:span><text:span text:style-name="Source_20_Text"><text:span text:style-name="T113"> </text:span></text:span><text:span text:style-name="Source_20_Text"><text:span text:style-name="T214">`</text:span></text:span><text:a xlink:type="simple" xlink:href="http://www.cbp-exercises.local/adminer.php?username=root&amp;db=socialnetwork&amp;table=users" text:style-name="Internet_20_link" text:visited-style-name="Visited_20_Internet_20_Link"><text:span text:style-name="Source_20_Text"><text:span text:style-name="T216">users</text:span></text:span></text:a><text:span text:style-name="Source_20_Text"><text:span text:style-name="T214">`</text:span></text:span><text:span text:style-name="Source_20_Text"><text:span text:style-name="T113"> (</text:span></text:span><text:span text:style-name="Source_20_Text"><text:span text:style-name="T214">`firstname`</text:span></text:span><text:span text:style-name="Source_20_Text"><text:span text:style-name="T113">, →</text:span></text:span><text:span text:style-name="Source_20_Text"><text:span text:style-name="T114"> back ticks used</text:span></text:span></text:p>
      <text:p text:style-name="P316"><text:span text:style-name="Source_20_Text"><text:span text:style-name="T114"/></text:span></text:p>
      <text:p text:style-name="P316"><text:soft-page-break/><text:a xlink:type="simple" xlink:href="http://dev.mysql.com/doc/refman/5.5/en/select.html" office:target-frame-name="_blank" xlink:show="new" text:style-name="Internet_20_link" text:visited-style-name="Visited_20_Internet_20_Link"><text:span text:style-name="Source_20_Text"><text:span text:style-name="T118">SELECT</text:span></text:span></text:a><text:span text:style-name="Source_20_Text"><text:span text:style-name="T114"> * </text:span></text:span><text:span text:style-name="Source_20_Text"><text:span text:style-name="T207">FROM</text:span></text:span><text:span text:style-name="Source_20_Text"><text:span text:style-name="T114">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8"> →</text:span></text:span><text:span text:style-name="Source_20_Text"><text:span text:style-name="T109"> </text:span></text:span></text:p>
      <text:p text:style-name="P316"><text:span text:style-name="Source_20_Text"><text:span text:style-name="T114">* - </text:span></text:span><text:span text:style-name="Source_20_Text"><text:span text:style-name="T115">shortcut to select all columns</text:span></text:span></text:p>
      <text:p text:style-name="P316"><text:span text:style-name="Source_20_Text"><text:span text:style-name="T115"/></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118">SELECT</text:span></text:span></text:a><text:span text:style-name="Source_20_Text"><text:span text:style-name="T114"> *</text:span></text:span><text:span text:style-name="Source_20_Text"><text:span text:style-name="T115">firstname </text:span></text:span><text:span text:style-name="Source_20_Text"><text:span text:style-name="T207">FROM</text:span></text:span><text:span text:style-name="Source_20_Text"><text:span text:style-name="T114">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8"> →</text:span></text:span><text:span text:style-name="Source_20_Text"><text:span text:style-name="T109"> only firstnames</text:span></text:span></text:p>
      <text:p text:style-name="P317"><text:span text:style-name="Source_20_Text"><text:span text:style-name="T109"/></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208">SELECT</text:span></text:span></text:a><text:span text:style-name="Source_20_Text"><text:span text:style-name="T109"> * </text:span></text:span><text:span text:style-name="Source_20_Text"><text:span text:style-name="T208">FROM</text:span></text:span><text:span text:style-name="Source_20_Text"><text:span text:style-name="T109">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9"> </text:span></text:span><text:span text:style-name="Source_20_Text"><text:span text:style-name="T208">WHERE</text:span></text:span><text:span text:style-name="Source_20_Text"><text:span text:style-name="T109"> id = </text:span></text:span><text:span text:style-name="Source_20_Text"><text:span text:style-name="T217">5</text:span></text:span><text:span text:style-name="Source_20_Text"><text:span text:style-name="T109"> → returns ID 5</text:span></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208">SELECT</text:span></text:span></text:a><text:span text:style-name="Source_20_Text"><text:span text:style-name="T109"> * </text:span></text:span><text:span text:style-name="Source_20_Text"><text:span text:style-name="T208">FROM</text:span></text:span><text:span text:style-name="Source_20_Text"><text:span text:style-name="T109">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9"> </text:span></text:span><text:span text:style-name="Source_20_Text"><text:span text:style-name="T208">WHERE</text:span></text:span><text:span text:style-name="Source_20_Text"><text:span text:style-name="T109"> id = </text:span></text:span><text:span text:style-name="Source_20_Text"><text:span text:style-name="T217">2</text:span></text:span><text:span text:style-name="Source_20_Text"><text:span text:style-name="T109">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08">OR</text:span></text:span></text:a><text:span text:style-name="Source_20_Text"><text:span text:style-name="T109"> id=</text:span></text:span><text:span text:style-name="Source_20_Text"><text:span text:style-name="T217">3 → use OR</text:span></text:span></text:p>
      <text:p text:style-name="P317"><text:span text:style-name="Source_20_Text"><text:span text:style-name="T109"/></text:span></text:p>
      <text:p text:style-name="P317"><text:span text:style-name="Source_20_Text"><text:span text:style-name="T109"/></text:span></text:p>
      <text:p text:style-name="P317"><text:a xlink:type="simple" xlink:href="http://dev.mysql.com/doc/refman/5.5/en/select.html" office:target-frame-name="_blank" xlink:show="new" text:style-name="Internet_20_link" text:visited-style-name="Visited_20_Internet_20_Link"><text:span text:style-name="Source_20_Text"><text:span text:style-name="T208">SELECT</text:span></text:span></text:a><text:span text:style-name="Source_20_Text"><text:span text:style-name="T109"> * </text:span></text:span><text:span text:style-name="Source_20_Text"><text:span text:style-name="T208">FROM</text:span></text:span><text:span text:style-name="Source_20_Text"><text:span text:style-name="T109">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09"> </text:span></text:span><text:span text:style-name="Source_20_Text"><text:span text:style-name="T208">WHERE</text:span></text:span><text:span text:style-name="Source_20_Text"><text:span text:style-name="T109"> lastname = </text:span></text:span><text:span text:style-name="Source_20_Text"><text:span text:style-name="T203">'kusnierz'</text:span></text:span></text:p>
      <text:p text:style-name="P317"><text:span text:style-name="Source_20_Text"><text:span text:style-name="T109"/></text:span></text:p>
      <text:p text:style-name="P316"><text:span text:style-name="Source_20_Text"><text:span text:style-name="T115"/></text:span></text:p>
      <text:p text:style-name="P316"><text:a xlink:type="simple" xlink:href="http://dev.mysql.com/doc/refman/5.5/en/select.html" office:target-frame-name="_blank" xlink:show="new" text:style-name="Internet_20_link" text:visited-style-name="Visited_20_Internet_20_Link"><text:span text:style-name="Source_20_Text"><text:span text:style-name="T208">SELECT</text:span></text:span></text:a><text:span text:style-name="Source_20_Text"><text:span text:style-name="T115"> * </text:span></text:span><text:span text:style-name="Source_20_Text"><text:span text:style-name="T208">FROM</text:span></text:span><text:span text:style-name="Source_20_Text"><text:span text:style-name="T115"> </text:span></text:span><text:a xlink:type="simple" xlink:href="http://www.cbp-exercises.local/adminer.php?username=root&amp;db=socialnetwork&amp;table=users" text:style-name="Internet_20_link" text:visited-style-name="Visited_20_Internet_20_Link"><text:span text:style-name="Source_20_Text"><text:span text:style-name="T109">users</text:span></text:span></text:a><text:span text:style-name="Source_20_Text"><text:span text:style-name="T115"> </text:span></text:span><text:span text:style-name="Source_20_Text"><text:span text:style-name="T208">LIMIT</text:span></text:span><text:span text:style-name="Source_20_Text"><text:span text:style-name="T115"> </text:span></text:span><text:span text:style-name="Source_20_Text"><text:span text:style-name="T218">5</text:span></text:span><text:span text:style-name="Source_20_Text"><text:span text:style-name="T115"> →</text:span></text:span><text:span text:style-name="Source_20_Text"><text:span text:style-name="T116"> only 5 first rows from the top</text:span></text:span></text:p>
      <text:p text:style-name="P316"><text:span text:style-name="Source_20_Text"><text:span text:style-name="T116"/></text:span></text:p>
      <text:p text:style-name="P316"><text:a xlink:type="simple" xlink:href="http://dev.mysql.com/doc/refman/5.5/en/select.html" office:target-frame-name="_blank" xlink:show="new" text:style-name="Internet_20_link" text:visited-style-name="Visited_20_Internet_20_Link"><text:span text:style-name="Source_20_Text"><text:span text:style-name="T209">SELECT</text:span></text:span></text:a><text:span text:style-name="Source_20_Text"><text:span text:style-name="T116"> * </text:span></text:span><text:span text:style-name="Source_20_Text"><text:span text:style-name="T209">FROM</text:span></text:span><text:span text:style-name="Source_20_Text"><text:span text:style-name="T116"> </text:span></text:span><text:a xlink:type="simple" xlink:href="http://www.cbp-exercises.local/adminer.php?username=root&amp;db=socialnetwork&amp;table=users" text:style-name="Internet_20_link" text:visited-style-name="Visited_20_Internet_20_Link"><text:span text:style-name="Source_20_Text"><text:span text:style-name="T110">users</text:span></text:span></text:a><text:span text:style-name="Source_20_Text"><text:span text:style-name="T116"> </text:span></text:span><text:span text:style-name="Source_20_Text"><text:span text:style-name="T209">ORDER</text:span></text:span><text:span text:style-name="Source_20_Text"><text:span text:style-name="T116"> </text:span></text:span><text:span text:style-name="Source_20_Text"><text:span text:style-name="T209">BY</text:span></text:span><text:span text:style-name="Source_20_Text"><text:span text:style-name="T116"> lastname <text:s/>→</text:span></text:span><text:span text:style-name="Source_20_Text"><text:span text:style-name="T117"> other columns sorted randomly if the lastname is the same</text:span></text:span></text:p>
      <text:p text:style-name="P316"><text:a xlink:type="simple" xlink:href="http://dev.mysql.com/doc/refman/5.5/en/select.html" office:target-frame-name="_blank" xlink:show="new" text:style-name="Internet_20_link" text:visited-style-name="Visited_20_Internet_20_Link"><text:span text:style-name="Source_20_Text"><text:span text:style-name="T119">SELECT</text:span></text:span></text:a><text:span text:style-name="Source_20_Text"><text:span text:style-name="T116"> * </text:span></text:span><text:span text:style-name="Source_20_Text"><text:span text:style-name="T209">FROM</text:span></text:span><text:span text:style-name="Source_20_Text"><text:span text:style-name="T116"> </text:span></text:span><text:a xlink:type="simple" xlink:href="http://www.cbp-exercises.local/adminer.php?username=root&amp;db=socialnetwork&amp;table=users" text:style-name="Internet_20_link" text:visited-style-name="Visited_20_Internet_20_Link"><text:span text:style-name="Source_20_Text"><text:span text:style-name="T110">users</text:span></text:span></text:a><text:span text:style-name="Source_20_Text"><text:span text:style-name="T116"> </text:span></text:span><text:span text:style-name="Source_20_Text"><text:span text:style-name="T209">ORDER</text:span></text:span><text:span text:style-name="Source_20_Text"><text:span text:style-name="T116"> </text:span></text:span><text:span text:style-name="Source_20_Text"><text:span text:style-name="T209">BY</text:span></text:span><text:span text:style-name="Source_20_Text"><text:span text:style-name="T116"> lastname, firstname;</text:span></text:span></text:p>
      <text:p text:style-name="P316"><text:span text:style-name="Source_20_Text"><text:span text:style-name="T116"/></text:span></text:p>
      <text:p text:style-name="P236"/>
      <text:p text:style-name="P198"><text:span text:style-name="T158">F</text:span><text:span text:style-name="T151">oreign keys – </text:span><text:span text:style-name="T159">pointing to an other table; mark it as a foreing key, needs to be of the same type, </text:span><text:span text:style-name="T160">poining to the parent element</text:span></text:p>
      <text:p text:style-name="P237"/>
      <text:p text:style-name="P238">Primary key – primary identifier of the data (ID)</text:p>
      <text:p text:style-name="P238"/>
      <text:p text:style-name="P238"/>
      <text:p text:style-name="P318"><text:a xlink:type="simple" xlink:href="http://dev.mysql.com/doc/refman/5.5/en/update.html" office:target-frame-name="_blank" xlink:show="new" text:style-name="Internet_20_link" text:visited-style-name="Visited_20_Internet_20_Link"><text:span text:style-name="T210">UPDATE</text:span></text:a><text:span text:style-name="T112"> </text:span><text:span text:style-name="T213">`</text:span><text:a xlink:type="simple" xlink:href="http://www.cbp-exercises.local/adminer.php?username=root&amp;db=socialnetwork&amp;table=albums" text:style-name="Internet_20_link" text:visited-style-name="Visited_20_Internet_20_Link"><text:span text:style-name="T215">albums</text:span></text:a><text:span text:style-name="T213">`</text:span><text:span text:style-name="T112"> </text:span><text:a xlink:type="simple" xlink:href="http://dev.mysql.com/doc/refman/5.5/en/string-type-overview.html" office:target-frame-name="_blank" xlink:show="new" text:style-name="Internet_20_link" text:visited-style-name="Visited_20_Internet_20_Link"><text:span text:style-name="T205">SET</text:span></text:a></text:p>
      <text:p text:style-name="P327"><text:span text:style-name="T212">`id`</text:span> = <text:span text:style-name="T202">'2'</text:span>,</text:p>
      <text:p text:style-name="P327"><text:span text:style-name="T212">`name`</text:span> = <text:span text:style-name="T202">'the album'</text:span>,</text:p>
      <text:p text:style-name="P327"><text:span text:style-name="T212">`id_owner`</text:span> = <text:span text:style-name="T202">'3'</text:span></text:p>
      <text:p text:style-name="P327"><text:span text:style-name="T211">WHERE</text:span> <text:span text:style-name="T212">`id`</text:span> = <text:span text:style-name="T202">'2'</text:span>;</text:p>
      <text:p text:style-name="P199"><text:span text:style-name="T151">→</text:span><text:span text:style-name="T161"> changing the name of the second row (name changed to ‘the album’)</text:span></text:p>
      <text:p text:style-name="P239"/>
      <text:p text:style-name="P200"><text:span text:style-name="T161">w</text:span><text:span text:style-name="T151">ith </text:span><text:span text:style-name="T162">UPDATE</text:span><text:span text:style-name="T151"> – always use </text:span><text:span text:style-name="T162">WHERE</text:span></text:p>
      <text:p text:style-name="P200"><text:span text:style-name="T164">with</text:span><text:span text:style-name="T162"> DELETE </text:span><text:span text:style-name="T163">– always use </text:span><text:span text:style-name="T162">WHERE</text:span></text:p>
      <text:p text:style-name="P260"/>
      <text:p text:style-name="P319"><text:a xlink:type="simple" xlink:href="http://dev.mysql.com/doc/refman/5.5/en/update.html" office:target-frame-name="_blank" xlink:show="new" text:style-name="Internet_20_link" text:visited-style-name="Visited_20_Internet_20_Link"><text:span text:style-name="T120">UPDATE</text:span></text:a><text:span text:style-name="T121"> </text:span><text:a xlink:type="simple" xlink:href="http://www.cbp-exercises.local/adminer.php?username=root&amp;db=socialnetwork&amp;table=users" text:style-name="Internet_20_link" text:visited-style-name="Visited_20_Internet_20_Link"><text:span text:style-name="T111">users</text:span></text:a><text:span text:style-name="T121"> </text:span><text:a xlink:type="simple" xlink:href="http://dev.mysql.com/doc/refman/5.5/en/string-type-overview.html" office:target-frame-name="_blank" xlink:show="new" text:style-name="Internet_20_link" text:visited-style-name="Visited_20_Internet_20_Link"><text:span text:style-name="T210">SET</text:span></text:a><text:span text:style-name="T121"> name = </text:span><text:span text:style-name="T204">'natalia'</text:span><text:span text:style-name="T121"> </text:span><text:span text:style-name="T210">LIMIT</text:span><text:span text:style-name="T121"> </text:span><text:span text:style-name="T219">1</text:span><text:span text:style-name="T220"> → limit the update to one row</text:span></text:p>
      <text:p text:style-name="P320"/>
      <text:p text:style-name="P320"/>
      <text:p text:style-name="P260"/>
      <text:p text:style-name="P260"/>
      <text:p text:style-name="P240">PDO – PHP Data Object</text:p>
      <text:p text:style-name="P201"><text:span text:style-name="T151">in prepare command – do not use variables </text:span><text:span text:style-name="T165">in values</text:span><text:span text:style-name="T151">, just placeholders </text:span><text:span text:style-name="T165">(?,?)</text:span></text:p>
      <text:p text:style-name="P241"/>
      <text:p text:style-name="P238"/>
      <text:p text:style-name="P235"/>
      <text:p text:style-name="P235"/>
      <text:p text:style-name="P235"/>
      <text:p text:style-name="P242">Monday, 6 February</text:p>
      <text:p text:style-name="P242">- HTML special chars-not treated as html</text:p>
      <text:p text:style-name="P242"/>
      <text:p text:style-name="P242"/>
      <text:p text:style-name="P244">OOP;</text:p>
      <text:p text:style-name="P243">__<text:span text:style-name="T221">construct() – what should happen when it is constructed</text:span></text:p>
      <text:p text:style-name="P242">__<text:span text:style-name="T221">destruct() – what should happen when it is destroyed</text:span></text:p>
      <text:p text:style-name="P242"/>
      <text:p text:style-name="P242"><text:soft-page-break/>- <text:span text:style-name="T222">each class should be written is a separate file</text:span></text:p>
      <text:p text:style-name="P235"/>
      <text:p text:style-name="P235"/>
      <text:p text:style-name="P235"/>
      <text:p text:style-name="P233"/>
      <text:p text:style-name="P233"/>
      <text:p text:style-name="P232"/>
      <text:p text:style-name="P232"/>
      <text:p text:style-name="P232"/>
      <text:p text:style-name="P231"/>
      <text:p text:style-name="P245">array – set of values and their respective keys; array is made for accessing variables within</text:p>
      <text:p text:style-name="P246"/>
      <text:p text:style-name="P247">Tuesday, 7 February</text:p>
      <text:p text:style-name="P246">JavaScript - two ways to use functions:</text:p>
      <text:p text:style-name="P246">- define a function and give it a certain name</text:p>
      <text:p text:style-name="P246">- <text:span text:style-name="T223">anonymous function</text:span></text:p>
      <text:p text:style-name="P246"/>
      <text:p text:style-name="P248">PHP debuggining:</text:p>
      <text:p text:style-name="P248">- changing settings on php.init or change settings only in one projects</text:p>
      <text:p text:style-name="P248"/>
      <text:p text:style-name="P248"/>
      <text:p text:style-name="P248">- <text:span text:style-name="T224">get instance – always the same copy of the object</text:span></text:p>
      <text:p text:style-name="P248"/>
      <text:p text:style-name="P249">MVC – separation of model (handles <text:span text:style-name="T225">database</text:span> and select data), view(html-presentational part) and controller (<text:span text:style-name="T225">controller </text:span>holds all php logic)</text:p>
      <text:p text:style-name="P249">- views -front-end; controller- backend</text:p>
      <text:p text:style-name="P249"/>
      <text:p text:style-name="P249">- <text:span text:style-name="T225">index in class project – entry project to the whole project:</text:span></text:p>
      <text:p text:style-name="P249"><text:tab/>- <text:span text:style-name="T225">bootstrapping – finding all the files that are necessary to run the application</text:span></text:p>
      <text:p text:style-name="P249"/>
      <text:p text:style-name="P249"/>
      <text:p text:style-name="P250">bootstrap.php – directories for entire projects</text:p>
      <text:p text:style-name="P250"/>
      <text:p text:style-name="P251">\n – special character in php to start a new line</text:p>
      <text:p text:style-name="P251"/>
      <text:p text:style-name="P251">- <text:span text:style-name="T226">we can call a function before we define it in the same file – definition might be below</text:span></text:p>
      <text:p text:style-name="P251"/>
      <text:p text:style-name="P252"><text:span text:style-name="T227">Assigning</text:span> values:</text:p>
      <text:p text:style-name="P261">- variable</text:p>
      <text:p text:style-name="P252">$var = value;</text:p>
      <text:p text:style-name="P261">- constant (cannot change)</text:p>
      <text:p text:style-name="P252">define (CONSTANT, ‘value’),</text:p>
      <text:p text:style-name="P261">- object’s property</text:p>
      <text:p text:style-name="P252">$object - &gt; var = ‘value’;</text:p>
      <text:p text:style-name="P261">- static property of a class</text:p>
      <text:p text:style-name="P252">my_class::$var = ‘value;</text:p>
      <text:p text:style-name="P261">- static property of a class within the class</text:p>
      <text:p text:style-name="P252"><text:soft-page-break/>static::$var = ‘value’;</text:p>
      <text:p text:style-name="P261">- a specific item within an array</text:p>
      <text:p text:style-name="P252">$array[‘var’] = ‘value’;</text:p>
      <text:p text:style-name="P261">- a new iitem within an array</text:p>
      <text:p text:style-name="P252">$array[] =’value’;</text:p>
      <text:p text:style-name="P252"/>
      <text:p text:style-name="P252"/>
      <text:p text:style-name="P253">$var = null;</text:p>
      <text:p text:style-name="P253">isset($var); //false</text:p>
      <text:p text:style-name="P253"/>
      <text:p text:style-name="P202">View class- html part is rendered before it is printed out in the browser</text:p>
      <text:p text:style-name="P202"/>
      <text:p text:style-name="P203">Private, protected, public:</text:p>
      <text:p text:style-name="P203">protected – extended classes can access it</text:p>
      <text:p text:style-name="P203">private – only this class can access it</text:p>
      <text:p text:style-name="P203"/>
      <text:p text:style-name="P254">var_dump – do not use in production, only for developer</text:p>
      <text:p text:style-name="P254"/>
      <text:p text:style-name="P254"/>
      <text:p text:style-name="P255">Thursday, 9 February</text:p>
      <text:p text:style-name="P255">Data modelling</text:p>
      <text:p text:style-name="P255"/>
      <text:p text:style-name="P256">Database </text:p>
      <text:p text:style-name="P256">- null – means that data is optional</text:p>
      <text:p text:style-name="P256">- <text:span text:style-name="T228">do not use float type for monetary data – use </text:span><text:span text:style-name="T136">decimal</text:span></text:p>
      <text:p text:style-name="P258">- <text:span text:style-name="T229">decimal – total number of digits including the decimals and including the dot (e.g. 12,2) – 2 is the number of decimal numbers</text:span></text:p>
      <text:p text:style-name="P256">- <text:span text:style-name="T230">unsigned integer – cannot be negative – cannot go below 0;</text:span></text:p>
      <text:p text:style-name="P256">- <text:span text:style-name="T230">unsigned for price – might prevent errors, enforced that the price cannot be below 0</text:span></text:p>
      <text:p text:style-name="P256"/>
      <text:p text:style-name="P256">- <text:span text:style-name="T231">method post- changing something in the database</text:span></text:p>
      <text:p text:style-name="P256">- <text:span text:style-name="T232">PDO – an object representing database connection</text:span></text:p>
      <text:p text:style-name="P256">- <text:span text:style-name="T233">PDO prepare – prepares a database query</text:span></text:p>
      <text:p text:style-name="P256"/>
      <text:p text:style-name="P257">- <text:span text:style-name="T234">htmlspecialchars- use for any user input to prevent XSS attacks (including admin created data); echoing from database, forms etc</text:span></text:p>
      <text:p text:style-name="P256"/>
      <text:p text:style-name="P345">- <text:span text:style-name="T240">SQL injection – databases are hacked when e.g. in prepare after WHERE there is a database query – there should be </text:span><text:span text:style-name="T137">WHERE id = ? →</text:span><text:span text:style-name="T138"> do not put variables into queries</text:span></text:p>
      <text:p text:style-name="P345"><text:span text:style-name="T138"/></text:p>
      <text:p text:style-name="P346"><text:span text:style-name="T138">Mo</text:span><text:span text:style-name="T133">nday, 13 February</text:span></text:p>
      <text:p text:style-name="P347">Project management – agile methodology:</text:p>
      <text:list xml:id="list7393138503893423988" text:style-name="L25">
        <text:list-item>
          <text:p text:style-name="P348">under agile – more specific ways to apply agile: scrum/extreme programming/lean</text:p>
        </text:list-item>
        <text:list-item>
          <text:p text:style-name="P348">agile team – self-organising team<text:span text:style-name="T253">(scrum master)</text:span>; cross-functional team</text:p>
        </text:list-item>
        <text:list-item>
          <text:p text:style-name="P348">technical excellence and minimal bugs</text:p>
        </text:list-item>
        <text:list-item>
          <text:p text:style-name="P356"><text:span text:style-name="T133">Manifesto:</text:span></text:p>
          <text:p text:style-name="P349">- satisfying customr through early delivery of valuable sooftwre</text:p>
          <text:p text:style-name="P349"><text:soft-page-break/>- welcome change requests</text:p>
          <text:p text:style-name="P349">- deliver working software often</text:p>
          <text:p text:style-name="P349">- business and developers work together</text:p>
          <text:p text:style-name="P349">- build projects around motivated individuals, giving people responsibility, people schedule their tasks and help others in the team– environment and support they need</text:p>
          <text:p text:style-name="P349">- face-to-face conversation – the most effective method to convey information (e.g. stand-up led by facilitator - scrum master)</text:p>
          <text:p text:style-name="P349">- working software- measure of progress</text:p>
        </text:list-item>
      </text:list>
      <text:p text:style-name="P350"/>
      <text:p text:style-name="P351">Key for agile: </text:p>
      <text:list xml:id="list6713387232541535835" text:style-name="L26">
        <text:list-item>
          <text:p text:style-name="P360"><text:span text:style-name="T70">transparency on all sides; </text:span></text:p>
        </text:list-item>
      </text:list>
      <text:list xml:id="list5706397301584496482" text:style-name="L27">
        <text:list-item>
          <text:p text:style-name="P361"><text:span text:style-name="T70">stakeholders fulfil their roles (client-do not want to attend meetings, give feedback, own the project), </text:span></text:p>
        </text:list-item>
      </text:list>
      <text:list xml:id="list7391846360661011302" text:style-name="L28">
        <text:list-item>
          <text:p text:style-name="P362"><text:span text:style-name="T70">define what means ‘done’</text:span></text:p>
        </text:list-item>
      </text:list>
      <text:p text:style-name="P262"/>
      <text:p text:style-name="P352">Agile PM artifacts:</text:p>
      <text:p text:style-name="P352">- product vision – elevator pitch about the projects</text:p>
      <text:p text:style-name="P352">- product backlog – full list what is in scope of the project; ordered by priority; adjusted during all phases</text:p>
      <text:p text:style-name="P352">- release plan – high-level timetable for the release of working software</text:p>
      <text:p text:style-name="P352">- product roadmap – hgh-level view of proudct requirements</text:p>
      <text:p text:style-name="P352">- sprint backlog – goal, user stories, tasks associated with the current sprint</text:p>
      <text:p text:style-name="P352">- increment – working product functionality at the end of each sprint</text:p>
      <text:p text:style-name="P352">- sprint - <text:s/>a short cycle of development (1-4 weeks), stays the same length within the whole project</text:p>
      <text:p text:style-name="P352"/>
      <text:p text:style-name="P357"/>
      <text:p text:style-name="P358">Importing a file to a database: </text:p>
      <text:p text:style-name="P359"><text:span text:style-name="T251">mysql -u user_name -p database_name &lt; dump_file.sql</text:span> </text:p>
      <text:p text:style-name="P353">-example:</text:p>
      <text:p text:style-name="P357"/>
      <text:p text:style-name="P357"><draw:frame draw:style-name="fr4" draw:name="Image12" text:anchor-type="paragraph" svg:width="16.007cm" svg:height="0.767cm" draw:z-index="11"><draw:image xlink:href="Pictures/100000000000025D0000001DFDE4ABDA1D0485CA.png" xlink:type="simple" xlink:show="embed" xlink:actuate="onLoad"/></draw:frame></text:p>
      <text:p text:style-name="P357"/>
      <text:p text:style-name="P354">Class view:</text:p>
      <text:p text:style-name="P354">to string is used when object is converted into string</text:p>
      <text:p text:style-name="P354">__get, __set – accessing property of an object that does not exist</text:p>
      <text:p text:style-name="P354"/>
      <text:p text:style-name="P354"/>
      <text:p text:style-name="P355">Static methods – functions within classes</text:p>
      <text:p text:style-name="P262"/>
      <text:p text:style-name="P263"/>
      <text:p text:style-name="P259"/>
      <text:p text:style-name="P263"/>
      <text:p text:style-name="P2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2-13T17:02:08.077000000</dc:date>
    <meta:editing-duration>P2DT22H17M21S</meta:editing-duration>
    <meta:editing-cycles>58</meta:editing-cycles>
    <meta:generator>LibreOffice/5.1.6.2$Windows_x86 LibreOffice_project/07ac168c60a517dba0f0d7bc7540f5afa45f0909</meta:generator>
    <meta:document-statistic meta:table-count="0" meta:image-count="12" meta:object-count="0" meta:page-count="30" meta:paragraph-count="819" meta:word-count="6460" meta:character-count="38387" meta:non-whitespace-character-count="32117"/>
  </office:meta>
</office:document-meta>
</file>